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7D000000E1BBC604D0F1457069.jpg" manifest:media-type="image/jpeg"/>
  <manifest:file-entry manifest:full-path="Pictures/10000000000000E1000000E17A9C407EE2E1E3D8.jpg" manifest:media-type="image/jpeg"/>
  <manifest:file-entry manifest:full-path="Pictures/10000000000004190000027098335BD24EF6133E.jpg" manifest:media-type="image/jpeg"/>
  <manifest:file-entry manifest:full-path="Pictures/100000000000025000000189E650BD59D29860D2.jpg" manifest:media-type="image/jpeg"/>
  <manifest:file-entry manifest:full-path="Pictures/10000000000003E8000003062572B6A4ED5B5AE1.jpg" manifest:media-type="image/jpeg"/>
  <manifest:file-entry manifest:full-path="Pictures/10000000000000B8000000E1719491A0CBFDFCA1.jpg" manifest:media-type="image/jpeg"/>
  <manifest:file-entry manifest:full-path="Pictures/10000000000000E2000000DF7C7984FD3C0A1D05.jpg" manifest:media-type="image/jpeg"/>
  <manifest:file-entry manifest:full-path="Pictures/10000000000003D8000003D8C72F28419FC23CCF.jpg" manifest:media-type="image/jpeg"/>
  <manifest:file-entry manifest:full-path="Pictures/100000000000027E000001DF8FD0824D54DA5C97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Liberation Sans1" svg:font-family="'Liberation Sans'"/>
    <style:font-face style:name="Times New Roman1" svg:font-family="'Times New Roman'"/>
    <style:font-face style:name="Trebuchet MS1" svg:font-family="'Trebuchet MS'"/>
    <style:font-face style:name="Arial" svg:font-family="Arial" style:font-family-generic="swiss"/>
    <style:font-face style:name="Courier New" svg:font-family="'Courier New'" style:font-family-generic="swiss" style:font-pitch="fixed"/>
    <style:font-face style:name="Calibri1" svg:font-family="Calibri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Tahoma1" svg:font-family="Tahoma" style:font-pitch="variable"/>
    <style:font-face style:name="Times New Roman" svg:font-family="'Times New Roman'" style:font-pitch="variable"/>
    <style:font-face style:name="Trebuchet MS" svg:font-family="'Trebuchet M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3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solid" draw:fill-color="#00cc33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032cm" fo:padding-bottom="0cm" fo:padding-left="0cm" fo:padding-right="0cm" fo:wrap-option="wrap"/>
    </style:style>
    <style:style style:name="gr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cm" fo:min-width="0cm" fo:padding-top="0.035cm" fo:padding-bottom="0cm" fo:padding-left="0cm" fo:padding-right="0cm" fo:wrap-option="wrap"/>
    </style:style>
    <style:style style:name="gr4" style:family="graphic" style:parent-style-name="standard">
      <style:graphic-properties draw:stroke="none" svg:stroke-width="0cm" draw:fill="bitmap" draw:fill-image-name="msFillBitmap_20_2" style:repeat="stretch" draw:textarea-vertical-align="top" draw:auto-grow-height="false" draw:fit-to-size="false" fo:min-height="0cm" fo:min-width="0cm" fo:padding-top="0cm" fo:padding-bottom="0cm" fo:padding-left="0cm" fo:padding-right="0cm" fo:wrap-option="wrap" fo:clip="rect(0cm, 0cm, 0cm, 0cm)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035cm" fo:padding-bottom="0cm" fo:padding-left="0cm" fo:padding-right="0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365cm" fo:padding-bottom="0cm" fo:padding-left="0cm" fo:padding-right="0cm" fo:wrap-option="wrap"/>
    </style:style>
    <style:style style:name="gr8" style:family="graphic" style:parent-style-name="standard">
      <style:graphic-properties draw:stroke="none" svg:stroke-width="0cm" draw:fill="solid" draw:fill-color="#00cc00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9" style:family="graphic" style:parent-style-name="standard">
      <style:graphic-properties draw:stroke="none" svg:stroke-width="0cm" draw:fill="bitmap" draw:fill-image-name="msFillBitmap_20_3" style:repeat="stretch" draw:textarea-vertical-align="top" draw:auto-grow-height="false" draw:fit-to-size="false" fo:min-height="0cm" fo:min-width="0cm" fo:padding-top="0cm" fo:padding-bottom="0cm" fo:padding-left="0cm" fo:padding-right="0cm" fo:wrap-option="wrap" fo:clip="rect(0cm, 0cm, 0cm, 0cm)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086cm" fo:padding-bottom="0cm" fo:padding-left="0cm" fo:padding-right="0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11cm" fo:padding-bottom="0cm" fo:padding-left="0cm" fo:padding-right="0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36cm" fo:padding-bottom="0cm" fo:padding-left="0cm" fo:padding-right="0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042cm" fo:padding-bottom="0cm" fo:padding-left="0cm" fo:padding-right="0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15cm" fo:padding-bottom="0cm" fo:padding-left="0cm" fo:padding-right="0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328cm" fo:padding-bottom="0cm" fo:padding-left="0cm" fo:padding-right="0cm" fo:wrap-option="wrap"/>
    </style:style>
    <style:style style:name="gr16" style:family="graphic" style:parent-style-name="standard">
      <style:graphic-properties draw:stroke="none" svg:stroke-width="0cm" draw:fill="bitmap" draw:fill-image-name="msFillBitmap_20_4" style:repeat="stretch" draw:textarea-vertical-align="top" draw:auto-grow-height="false" draw:fit-to-size="false" fo:min-height="0cm" fo:min-width="0cm" fo:padding-top="0cm" fo:padding-bottom="0cm" fo:padding-left="0cm" fo:padding-right="0cm" fo:wrap-option="wrap" fo:clip="rect(0cm, 0cm, 0cm, 0cm)"/>
    </style:style>
    <style:style style:name="gr17" style:family="graphic" style:parent-style-name="standard">
      <style:graphic-properties draw:stroke="solid" svg:stroke-width="0.009cm" svg:stroke-color="#000000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18" style:family="graphic" style:parent-style-name="standard">
      <style:graphic-properties draw:stroke="none" svg:stroke-width="0cm" draw:fill="solid" draw:fill-color="#000000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19" style:family="graphic" style:parent-style-name="standard">
      <style:graphic-properties draw:stroke="none" svg:stroke-width="0cm" draw:fill="bitmap" draw:fill-image-name="msFillBitmap_20_5" style:repeat="stretch" draw:textarea-vertical-align="top" draw:auto-grow-height="false" draw:fit-to-size="false" fo:min-height="0cm" fo:min-width="0cm" fo:padding-top="0cm" fo:padding-bottom="0cm" fo:padding-left="0cm" fo:padding-right="0cm" fo:wrap-option="wrap" fo:clip="rect(0cm, 0cm, 0cm, 0cm)"/>
    </style:style>
    <style:style style:name="gr20" style:family="graphic" style:parent-style-name="standard">
      <style:graphic-properties draw:stroke="none" svg:stroke-width="0cm" draw:fill="bitmap" draw:fill-image-name="msFillBitmap_20_6" style:repeat="stretch" draw:textarea-vertical-align="top" draw:auto-grow-height="false" draw:fit-to-size="false" fo:min-height="0cm" fo:min-width="0cm" fo:padding-top="0cm" fo:padding-bottom="0cm" fo:padding-left="0cm" fo:padding-right="0cm" fo:wrap-option="wrap" fo:clip="rect(0cm, 0cm, 0cm, 0cm)"/>
    </style:style>
    <style:style style:name="gr21" style:family="graphic" style:parent-style-name="standard">
      <style:graphic-properties draw:stroke="none" svg:stroke-width="0cm" draw:fill="bitmap" draw:fill-image-name="msFillBitmap_20_8" style:repeat="stretch" draw:textarea-vertical-align="top" draw:auto-grow-height="false" draw:fit-to-size="false" fo:min-height="0cm" fo:min-width="0cm" fo:padding-top="0cm" fo:padding-bottom="0cm" fo:padding-left="0cm" fo:padding-right="0cm" fo:wrap-option="wrap" fo:clip="rect(0cm, 0cm, 0cm, 0cm)"/>
    </style:style>
    <style:style style:name="gr22" style:family="graphic" style:parent-style-name="standard">
      <style:graphic-properties draw:stroke="none" svg:stroke-width="0cm" draw:fill="bitmap" draw:fill-image-name="msFillBitmap_20_9" style:repeat="stretch" draw:textarea-vertical-align="top" draw:auto-grow-height="false" draw:fit-to-size="false" fo:min-height="0cm" fo:min-width="0cm" fo:padding-top="0cm" fo:padding-bottom="0cm" fo:padding-left="0cm" fo:padding-right="0cm" fo:wrap-option="wrap" fo:clip="rect(0cm, 0cm, 0cm, 0cm)"/>
    </style:style>
    <style:style style:name="gr23" style:family="graphic" style:parent-style-name="standard">
      <style:graphic-properties draw:stroke="none" svg:stroke-width="0cm" draw:fill="bitmap" draw:fill-image-name="msFillBitmap_20_10" style:repeat="stretch" draw:textarea-vertical-align="top" draw:auto-grow-height="false" draw:fit-to-size="false" fo:min-height="0cm" fo:min-width="0cm" fo:padding-top="0cm" fo:padding-bottom="0cm" fo:padding-left="0cm" fo:padding-right="0cm" fo:wrap-option="wrap" fo:clip="rect(0cm, 0cm, 0cm, 0cm)"/>
    </style:style>
    <style:style style:name="gr24" style:family="graphic" style:parent-style-name="standard">
      <style:graphic-properties draw:stroke="none" svg:stroke-width="0cm" draw:fill="bitmap" draw:fill-image-name="msFillBitmap_20_11" style:repeat="stretch" draw:textarea-vertical-align="top" draw:auto-grow-height="false" draw:fit-to-size="false" fo:min-height="0cm" fo:min-width="0cm" fo:padding-top="0cm" fo:padding-bottom="0cm" fo:padding-left="0cm" fo:padding-right="0cm" fo:wrap-option="wrap" fo:clip="rect(0cm, 0cm, 0cm, 0cm)"/>
    </style:style>
    <style:style style:name="gr2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02cm" fo:padding-bottom="0cm" fo:padding-left="0cm" fo:padding-right="0cm" fo:wrap-option="wrap"/>
    </style:style>
    <style:style style:name="gr26" style:family="graphic" style:parent-style-name="standard">
      <style:graphic-properties draw:stroke="none" svg:stroke-width="0cm" draw:fill="solid" draw:fill-color="#00cc00" draw:textarea-vertical-align="top" draw:auto-grow-height="false" draw:fit-to-size="false" fo:min-height="2.985cm" fo:min-width="27.996cm" fo:padding-top="0cm" fo:padding-bottom="0cm" fo:padding-left="0cm" fo:padding-right="0cm" fo:wrap-option="wrap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445cm" fo:padding-bottom="0cm" fo:padding-left="0cm" fo:padding-right="0cm" fo:wrap-option="wrap"/>
    </style:style>
    <style:style style:name="gr2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034cm" fo:padding-bottom="0cm" fo:padding-left="0cm" fo:padding-right="0cm" fo:wrap-option="wrap"/>
    </style:style>
    <style:style style:name="gr30" style:family="graphic" style:parent-style-name="standard">
      <style:graphic-properties draw:stroke="none" svg:stroke-width="0cm" draw:fill="solid" draw:fill-color="#00cc00" draw:textarea-vertical-align="top" draw:auto-grow-height="false" draw:fit-to-size="false" fo:min-height="3.507cm" fo:min-width="28cm" fo:padding-top="0cm" fo:padding-bottom="0cm" fo:padding-left="0cm" fo:padding-right="0cm" fo:wrap-option="wrap"/>
    </style:style>
    <style:style style:name="gr31" style:family="graphic" style:parent-style-name="standard">
      <style:graphic-properties draw:stroke="none" svg:stroke-width="0cm" draw:fill="bitmap" draw:fill-image-name="msFillBitmap_20_12" style:repeat="stretch" draw:textarea-vertical-align="top" draw:auto-grow-height="false" draw:fit-to-size="false" fo:min-height="0cm" fo:min-width="0cm" fo:padding-top="0cm" fo:padding-bottom="0cm" fo:padding-left="0cm" fo:padding-right="0cm" fo:wrap-option="wrap" fo:clip="rect(0cm, 0cm, 0cm, 0cm)"/>
    </style:style>
    <style:style style:name="gr32" style:family="graphic" style:parent-style-name="standard">
      <style:graphic-properties draw:stroke="none" svg:stroke-width="0cm" draw:fill="bitmap" draw:fill-image-name="msFillBitmap_20_13" style:repeat="stretch" draw:textarea-vertical-align="top" draw:auto-grow-height="false" draw:fit-to-size="false" fo:min-height="0cm" fo:min-width="0cm" fo:padding-top="0cm" fo:padding-bottom="0cm" fo:padding-left="0cm" fo:padding-right="0cm" fo:wrap-option="wrap" fo:clip="rect(0cm, 0cm, 0cm, 0cm)"/>
    </style:style>
    <style:style style:name="pr1" style:family="presentation" style:parent-style-name="Title_20_and_20_Content-title" style:list-style-name="L8">
      <style:graphic-properties draw:stroke="none" svg:stroke-width="0cm" draw:fill="none" draw:textarea-vertical-align="top" draw:auto-grow-height="true" draw:fit-to-size="false" fo:min-height="3.732cm" fo:padding-top="0.198cm" fo:padding-bottom="0cm" fo:padding-left="0cm" fo:padding-right="0cm" fo:wrap-option="wrap"/>
    </style:style>
    <style:style style:name="pr2" style:family="presentation" style:parent-style-name="Title_20_and_20_Content-backgroundobjects">
      <style:graphic-properties draw:stroke="none" svg:stroke-width="0cm" draw:fill="none" draw:fill-color="#ffffff" draw:textarea-vertical-align="top" draw:auto-grow-height="true" draw:fit-to-size="false" fo:min-height="12.174cm" fo:padding-top="0cm" fo:padding-bottom="0cm" fo:padding-left="0cm" fo:padding-right="0cm" fo:wrap-option="wrap"/>
    </style:style>
    <style:style style:name="pr3" style:family="presentation" style:parent-style-name="Title_20_and_20_Content-notes">
      <style:graphic-properties draw:fill-color="#ffffff" fo:min-height="13.364cm"/>
    </style:style>
    <style:style style:name="pr4" style:family="presentation" style:parent-style-name="Title_20_and_20_Content-title">
      <style:graphic-properties draw:stroke="none" svg:stroke-width="0cm" draw:fill="none" draw:textarea-vertical-align="top" draw:auto-grow-height="true" draw:fit-to-size="false" fo:min-height="3.725cm" fo:padding-top="0.198cm" fo:padding-bottom="0cm" fo:padding-left="0cm" fo:padding-right="0cm" fo:wrap-option="wrap"/>
    </style:style>
    <style:style style:name="pr5" style:family="presentation" style:parent-style-name="Title_20_and_20_Content-title">
      <style:graphic-properties draw:stroke="none" svg:stroke-width="0cm" draw:fill="none" draw:textarea-vertical-align="top" draw:auto-grow-height="true" draw:fit-to-size="false" fo:min-height="5.587cm" fo:padding-top="0.198cm" fo:padding-bottom="0cm" fo:padding-left="0cm" fo:padding-right="0cm" fo:wrap-option="wrap"/>
    </style:style>
    <style:style style:name="pr6" style:family="presentation" style:parent-style-name="Title_20_and_20_Content-backgroundobjects" style:list-style-name="L3">
      <style:graphic-properties draw:stroke="none" svg:stroke-width="0cm" draw:fill="none" draw:fill-color="#ffffff" draw:textarea-vertical-align="top" draw:auto-grow-height="true" draw:fit-to-size="false" fo:min-height="0.8cm" fo:padding-top="0cm" fo:padding-bottom="0cm" fo:padding-left="0cm" fo:padding-right="0cm" fo:wrap-option="wrap"/>
    </style:style>
    <style:style style:name="pr7" style:family="presentation" style:parent-style-name="Title_20_and_20_Content-backgroundobjects" style:list-style-name="L3">
      <style:graphic-properties draw:stroke="none" svg:stroke-width="0cm" draw:fill="none" draw:fill-color="#ffffff" draw:textarea-vertical-align="top" draw:auto-grow-height="true" draw:fit-to-size="false" fo:min-height="0.84cm" fo:padding-top="0cm" fo:padding-bottom="0cm" fo:padding-left="0cm" fo:padding-right="0cm" fo:wrap-option="wrap"/>
    </style:style>
    <style:style style:name="pr8" style:family="presentation" style:parent-style-name="Title_20_and_20_Content-title" style:list-style-name="L8">
      <style:graphic-properties draw:stroke="none" svg:stroke-width="0cm" draw:fill="none" draw:textarea-vertical-align="top" draw:auto-grow-height="true" draw:fit-to-size="false" fo:min-height="5.587cm" fo:padding-top="0.035cm" fo:padding-bottom="0cm" fo:padding-left="0cm" fo:padding-right="0cm" fo:wrap-option="wrap"/>
    </style:style>
    <style:style style:name="pr9" style:family="presentation" style:parent-style-name="Title_20_and_20_Content-title">
      <style:graphic-properties draw:stroke="none" svg:stroke-width="0cm" draw:fill="none" draw:textarea-vertical-align="top" draw:auto-grow-height="true" draw:fit-to-size="false" fo:min-height="3.505cm" fo:padding-top="0.035cm" fo:padding-bottom="0cm" fo:padding-left="0cm" fo:padding-right="0cm" fo:wrap-option="wrap"/>
    </style:style>
    <style:style style:name="pr10" style:family="presentation" style:parent-style-name="Title_20_Only-title">
      <style:graphic-properties draw:stroke="none" svg:stroke-width="0cm" draw:fill="none" draw:textarea-vertical-align="top" draw:auto-grow-height="true" draw:fit-to-size="false" fo:min-height="3.71cm" fo:padding-top="0.035cm" fo:padding-bottom="0cm" fo:padding-left="0cm" fo:padding-right="0cm" fo:wrap-option="wrap"/>
    </style:style>
    <style:style style:name="pr11" style:family="presentation" style:parent-style-name="Title_20_Only-backgroundobjects">
      <style:graphic-properties draw:stroke="none" svg:stroke-width="0cm" draw:fill="none" draw:fill-color="#ffffff" draw:textarea-vertical-align="top" draw:auto-grow-height="true" draw:fit-to-size="false" fo:min-height="12.174cm" fo:padding-top="0cm" fo:padding-bottom="0cm" fo:padding-left="0cm" fo:padding-right="0cm" fo:wrap-option="wrap"/>
    </style:style>
    <style:style style:name="pr12" style:family="presentation" style:parent-style-name="Title_20_Only-notes">
      <style:graphic-properties draw:fill-color="#ffffff" fo:min-height="13.364cm"/>
    </style:style>
    <style:style style:name="pr13" style:family="presentation" style:parent-style-name="Title_20_and_20_Content-title">
      <style:graphic-properties draw:stroke="none" svg:stroke-width="0cm" draw:fill="none" draw:textarea-vertical-align="top" draw:auto-grow-height="true" draw:fit-to-size="false" fo:min-height="3.725cm" fo:padding-top="0.035cm" fo:padding-bottom="0cm" fo:padding-left="0cm" fo:padding-right="0cm" fo:wrap-option="wrap"/>
    </style:style>
    <style:style style:name="pr14" style:family="presentation" style:parent-style-name="Title_20_and_20_Content-outline1">
      <style:graphic-properties draw:stroke="none" svg:stroke-width="0cm" draw:fill="none" draw:textarea-vertical-align="top" draw:auto-grow-height="true" draw:fit-to-size="false" fo:min-height="11.923cm" fo:padding-top="0.12cm" fo:padding-bottom="0cm" fo:padding-left="0cm" fo:padding-right="0cm" fo:wrap-option="wrap"/>
    </style:style>
    <style:style style:name="pr15" style:family="presentation" style:parent-style-name="Title_20_and_20_Content-title">
      <style:graphic-properties fo:min-height="1.932cm"/>
    </style:style>
    <style:style style:name="pr16" style:family="presentation" style:parent-style-name="Title_20_and_20_Content-title">
      <style:graphic-properties draw:stroke="none" svg:stroke-width="0cm" draw:fill="none" draw:textarea-vertical-align="top" draw:auto-grow-height="true" draw:fit-to-size="false" fo:min-height="0.7cm" fo:padding-top="0.035cm" fo:padding-bottom="0cm" fo:padding-left="0cm" fo:padding-right="0cm" fo:wrap-option="wrap"/>
    </style:style>
    <style:style style:name="pr17" style:family="presentation" style:parent-style-name="Title_20_and_20_Content-title" style:list-style-name="L8">
      <style:graphic-properties draw:stroke="none" svg:stroke-width="0cm" draw:fill="none" draw:textarea-vertical-align="top" draw:auto-grow-height="true" draw:fit-to-size="false" fo:min-height="3.827cm" fo:padding-top="0.198cm" fo:padding-bottom="0cm" fo:padding-left="0cm" fo:padding-right="0cm" fo:wrap-option="wrap"/>
    </style:style>
    <style:style style:name="P1" style:family="paragraph">
      <loext:graphic-properties draw:fill="solid" draw:fill-color="#00cc33"/>
      <style:paragraph-properties fo:text-align="start" style:font-independent-line-spacing="true"/>
      <style:text-properties fo:font-size="18pt"/>
    </style:style>
    <style:style style:name="P2" style:family="paragraph">
      <style:paragraph-properties fo:margin-left="0.035cm" fo:margin-right="0.014cm" fo:margin-top="0.198cm" fo:margin-bottom="0cm" style:line-height-at-least="1.736cm" fo:text-align="start" fo:text-indent="1.489cm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margin-left="0.035cm" fo:margin-right="0.014cm" fo:margin-top="0.198cm" fo:margin-bottom="0cm" style:line-height-at-least="1.736cm" fo:text-align="start" fo:text-indent="1.489cm" style:font-independent-line-spacing="true">
        <style:tab-stops>
          <style:tab-stop style:position="0cm"/>
        </style:tab-stops>
      </style:paragraph-properties>
      <style:text-properties fo:font-size="44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.035cm" fo:margin-right="0.014cm" fo:margin-top="0.035cm" fo:margin-bottom="0cm" fo:line-height="130%" fo:text-align="start" fo:text-indent="0cm"/>
    </style:style>
    <style:style style:name="P6" style:family="paragraph">
      <style:paragraph-properties fo:margin-left="0.035cm" fo:margin-right="8.386cm" fo:margin-top="0.002cm" fo:margin-bottom="0cm" fo:line-height="130%" fo:text-align="start" fo:text-indent="0cm"/>
    </style:style>
    <style:style style:name="P7" style:family="paragraph">
      <style:paragraph-properties fo:margin-left="0.035cm" fo:margin-right="8.386cm" fo:margin-top="0.413cm" fo:margin-bottom="0cm" fo:line-height="100%" fo:text-align="start" fo:text-indent="0cm"/>
    </style:style>
    <style:style style:name="P8" style:family="paragraph">
      <loext:graphic-properties draw:fill="none"/>
      <style:paragraph-properties fo:margin-left="0.035cm" fo:margin-right="0.014cm" fo:margin-top="0.035cm" fo:margin-bottom="0cm" fo:line-height="130%" fo:text-align="start" fo:text-indent="0cm" style:font-independent-line-spacing="true"/>
      <style:text-properties fo:font-size="18pt"/>
    </style:style>
    <style:style style:name="P9" style:family="paragraph">
      <loext:graphic-properties draw:fill="bitmap" draw:fill-image-name="msFillBitmap_20_2" style:repeat="stretch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.035cm" fo:margin-right="0cm" fo:margin-top="0cm" fo:margin-bottom="0cm" style:line-height-at-least="0.404cm" fo:text-align="start" fo:text-indent="0cm"/>
      <style:text-properties fo:font-size="11pt" style:font-size-asian="14pt" style:font-size-complex="14pt"/>
    </style:style>
    <style:style style:name="P11" style:family="paragraph">
      <loext:graphic-properties draw:fill="none" draw:fill-color="#ffffff"/>
      <style:paragraph-properties fo:margin-left="0.035cm" fo:margin-right="0cm" fo:margin-top="0cm" fo:margin-bottom="0cm" style:line-height-at-least="0.404cm" fo:text-align="start" fo:text-indent="0cm" style:font-independent-line-spacing="true"/>
      <style:text-properties fo:font-size="11pt" style:font-size-asian="14pt" style:font-size-complex="14pt"/>
    </style:style>
    <style:style style:name="P12" style:family="paragraph">
      <style:paragraph-properties fo:margin-left="0.035cm" fo:margin-right="0cm" fo:margin-top="0cm" fo:margin-bottom="0cm" style:line-height-at-least="0.504cm" fo:text-align="start" fo:text-indent="0cm"/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paragraph-properties fo:margin-left="0.035cm" fo:margin-right="0cm" fo:margin-top="0cm" fo:margin-bottom="0cm" style:line-height-at-least="0.504cm" fo:text-align="start" fo:text-indent="0cm" style:font-independent-line-spacing="true"/>
      <style:text-properties fo:font-size="14pt" style:font-size-asian="14pt" style:font-size-complex="14pt"/>
    </style:style>
    <style:style style:name="P14" style:family="paragraph">
      <loext:graphic-properties draw:fill-color="#ffffff"/>
    </style:style>
    <style:style style:name="P15" style:family="paragraph">
      <style:paragraph-properties fo:margin-left="0.035cm" fo:margin-right="0cm" fo:margin-top="0.035cm" fo:margin-bottom="0cm" fo:line-height="100%" fo:text-align="start" fo:text-indent="0cm"/>
    </style:style>
    <style:style style:name="P16" style:family="paragraph">
      <style:paragraph-properties fo:margin-left="0.035cm" fo:margin-right="0cm" fo:margin-top="0.365cm" fo:margin-bottom="0cm" fo:line-height="100%" fo:text-align="start" fo:text-indent="0cm"/>
    </style:style>
    <style:style style:name="P17" style:family="paragraph">
      <style:paragraph-properties fo:margin-left="0.035cm" fo:margin-right="1.445cm" fo:margin-top="0.422cm" fo:margin-bottom="0cm" style:line-height-at-least="1.012cm" fo:text-align="start" fo:text-indent="0cm">
        <style:tab-stops>
          <style:tab-stop style:position="20.74cm"/>
        </style:tab-stops>
      </style:paragraph-properties>
    </style:style>
    <style:style style:name="P18" style:family="paragraph">
      <style:paragraph-properties fo:margin-left="0.035cm" fo:margin-right="1.445cm" fo:margin-top="0.309cm" fo:margin-bottom="0cm" fo:line-height="100%" fo:text-align="start" fo:text-indent="0cm">
        <style:tab-stops>
          <style:tab-stop style:position="20.74cm"/>
        </style:tab-stops>
      </style:paragraph-properties>
    </style:style>
    <style:style style:name="P19" style:family="paragraph">
      <loext:graphic-properties draw:fill="solid" draw:fill-color="#00cc00"/>
      <style:paragraph-properties fo:text-align="start" style:font-independent-line-spacing="true"/>
      <style:text-properties fo:font-size="18pt"/>
    </style:style>
    <style:style style:name="P20" style:family="paragraph">
      <style:paragraph-properties fo:margin-left="4.766cm" fo:margin-right="0.014cm" fo:margin-top="0.198cm" fo:margin-bottom="0cm" style:line-height-at-least="1.736cm" fo:text-align="start" fo:text-indent="-4.73cm">
        <style:tab-stops>
          <style:tab-stop style:position="0cm"/>
        </style:tab-stops>
      </style:paragraph-properties>
    </style:style>
    <style:style style:name="P2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22" style:family="paragraph">
      <loext:graphic-properties draw:fill="bitmap" draw:fill-image-name="msFillBitmap_20_3" style:repeat="stretch"/>
      <style:paragraph-properties fo:text-align="start" style:font-independent-line-spacing="true"/>
      <style:text-properties fo:font-size="18pt"/>
    </style:style>
    <style:style style:name="P23" style:family="paragraph">
      <style:paragraph-properties fo:margin-left="2.843cm" fo:margin-right="0.014cm" fo:margin-top="0.198cm" fo:margin-bottom="0cm" style:line-height-at-least="1.736cm" fo:text-align="start" fo:text-indent="-2.807cm">
        <style:tab-stops>
          <style:tab-stop style:position="0cm"/>
        </style:tab-stops>
      </style:paragraph-properties>
    </style:style>
    <style:style style:name="P24" style:family="paragraph">
      <style:paragraph-properties fo:margin-left="0.035cm" fo:margin-right="0cm" fo:margin-top="0cm" fo:margin-bottom="0cm" style:line-height-at-least="0.404cm" fo:text-align="start" fo:text-indent="0cm"/>
      <style:text-properties fo:font-size="14pt" style:font-size-asian="14pt" style:font-size-complex="14pt"/>
    </style:style>
    <style:style style:name="P25" style:family="paragraph">
      <loext:graphic-properties draw:fill="none" draw:fill-color="#ffffff"/>
      <style:paragraph-properties fo:margin-left="0.035cm" fo:margin-right="0cm" fo:margin-top="0cm" fo:margin-bottom="0cm" style:line-height-at-least="0.404cm" fo:text-align="start" fo:text-indent="0cm" style:font-independent-line-spacing="true"/>
      <style:text-properties fo:font-size="14pt" style:font-size-asian="14pt" style:font-size-complex="14pt"/>
    </style:style>
    <style:style style:name="P26" style:family="paragraph">
      <style:paragraph-properties fo:margin-left="0.035cm" fo:margin-right="0.182cm" fo:margin-top="0.086cm" fo:margin-bottom="0cm" fo:line-height="93%" fo:text-align="justify" fo:text-indent="0cm"/>
    </style:style>
    <style:style style:name="P27" style:family="paragraph">
      <style:paragraph-properties fo:margin-left="0.035cm" fo:margin-right="0.182cm" fo:margin-top="0cm" fo:margin-bottom="0cm" style:line-height-at-least="0.787cm" fo:text-align="justify" fo:text-indent="0cm"/>
    </style:style>
    <style:style style:name="P28" style:family="paragraph">
      <style:paragraph-properties fo:margin-left="0.035cm" fo:margin-right="0.182cm" fo:margin-top="0cm" fo:margin-bottom="0cm" fo:line-height="100%" fo:text-align="start" fo:text-indent="0cm"/>
    </style:style>
    <style:style style:name="P29" style:family="paragraph">
      <style:paragraph-properties fo:margin-left="0.035cm" fo:margin-right="0.182cm" fo:margin-top="0.466cm" fo:margin-bottom="0cm" fo:line-height="100%" fo:text-align="justify" fo:text-indent="0cm"/>
    </style:style>
    <style:style style:name="P30" style:family="paragraph">
      <style:paragraph-properties fo:margin-left="0.035cm" fo:margin-right="0.014cm" fo:margin-top="0.111cm" fo:margin-bottom="0cm" style:line-height-at-least="0.787cm" fo:text-align="start" fo:text-indent="0cm"/>
    </style:style>
    <style:style style:name="P31" style:family="paragraph">
      <style:paragraph-properties fo:margin-left="0cm" fo:margin-right="1.722cm" fo:margin-top="0.136cm" fo:margin-bottom="0cm" style:line-height-at-least="1.087cm" fo:text-align="start" fo:text-indent="0cm">
        <style:tab-stops>
          <style:tab-stop style:position="1.08cm"/>
        </style:tab-stops>
      </style:paragraph-properties>
    </style:style>
    <style:style style:name="P32" style:family="paragraph">
      <style:paragraph-properties fo:margin-left="0cm" fo:margin-right="1.722cm" fo:margin-top="0.326cm" fo:margin-bottom="0cm" fo:line-height="100%" fo:text-align="start" fo:text-indent="0cm">
        <style:tab-stops>
          <style:tab-stop style:position="1.08cm"/>
        </style:tab-stops>
      </style:paragraph-properties>
    </style:style>
    <style:style style:name="P33" style:family="paragraph">
      <style:paragraph-properties fo:margin-left="0cm" fo:margin-right="1.722cm" fo:margin-top="0.275cm" fo:margin-bottom="0cm" fo:line-height="100%" fo:text-align="start" fo:text-indent="0cm">
        <style:tab-stops>
          <style:tab-stop style:position="0.808cm"/>
        </style:tab-stops>
      </style:paragraph-properties>
    </style:style>
    <style:style style:name="P34" style:family="paragraph">
      <style:paragraph-properties fo:margin-left="0cm" fo:margin-right="1.722cm" fo:margin-top="0.272cm" fo:margin-bottom="0cm" style:line-height-at-least="0.981cm" fo:text-align="start" fo:text-indent="0cm">
        <style:tab-stops>
          <style:tab-stop style:position="0.808cm"/>
        </style:tab-stops>
      </style:paragraph-properties>
    </style:style>
    <style:style style:name="P35" style:family="paragraph">
      <style:paragraph-properties fo:margin-left="0.808cm" fo:margin-right="1.208cm" fo:margin-top="0.037cm" fo:margin-bottom="0cm" fo:line-height="92%" fo:text-align="start" fo:text-indent="0cm">
        <style:tab-stops>
          <style:tab-stop style:position="0.808cm"/>
        </style:tab-stops>
      </style:paragraph-properties>
    </style:style>
    <style:style style:name="P36" style:family="paragraph">
      <style:paragraph-properties fo:margin-left="0cm" fo:margin-right="1.208cm" fo:margin-top="0.272cm" fo:margin-bottom="0cm" style:line-height-at-least="0.981cm" fo:text-align="start" fo:text-indent="0cm">
        <style:tab-stops>
          <style:tab-stop style:position="0.808cm"/>
        </style:tab-stops>
      </style:paragraph-properties>
    </style:style>
    <style:style style:name="P37" style:family="paragraph">
      <style:paragraph-properties fo:margin-left="0.808cm" fo:margin-right="1.208cm" fo:margin-top="0cm" fo:margin-bottom="0cm" style:line-height-at-least="0.981cm" fo:text-align="start" fo:text-indent="0cm">
        <style:tab-stops>
          <style:tab-stop style:position="0.808cm"/>
        </style:tab-stops>
      </style:paragraph-properties>
    </style:style>
    <style:style style:name="P38" style:family="paragraph">
      <style:paragraph-properties fo:margin-left="0.012cm" fo:margin-right="0cm" fo:margin-top="0.035cm" fo:margin-bottom="0cm" style:line-height-at-least="1.799cm" fo:text-align="center" fo:text-indent="0cm"/>
    </style:style>
    <style:style style:name="P39" style:family="paragraph">
      <loext:graphic-properties draw:fill="none"/>
      <style:paragraph-properties fo:margin-left="0.012cm" fo:margin-right="0cm" fo:margin-top="0.035cm" fo:margin-bottom="0cm" style:line-height-at-least="1.799cm" fo:text-align="center" fo:text-indent="0cm" style:font-independent-line-spacing="true"/>
      <style:text-properties fo:font-size="44pt"/>
    </style:style>
    <style:style style:name="P40" style:family="paragraph">
      <style:paragraph-properties fo:margin-left="0.035cm" fo:margin-right="0cm" fo:margin-top="0.042cm" fo:margin-bottom="0cm" fo:line-height="100%" fo:text-align="start" fo:text-indent="0cm"/>
    </style:style>
    <style:style style:name="P41" style:family="paragraph">
      <style:paragraph-properties fo:margin-left="0.035cm" fo:margin-right="0.014cm" fo:margin-top="0.115cm" fo:margin-bottom="0cm" fo:line-height="93%" fo:text-align="start" fo:text-indent="0cm"/>
    </style:style>
    <style:style style:name="P42" style:family="paragraph">
      <style:paragraph-properties fo:margin-left="0.035cm" fo:margin-right="0.014cm" fo:margin-top="0.353cm" fo:margin-bottom="0cm" fo:line-height="100%" fo:text-align="start" fo:text-indent="0cm"/>
    </style:style>
    <style:style style:name="P43" style:family="paragraph">
      <style:paragraph-properties fo:margin-left="0.035cm" fo:margin-right="0.014cm" fo:margin-top="0.115cm" fo:margin-bottom="0cm" fo:line-height="93%" fo:text-align="justify" fo:text-indent="0cm"/>
    </style:style>
    <style:style style:name="P44" style:family="paragraph">
      <style:paragraph-properties fo:margin-left="0.035cm" fo:margin-right="0cm" fo:margin-top="0.328cm" fo:margin-bottom="0cm" fo:line-height="100%" fo:text-align="start" fo:text-indent="0cm"/>
    </style:style>
    <style:style style:name="P45" style:family="paragraph">
      <style:paragraph-properties fo:margin-left="0.035cm" fo:margin-right="0.014cm" fo:margin-top="0.365cm" fo:margin-bottom="0cm" fo:line-height="92%" fo:text-align="start" fo:text-indent="0cm"/>
    </style:style>
    <style:style style:name="P46" style:family="paragraph">
      <loext:graphic-properties draw:fill="bitmap" draw:fill-image-name="msFillBitmap_20_4" style:repeat="stretch"/>
      <style:paragraph-properties fo:text-align="start" style:font-independent-line-spacing="true"/>
      <style:text-properties fo:font-size="18pt"/>
    </style:style>
    <style:style style:name="P47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P48" style:family="paragraph">
      <loext:graphic-properties draw:fill="bitmap" draw:fill-image-name="msFillBitmap_20_5" style:repeat="stretch"/>
      <style:paragraph-properties fo:text-align="start" style:font-independent-line-spacing="true"/>
      <style:text-properties fo:font-size="18pt"/>
    </style:style>
    <style:style style:name="P49" style:family="paragraph">
      <loext:graphic-properties draw:fill="bitmap" draw:fill-image-name="msFillBitmap_20_6" style:repeat="stretch"/>
      <style:paragraph-properties fo:text-align="start" style:font-independent-line-spacing="true"/>
      <style:text-properties fo:font-size="18pt"/>
    </style:style>
    <style:style style:name="P50" style:family="paragraph">
      <loext:graphic-properties draw:fill="bitmap" draw:fill-image-name="msFillBitmap_20_8" style:repeat="stretch"/>
      <style:paragraph-properties fo:text-align="start" style:font-independent-line-spacing="true"/>
      <style:text-properties fo:font-size="18pt"/>
    </style:style>
    <style:style style:name="P51" style:family="paragraph">
      <loext:graphic-properties draw:fill="bitmap" draw:fill-image-name="msFillBitmap_20_9" style:repeat="stretch"/>
      <style:paragraph-properties fo:text-align="start" style:font-independent-line-spacing="true"/>
      <style:text-properties fo:font-size="18pt"/>
    </style:style>
    <style:style style:name="P52" style:family="paragraph">
      <loext:graphic-properties draw:fill="bitmap" draw:fill-image-name="msFillBitmap_20_10" style:repeat="stretch"/>
      <style:paragraph-properties fo:text-align="start" style:font-independent-line-spacing="true"/>
      <style:text-properties fo:font-size="18pt"/>
    </style:style>
    <style:style style:name="P53" style:family="paragraph">
      <style:paragraph-properties fo:margin-top="0.035cm" fo:margin-bottom="0cm" style:line-height-at-least="1.847cm" fo:text-align="center">
        <style:tab-stops>
          <style:tab-stop style:position="2.932cm"/>
          <style:tab-stop style:position="10.874cm"/>
        </style:tab-stops>
      </style:paragraph-properties>
    </style:style>
    <style:style style:name="P54" style:family="paragraph">
      <loext:graphic-properties draw:fill="bitmap" draw:fill-image-name="msFillBitmap_20_11" style:repeat="stretch"/>
      <style:paragraph-properties fo:text-align="start" style:font-independent-line-spacing="true"/>
      <style:text-properties fo:font-size="18pt"/>
    </style:style>
    <style:style style:name="P55" style:family="paragraph">
      <style:paragraph-properties fo:margin-left="0.035cm" fo:margin-right="0.014cm" fo:margin-top="0.102cm" fo:margin-bottom="0cm" style:line-height-at-least="0.709cm" fo:text-align="start" fo:text-indent="0cm">
        <style:tab-stops>
          <style:tab-stop style:position="14.877cm"/>
        </style:tab-stops>
      </style:paragraph-properties>
    </style:style>
    <style:style style:name="P56" style:family="paragraph">
      <style:paragraph-properties fo:margin-left="0.035cm" fo:margin-right="0cm" fo:margin-top="0.035cm" fo:margin-bottom="0cm" fo:line-height="100%" fo:text-align="start" fo:text-indent="0cm">
        <style:tab-stops>
          <style:tab-stop style:position="2.967cm"/>
          <style:tab-stop style:position="7.11cm"/>
        </style:tab-stops>
      </style:paragraph-properties>
    </style:style>
    <style:style style:name="P57" style:family="paragraph">
      <style:paragraph-properties fo:margin-left="0.102cm" fo:margin-right="0.014cm" fo:margin-top="0.12cm" fo:margin-bottom="0cm" style:line-height-at-least="0.924cm" fo:text-align="start" fo:text-indent="0cm"/>
    </style:style>
    <style:style style:name="P58" style:family="paragraph">
      <style:paragraph-properties fo:margin-left="0.102cm" fo:margin-right="0.014cm" fo:margin-top="0.275cm" fo:margin-bottom="0cm" fo:line-height="100%" fo:text-align="start" fo:text-indent="0cm"/>
    </style:style>
    <style:style style:name="P59" style:family="paragraph">
      <style:paragraph-properties fo:margin-left="0.102cm" fo:margin-right="2.154cm" fo:margin-top="0cm" fo:margin-bottom="0cm" fo:line-height="129%" fo:text-align="start" fo:text-indent="0cm"/>
    </style:style>
    <style:style style:name="P60" style:family="paragraph">
      <style:paragraph-properties fo:margin-left="0.102cm" fo:margin-right="2.226cm" fo:margin-top="0cm" fo:margin-bottom="0cm" fo:line-height="129%" fo:text-align="start" fo:text-indent="0cm"/>
    </style:style>
    <style:style style:name="P61" style:family="paragraph">
      <loext:graphic-properties draw:fill="none"/>
      <style:paragraph-properties fo:text-align="start" style:font-independent-line-spacing="true"/>
      <style:text-properties fo:font-size="23.5pt"/>
    </style:style>
    <style:style style:name="P62" style:family="paragraph">
      <style:paragraph-properties fo:margin-left="0.035cm" fo:margin-right="0.014cm" fo:margin-top="0.035cm" fo:margin-bottom="0cm" fo:line-height="129%" fo:text-align="start" fo:text-indent="0cm"/>
    </style:style>
    <style:style style:name="P63" style:family="paragraph">
      <loext:graphic-properties draw:fill="none"/>
      <style:paragraph-properties fo:margin-left="0.035cm" fo:margin-right="0cm" fo:margin-top="0.035cm" fo:margin-bottom="0cm" fo:line-height="100%" fo:text-align="start" fo:text-indent="0cm" style:font-independent-line-spacing="true"/>
      <style:text-properties fo:font-size="44pt"/>
    </style:style>
    <style:style style:name="P64" style:family="paragraph">
      <style:text-properties style:font-name="Liberation Sans3" fo:font-size="22pt" style:font-size-asian="22pt" style:font-size-complex="22pt"/>
    </style:style>
    <style:style style:name="P65" style:family="paragraph">
      <loext:graphic-properties draw:fill="none" draw:fill-color="#ffffff"/>
      <style:text-properties style:font-name="Liberation Sans3" fo:font-size="22pt" style:font-size-asian="22pt" style:font-size-complex="22pt"/>
    </style:style>
    <style:style style:name="P66" style:family="paragraph">
      <loext:graphic-properties draw:fill-color="#ffffff"/>
      <style:text-properties fo:font-size="20pt"/>
    </style:style>
    <style:style style:name="P67" style:family="paragraph">
      <style:paragraph-properties fo:margin-left="0.035cm" fo:margin-right="0cm" fo:margin-top="0.032cm" fo:margin-bottom="0cm" fo:line-height="100%" fo:text-align="start" fo:text-indent="0cm"/>
    </style:style>
    <style:style style:name="P68" style:family="paragraph">
      <style:paragraph-properties fo:margin-left="0.035cm" fo:margin-right="0cm" fo:margin-top="0.445cm" fo:margin-bottom="0cm" fo:line-height="100%" fo:text-align="start" fo:text-indent="0cm"/>
    </style:style>
    <style:style style:name="P69" style:family="paragraph">
      <style:paragraph-properties fo:margin-left="0.035cm" fo:margin-right="0.55cm" fo:margin-top="0.524cm" fo:margin-bottom="0cm" style:line-height-at-least="1.266cm" fo:text-align="start" fo:text-indent="0cm"/>
    </style:style>
    <style:style style:name="P70" style:family="paragraph">
      <style:paragraph-properties fo:margin-left="0.035cm" fo:margin-right="0.55cm" fo:margin-top="0.386cm" fo:margin-bottom="0cm" fo:line-height="100%" fo:text-align="start" fo:text-indent="0cm"/>
    </style:style>
    <style:style style:name="P71" style:family="paragraph">
      <style:paragraph-properties fo:margin-left="0.035cm" fo:margin-right="0cm" fo:margin-top="0.032cm" fo:margin-bottom="0cm" fo:line-height="100%" fo:text-align="start" fo:text-indent="0cm"/>
      <style:text-properties fo:font-size="18pt"/>
    </style:style>
    <style:style style:name="P72" style:family="paragraph">
      <loext:graphic-properties draw:fill="none"/>
      <style:paragraph-properties fo:margin-left="0.035cm" fo:margin-right="0cm" fo:margin-top="0.032cm" fo:margin-bottom="0cm" fo:line-height="100%" fo:text-align="start" fo:text-indent="0cm" style:font-independent-line-spacing="true"/>
      <style:text-properties fo:font-size="18pt"/>
    </style:style>
    <style:style style:name="P73" style:family="paragraph">
      <style:paragraph-properties fo:margin-left="0.035cm" fo:margin-right="12.876cm" fo:margin-top="0.034cm" fo:margin-bottom="0cm" fo:line-height="130%" fo:text-align="start" fo:text-indent="0cm"/>
      <style:text-properties fo:font-size="18pt"/>
    </style:style>
    <style:style style:name="P74" style:family="paragraph">
      <style:paragraph-properties fo:margin-left="0.035cm" fo:margin-right="12.876cm" fo:margin-top="0.409cm" fo:margin-bottom="0cm" style:line-height-at-least="1.311cm" fo:text-align="start" fo:text-indent="0cm"/>
      <style:text-properties fo:font-size="18pt"/>
    </style:style>
    <style:style style:name="P75" style:family="paragraph">
      <style:paragraph-properties fo:margin-left="0.035cm" fo:margin-right="12.876cm" fo:margin-top="0cm" fo:margin-bottom="0cm" style:line-height-at-least="1.311cm" fo:text-align="start" fo:text-indent="0cm"/>
      <style:text-properties fo:font-size="18pt"/>
    </style:style>
    <style:style style:name="P76" style:family="paragraph">
      <loext:graphic-properties draw:fill="none"/>
      <style:paragraph-properties fo:margin-left="0.035cm" fo:margin-right="12.876cm" fo:margin-top="0.034cm" fo:margin-bottom="0cm" fo:line-height="130%" fo:text-align="start" fo:text-indent="0cm" style:font-independent-line-spacing="true"/>
      <style:text-properties fo:font-size="18pt"/>
    </style:style>
    <style:style style:name="P77" style:family="paragraph">
      <style:paragraph-properties fo:margin-left="5.076cm" fo:margin-right="0.014cm" fo:margin-top="0.198cm" fo:margin-bottom="0cm" style:line-height-at-least="1.736cm" fo:text-align="start" fo:text-indent="-5.04cm">
        <style:tab-stops>
          <style:tab-stop style:position="0cm"/>
        </style:tab-stops>
      </style:paragraph-properties>
    </style:style>
    <style:style style:name="P78" style:family="paragraph">
      <loext:graphic-properties draw:fill="none"/>
      <style:paragraph-properties fo:margin-left="5.076cm" fo:margin-right="0.014cm" fo:margin-top="0.198cm" fo:margin-bottom="0cm" style:line-height-at-least="1.736cm" fo:text-align="start" fo:text-indent="-5.04cm" style:font-independent-line-spacing="true">
        <style:tab-stops>
          <style:tab-stop style:position="0cm"/>
        </style:tab-stops>
      </style:paragraph-properties>
      <style:text-properties fo:font-size="44pt"/>
    </style:style>
    <style:style style:name="P79" style:family="paragraph">
      <loext:graphic-properties draw:fill="bitmap" draw:fill-image-name="msFillBitmap_20_12" style:repeat="stretch"/>
      <style:paragraph-properties fo:text-align="start" style:font-independent-line-spacing="true"/>
      <style:text-properties fo:font-size="18pt"/>
    </style:style>
    <style:style style:name="P80" style:family="paragraph">
      <loext:graphic-properties draw:fill="bitmap" draw:fill-image-name="msFillBitmap_20_13" style:repeat="stretch"/>
      <style:paragraph-properties fo:text-align="start" style:font-independent-line-spacing="true"/>
      <style:text-properties fo:font-size="18pt"/>
    </style:style>
    <style:style style:name="P81" style:family="paragraph">
      <style:paragraph-properties fo:margin-left="0.035cm" fo:margin-right="0.014cm" fo:margin-top="0.102cm" fo:margin-bottom="0cm" style:line-height-at-least="0.709cm" fo:text-align="start" fo:text-indent="0cm">
        <style:tab-stops>
          <style:tab-stop style:position="8.204cm"/>
          <style:tab-stop style:position="14.261cm"/>
        </style:tab-stops>
      </style:paragraph-properties>
    </style:style>
    <style:style style:name="P82" style:family="paragraph">
      <style:paragraph-properties fo:margin-left="0.035cm" fo:margin-right="0.014cm" fo:margin-top="0.016cm" fo:margin-bottom="0cm" fo:line-height="100%" fo:text-align="start" fo:text-indent="0cm">
        <style:tab-stops>
          <style:tab-stop style:position="8.204cm"/>
          <style:tab-stop style:position="14.261cm"/>
        </style:tab-stops>
      </style:paragraph-properties>
    </style:style>
    <style:style style:name="P83" style:family="paragraph">
      <style:paragraph-properties fo:margin-left="0.035cm" fo:margin-right="0.014cm" fo:margin-top="0cm" fo:margin-bottom="0cm" style:line-height-at-least="0.737cm" fo:text-align="start" fo:text-indent="0cm">
        <style:tab-stops>
          <style:tab-stop style:position="8.204cm"/>
          <style:tab-stop style:position="14.261cm"/>
        </style:tab-stops>
      </style:paragraph-properties>
    </style:style>
    <style:style style:name="P84" style:family="paragraph">
      <style:paragraph-properties fo:margin-left="0.035cm" fo:margin-right="11.889cm" fo:margin-top="0.044cm" fo:margin-bottom="0cm" style:line-height-at-least="0.709cm" fo:text-align="start" fo:text-indent="0cm">
        <style:tab-stops>
          <style:tab-stop style:position="8.204cm"/>
          <style:tab-stop style:position="14.261cm"/>
        </style:tab-stops>
      </style:paragraph-properties>
    </style:style>
    <style:style style:name="P85" style:family="paragraph">
      <style:paragraph-properties fo:margin-left="0.035cm" fo:margin-right="11.889cm" fo:margin-top="0cm" fo:margin-bottom="0cm" style:line-height-at-least="0.699cm" fo:text-align="start" fo:text-indent="0cm">
        <style:tab-stops>
          <style:tab-stop style:position="8.204cm"/>
          <style:tab-stop style:position="14.261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Liberation Sans1" fo:font-size="44pt" fo:letter-spacing="-0.001cm" fo:font-style="normal" style:text-underline-style="none" fo:font-weight="normal" style:font-size-asian="44pt" style:font-style-asian="normal" style:font-weight-asian="normal" style:font-name-complex="Liberation Sans1" style:font-size-complex="4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iberation Sans1" fo:font-size="44pt" fo:letter-spacing="-0.024cm" fo:font-style="normal" style:text-underline-style="none" fo:font-weight="normal" style:font-size-asian="44pt" style:font-style-asian="normal" style:font-weight-asian="normal" style:font-name-complex="Liberation Sans1" style:font-size-complex="44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Liberation Sans1" fo:font-size="32pt" fo:letter-spacing="normal" fo:font-style="normal" style:text-underline-style="none" fo:font-weight="normal" style:font-size-asian="32pt" style:font-style-asian="normal" style:font-weight-asian="normal" style:font-name-complex="Liberation Sans1" style:font-size-complex="32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Liberation Sans1" fo:font-size="32pt" fo:letter-spacing="-0.029cm" fo:font-style="normal" style:text-underline-style="none" fo:font-weight="normal" style:font-size-asian="32pt" style:font-style-asian="normal" style:font-weight-asian="normal" style:font-name-complex="Liberation Sans1" style:font-size-complex="32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Liberation Sans1" fo:font-size="32pt" fo:letter-spacing="-0.003cm" fo:font-style="normal" style:text-underline-style="none" fo:font-weight="normal" style:font-size-asian="32pt" style:font-style-asian="normal" style:font-weight-asian="normal" style:font-name-complex="Liberation Sans1" style:font-size-complex="32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style:font-name="Liberation Sans1" fo:font-size="32pt" fo:letter-spacing="-0.011cm" fo:font-style="normal" style:text-underline-style="none" fo:font-weight="normal" style:font-size-asian="32pt" style:font-style-asian="normal" style:font-weight-asian="normal" style:font-name-complex="Liberation Sans1" style:font-size-complex="32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Liberation Sans1" fo:font-size="32pt" fo:letter-spacing="-0.001cm" fo:font-style="normal" style:text-underline-style="none" fo:font-weight="normal" style:font-size-asian="32pt" style:font-style-asian="normal" style:font-weight-asian="normal" style:font-name-complex="Liberation Sans1" style:font-size-complex="32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Liberation Sans1" fo:font-size="32pt" fo:letter-spacing="-0.022cm" fo:font-style="normal" style:text-underline-style="none" fo:font-weight="normal" style:font-size-asian="32pt" style:font-style-asian="normal" style:font-weight-asian="normal" style:font-name-complex="Liberation Sans1" style:font-size-complex="32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style:font-name="Liberation Sans1" fo:font-size="32pt" fo:letter-spacing="-0.015cm" fo:font-style="normal" style:text-underline-style="none" fo:font-weight="normal" style:font-size-asian="32pt" style:font-style-asian="normal" style:font-weight-asian="normal" style:font-name-complex="Liberation Sans1" style:font-size-complex="32pt" style:font-style-complex="normal" style:font-weight-complex="normal"/>
    </style:style>
    <style:style style:name="T10" style:family="text">
      <style:text-properties fo:font-variant="normal" fo:text-transform="none" fo:color="#00007f" style:text-line-through-style="none" style:text-line-through-type="none" style:text-position="0% 100%" style:font-name="Trebuchet MS1" fo:font-size="11pt" fo:letter-spacing="-0.017cm" fo:font-style="normal" style:text-underline-style="none" fo:font-weight="normal" style:font-size-asian="11pt" style:font-style-asian="normal" style:font-weight-asian="normal" style:font-name-complex="Trebuchet MS1" style:font-size-complex="11pt" style:font-style-complex="normal" style:font-weight-complex="normal"/>
    </style:style>
    <style:style style:name="T11" style:family="text">
      <style:text-properties fo:font-variant="normal" fo:text-transform="none" fo:color="#00007f" style:text-line-through-style="none" style:text-line-through-type="none" style:text-position="0% 100%" style:font-name="Trebuchet MS1" fo:font-size="11pt" fo:letter-spacing="-0.054cm" fo:font-style="normal" style:text-underline-style="none" fo:font-weight="normal" style:font-size-asian="11pt" style:font-style-asian="normal" style:font-weight-asian="normal" style:font-name-complex="Trebuchet MS1" style:font-size-complex="11pt" style:font-style-complex="normal" style:font-weight-complex="normal"/>
    </style:style>
    <style:style style:name="T12" style:family="text">
      <style:text-properties fo:font-variant="normal" fo:text-transform="none" fo:color="#00007f" style:text-line-through-style="none" style:text-line-through-type="none" style:text-position="0% 100%" style:font-name="Trebuchet MS1" fo:font-size="11pt" fo:letter-spacing="-0.018cm" fo:font-style="normal" style:text-underline-style="none" fo:font-weight="normal" style:font-size-asian="11pt" style:font-style-asian="normal" style:font-weight-asian="normal" style:font-name-complex="Trebuchet MS1" style:font-size-complex="11pt" style:font-style-complex="normal" style:font-weight-complex="normal"/>
    </style:style>
    <style:style style:name="T13" style:family="text">
      <style:text-properties fo:font-variant="normal" fo:text-transform="none" fo:color="#00007f" style:text-line-through-style="none" style:text-line-through-type="none" style:text-position="0% 100%" style:font-name="Trebuchet MS1" fo:font-size="11pt" fo:letter-spacing="-0.015cm" fo:font-style="normal" style:text-underline-style="none" fo:font-weight="normal" style:font-size-asian="11pt" style:font-style-asian="normal" style:font-weight-asian="normal" style:font-name-complex="Trebuchet MS1" style:font-size-complex="11pt" style:font-style-complex="normal" style:font-weight-complex="normal"/>
    </style:style>
    <style:style style:name="T14" style:family="text">
      <style:text-properties fo:font-variant="normal" fo:text-transform="none" fo:color="#00007f" style:text-line-through-style="none" style:text-line-through-type="none" style:text-position="0% 100%" style:font-name="Trebuchet MS1" fo:font-size="11pt" fo:letter-spacing="-0.038cm" fo:font-style="normal" style:text-underline-style="none" fo:font-weight="normal" style:font-size-asian="11pt" style:font-style-asian="normal" style:font-weight-asian="normal" style:font-name-complex="Trebuchet MS1" style:font-size-complex="11pt" style:font-style-complex="normal" style:font-weight-complex="normal"/>
    </style:style>
    <style:style style:name="T15" style:family="text">
      <style:text-properties fo:font-variant="normal" fo:text-transform="none" fo:color="#00007f" style:text-line-through-style="none" style:text-line-through-type="none" style:text-position="0% 100%" style:font-name="Trebuchet MS1" fo:font-size="11pt" fo:letter-spacing="-0.039cm" fo:font-style="normal" style:text-underline-style="none" fo:font-weight="normal" style:font-size-asian="11pt" style:font-style-asian="normal" style:font-weight-asian="normal" style:font-name-complex="Trebuchet MS1" style:font-size-complex="11pt" style:font-style-complex="normal" style:font-weight-complex="normal"/>
    </style:style>
    <style:style style:name="T16" style:family="text">
      <style:text-properties fo:font-variant="normal" fo:text-transform="none" fo:color="#00007f" style:text-line-through-style="none" style:text-line-through-type="none" style:text-position="0% 100%" style:font-name="Trebuchet MS1" fo:font-size="14pt" fo:letter-spacing="-0.024cm" fo:font-style="normal" style:text-underline-style="none" fo:font-weight="normal" style:font-size-asian="14pt" style:font-style-asian="normal" style:font-weight-asian="normal" style:font-name-complex="Trebuchet MS1" style:font-size-complex="14pt" style:font-style-complex="normal" style:font-weight-complex="normal"/>
    </style:style>
    <style:style style:name="T17" style:family="text">
      <style:text-properties fo:font-variant="normal" fo:text-transform="none" fo:color="#00007f" style:text-line-through-style="none" style:text-line-through-type="none" style:text-position="0% 100%" style:font-name="Trebuchet MS1" fo:font-size="14pt" fo:letter-spacing="-0.017cm" fo:font-style="normal" style:text-underline-style="none" fo:font-weight="normal" style:font-size-asian="14pt" style:font-style-asian="normal" style:font-weight-asian="normal" style:font-name-complex="Trebuchet MS1" style:font-size-complex="14pt" style:font-style-complex="normal" style:font-weight-complex="normal"/>
    </style:style>
    <style:style style:name="T18" style:family="text">
      <style:text-properties fo:font-variant="normal" fo:text-transform="none" fo:color="#00007f" style:text-line-through-style="none" style:text-line-through-type="none" style:text-position="0% 100%" style:font-name="Trebuchet MS1" fo:font-size="14pt" fo:letter-spacing="-0.045cm" fo:font-style="normal" style:text-underline-style="none" fo:font-weight="normal" style:font-size-asian="14pt" style:font-style-asian="normal" style:font-weight-asian="normal" style:font-name-complex="Trebuchet MS1" style:font-size-complex="14pt" style:font-style-complex="normal" style:font-weight-complex="normal"/>
    </style:style>
    <style:style style:name="T19" style:family="text">
      <style:text-properties fo:font-variant="normal" fo:text-transform="none" fo:color="#00007f" style:text-line-through-style="none" style:text-line-through-type="none" style:text-position="0% 100%" style:font-name="Trebuchet MS1" fo:font-size="14pt" fo:letter-spacing="-0.025cm" fo:font-style="normal" style:text-underline-style="none" fo:font-weight="normal" style:font-size-asian="14pt" style:font-style-asian="normal" style:font-weight-asian="normal" style:font-name-complex="Trebuchet MS1" style:font-size-complex="14pt" style:font-style-complex="normal" style:font-weight-complex="normal"/>
    </style:style>
    <style:style style:name="T20" style:family="text">
      <style:text-properties fo:font-variant="normal" fo:text-transform="none" fo:color="#00007f" style:text-line-through-style="none" style:text-line-through-type="none" style:text-position="0% 100%" style:font-name="Trebuchet MS1" fo:font-size="14pt" fo:letter-spacing="-0.015cm" fo:font-style="normal" style:text-underline-style="none" fo:font-weight="normal" style:font-size-asian="14pt" style:font-style-asian="normal" style:font-weight-asian="normal" style:font-name-complex="Trebuchet MS1" style:font-size-complex="14pt" style:font-style-complex="normal" style:font-weight-complex="normal"/>
    </style:style>
    <style:style style:name="T21" style:family="text">
      <style:text-properties fo:font-variant="normal" fo:text-transform="none" fo:color="#00007f" style:text-line-through-style="none" style:text-line-through-type="none" style:text-position="0% 100%" style:font-name="Trebuchet MS1" fo:font-size="14pt" fo:letter-spacing="0.004cm" fo:font-style="normal" style:text-underline-style="none" fo:font-weight="normal" style:font-size-asian="14pt" style:font-style-asian="normal" style:font-weight-asian="normal" style:font-name-complex="Trebuchet MS1" style:font-size-complex="14pt" style:font-style-complex="normal" style:font-weight-complex="normal"/>
    </style:style>
    <style:style style:name="T22" style:family="text">
      <style:text-properties fo:font-variant="normal" fo:text-transform="none" fo:color="#00007f" style:text-line-through-style="none" style:text-line-through-type="none" style:text-position="0% 100%" style:font-name="Trebuchet MS1" fo:font-size="14pt" fo:letter-spacing="-0.047cm" fo:font-style="normal" style:text-underline-style="none" fo:font-weight="normal" style:font-size-asian="14pt" style:font-style-asian="normal" style:font-weight-asian="normal" style:font-name-complex="Trebuchet MS1" style:font-size-complex="14pt" style:font-style-complex="normal" style:font-weight-complex="normal"/>
    </style:style>
    <style:style style:name="T23" style:family="text">
      <style:text-properties fo:font-variant="normal" fo:text-transform="none" style:text-line-through-style="none" style:text-line-through-type="none" style:text-position="0% 100%" style:font-name="Trebuchet MS1" fo:font-size="11.5pt" fo:letter-spacing="0.076cm" fo:font-style="normal" style:text-underline-style="none" fo:font-weight="normal" style:font-size-asian="11.5pt" style:font-style-asian="normal" style:font-weight-asian="normal" style:font-name-complex="Trebuchet MS1" style:font-size-complex="11.5pt" style:font-style-complex="normal" style:font-weight-complex="normal"/>
    </style:style>
    <style:style style:name="T24" style:family="text">
      <style:text-properties fo:font-variant="normal" fo:text-transform="none" style:text-line-through-style="none" style:text-line-through-type="none" style:text-position="0% 100%" style:font-name="Liberation Sans1" fo:font-size="25.5pt" fo:letter-spacing="0.002cm" fo:font-style="normal" style:text-underline-style="none" fo:font-weight="normal" style:font-size-asian="25.5pt" style:font-style-asian="normal" style:font-weight-asian="normal" style:font-name-complex="Liberation Sans1" style:font-size-complex="25.5pt" style:font-style-complex="normal" style:font-weight-complex="normal"/>
    </style:style>
    <style:style style:name="T25" style:family="text">
      <style:text-properties fo:font-variant="normal" fo:text-transform="none" style:text-line-through-style="none" style:text-line-through-type="none" style:text-position="0% 100%" style:font-name="Liberation Sans1" fo:font-size="25.5pt" fo:letter-spacing="normal" fo:font-style="normal" style:text-underline-style="none" fo:font-weight="normal" style:font-size-asian="25.5pt" style:font-style-asian="normal" style:font-weight-asian="normal" style:font-name-complex="Liberation Sans1" style:font-size-complex="25.5pt" style:font-style-complex="normal" style:font-weight-complex="normal"/>
    </style:style>
    <style:style style:name="T26" style:family="text">
      <style:text-properties fo:font-variant="normal" fo:text-transform="none" style:text-line-through-style="none" style:text-line-through-type="none" style:text-position="0% 100%" style:font-name="Liberation Sans1" fo:font-size="25.5pt" fo:letter-spacing="-0.011cm" fo:font-style="normal" style:text-underline-style="none" fo:font-weight="normal" style:font-size-asian="25.5pt" style:font-style-asian="normal" style:font-weight-asian="normal" style:font-name-complex="Liberation Sans1" style:font-size-complex="25.5pt" style:font-style-complex="normal" style:font-weight-complex="normal"/>
    </style:style>
    <style:style style:name="T27" style:family="text">
      <style:text-properties fo:font-variant="normal" fo:text-transform="none" style:text-line-through-style="none" style:text-line-through-type="none" style:text-position="0% 100%" style:font-name="Liberation Sans1" fo:font-size="25.5pt" fo:letter-spacing="0.011cm" fo:font-style="normal" style:text-underline-style="none" fo:font-weight="normal" style:font-size-asian="25.5pt" style:font-style-asian="normal" style:font-weight-asian="normal" style:font-name-complex="Liberation Sans1" style:font-size-complex="25.5pt" style:font-style-complex="normal" style:font-weight-complex="normal"/>
    </style:style>
    <style:style style:name="T28" style:family="text">
      <style:text-properties fo:font-variant="normal" fo:text-transform="none" style:text-line-through-style="none" style:text-line-through-type="none" style:text-position="0% 100%" style:font-name="Liberation Sans1" fo:font-size="25.5pt" fo:letter-spacing="0.005cm" fo:font-style="normal" style:text-underline-style="none" fo:font-weight="normal" style:font-size-asian="25.5pt" style:font-style-asian="normal" style:font-weight-asian="normal" style:font-name-complex="Liberation Sans1" style:font-size-complex="25.5pt" style:font-style-complex="normal" style:font-weight-complex="normal"/>
    </style:style>
    <style:style style:name="T29" style:family="text">
      <style:text-properties fo:font-variant="normal" fo:text-transform="none" style:text-line-through-style="none" style:text-line-through-type="none" style:text-position="0% 100%" style:font-name="Liberation Sans1" fo:font-size="25.5pt" fo:letter-spacing="-0.003cm" fo:font-style="normal" style:text-underline-style="none" fo:font-weight="normal" style:font-size-asian="25.5pt" style:font-style-asian="normal" style:font-weight-asian="normal" style:font-name-complex="Liberation Sans1" style:font-size-complex="25.5pt" style:font-style-complex="normal" style:font-weight-complex="normal"/>
    </style:style>
    <style:style style:name="T30" style:family="text">
      <style:text-properties fo:font-variant="normal" fo:text-transform="none" style:text-line-through-style="none" style:text-line-through-type="none" style:text-position="0% 100%" style:font-name="Liberation Sans1" fo:font-size="25.5pt" fo:letter-spacing="0.028cm" fo:font-style="normal" style:text-underline-style="none" fo:font-weight="normal" style:font-size-asian="25.5pt" style:font-style-asian="normal" style:font-weight-asian="normal" style:font-name-complex="Liberation Sans1" style:font-size-complex="25.5pt" style:font-style-complex="normal" style:font-weight-complex="normal"/>
    </style:style>
    <style:style style:name="T31" style:family="text">
      <style:text-properties fo:font-variant="normal" fo:text-transform="none" fo:color="#ffffff" style:text-line-through-style="none" style:text-line-through-type="none" style:text-position="0% 100%" style:font-name="Liberation Sans1" fo:font-size="44pt" fo:letter-spacing="normal" fo:font-style="normal" style:text-underline-style="none" fo:font-weight="normal" style:font-size-asian="44pt" style:font-style-asian="normal" style:font-weight-asian="normal" style:font-name-complex="Liberation Sans1" style:font-size-complex="44pt" style:font-style-complex="normal" style:font-weight-complex="normal"/>
    </style:style>
    <style:style style:name="T32" style:family="text">
      <style:text-properties fo:font-variant="normal" fo:text-transform="none" fo:color="#ffffff" style:text-line-through-style="none" style:text-line-through-type="none" style:text-position="0% 100%" style:font-name="Liberation Sans1" fo:font-size="44pt" fo:letter-spacing="-0.003cm" fo:font-style="normal" style:text-underline-style="none" fo:font-weight="normal" style:font-size-asian="44pt" style:font-style-asian="normal" style:font-weight-asian="normal" style:font-name-complex="Liberation Sans1" style:font-size-complex="44pt" style:font-style-complex="normal" style:font-weight-complex="normal"/>
    </style:style>
    <style:style style:name="T33" style:family="text">
      <style:text-properties fo:font-variant="normal" fo:text-transform="none" fo:color="#ffffff" style:text-line-through-style="none" style:text-line-through-type="none" style:text-position="0% 100%" style:font-name="Liberation Sans1" fo:font-size="44pt" fo:letter-spacing="0.002cm" fo:font-style="normal" style:text-underline-style="none" fo:font-weight="normal" style:font-size-asian="44pt" style:font-style-asian="normal" style:font-weight-asian="normal" style:font-name-complex="Liberation Sans1" style:font-size-complex="44pt" style:font-style-complex="normal" style:font-weight-complex="normal"/>
    </style:style>
    <style:style style:name="T34" style:family="text">
      <style:text-properties fo:font-variant="normal" fo:text-transform="none" fo:color="#ffffff" style:text-line-through-style="none" style:text-line-through-type="none" style:text-position="0% 100%" style:font-name="Liberation Sans1" fo:font-size="44pt" fo:letter-spacing="-0.004cm" fo:font-style="normal" style:text-underline-style="none" fo:font-weight="normal" style:font-size-asian="44pt" style:font-style-asian="normal" style:font-weight-asian="normal" style:font-name-complex="Liberation Sans1" style:font-size-complex="44pt" style:font-style-complex="normal" style:font-weight-complex="normal"/>
    </style:style>
    <style:style style:name="T35" style:family="text">
      <style:text-properties fo:font-variant="normal" fo:text-transform="none" style:text-line-through-style="none" style:text-line-through-type="none" style:text-position="0% 100%" style:font-name="Liberation Sans1" fo:font-size="18pt" fo:letter-spacing="-0.001cm" fo:font-style="normal" style:text-underline-style="none" fo:font-weight="normal" style:font-size-asian="18pt" style:font-style-asian="normal" style:font-weight-asian="normal" style:font-name-complex="Liberation Sans1" style:font-size-complex="18pt" style:font-style-complex="normal" style:font-weight-complex="normal"/>
    </style:style>
    <style:style style:name="T36" style:family="text">
      <style:text-properties fo:font-variant="normal" fo:text-transform="none" style:text-line-through-style="none" style:text-line-through-type="none" style:text-position="0% 100%" style:font-name="Liberation Sans1" fo:font-size="18pt" fo:letter-spacing="-0.003cm" fo:font-style="normal" style:text-underline-style="none" fo:font-weight="normal" style:font-size-asian="18pt" style:font-style-asian="normal" style:font-weight-asian="normal" style:font-name-complex="Liberation Sans1" style:font-size-complex="18pt" style:font-style-complex="normal" style:font-weight-complex="normal"/>
    </style:style>
    <style:style style:name="T37" style:family="text">
      <style:text-properties fo:font-variant="normal" fo:text-transform="none" style:text-line-through-style="none" style:text-line-through-type="none" style:text-position="0% 100%" style:font-name="Liberation Sans1" fo:font-size="18pt" fo:letter-spacing="normal" fo:font-style="normal" style:text-underline-style="none" fo:font-weight="normal" style:font-size-asian="18pt" style:font-style-asian="normal" style:font-weight-asian="normal" style:font-name-complex="Liberation Sans1" style:font-size-complex="18pt" style:font-style-complex="normal" style:font-weight-complex="normal"/>
    </style:style>
    <style:style style:name="T38" style:family="text">
      <style:text-properties fo:font-variant="normal" fo:text-transform="none" style:text-line-through-style="none" style:text-line-through-type="none" style:text-position="0% 100%" style:font-name="Liberation Sans1" fo:font-size="18pt" fo:letter-spacing="-0.004cm" fo:font-style="normal" style:text-underline-style="none" fo:font-weight="normal" style:font-size-asian="18pt" style:font-style-asian="normal" style:font-weight-asian="normal" style:font-name-complex="Liberation Sans1" style:font-size-complex="18pt" style:font-style-complex="normal" style:font-weight-complex="normal"/>
    </style:style>
    <style:style style:name="T39" style:family="text">
      <style:text-properties fo:font-variant="normal" fo:text-transform="none" style:text-line-through-style="none" style:text-line-through-type="none" style:text-position="0% 100%" style:font-name="Liberation Sans1" fo:font-size="18pt" fo:letter-spacing="0.009cm" fo:font-style="normal" style:text-underline-style="none" fo:font-weight="normal" style:font-size-asian="18pt" style:font-style-asian="normal" style:font-weight-asian="normal" style:font-name-complex="Liberation Sans1" style:font-size-complex="18pt" style:font-style-complex="normal" style:font-weight-complex="normal"/>
    </style:style>
    <style:style style:name="T40" style:family="text">
      <style:text-properties fo:font-variant="normal" fo:text-transform="none" style:text-line-through-style="none" style:text-line-through-type="none" style:text-position="0% 100%" style:font-name="Liberation Sans1" fo:font-size="20pt" fo:letter-spacing="-0.001cm" fo:font-style="normal" style:text-underline-style="none" fo:font-weight="bold" style:font-size-asian="20pt" style:font-style-asian="normal" style:font-weight-asian="bold" style:font-name-complex="Liberation Sans1" style:font-size-complex="20pt" style:font-style-complex="normal" style:font-weight-complex="bold"/>
    </style:style>
    <style:style style:name="T41" style:family="text">
      <style:text-properties fo:font-variant="normal" fo:text-transform="none" style:text-line-through-style="none" style:text-line-through-type="none" style:text-position="0% 100%" style:font-name="Liberation Sans1" fo:font-size="20pt" fo:letter-spacing="normal" fo:font-style="normal" style:text-underline-style="none" fo:font-weight="bold" style:font-size-asian="20pt" style:font-style-asian="normal" style:font-weight-asian="bold" style:font-name-complex="Liberation Sans1" style:font-size-complex="20pt" style:font-style-complex="normal" style:font-weight-complex="bold"/>
    </style:style>
    <style:style style:name="T42" style:family="text">
      <style:text-properties fo:font-variant="normal" fo:text-transform="none" style:text-line-through-style="none" style:text-line-through-type="none" style:text-position="0% 100%" style:font-name="Liberation Sans1" fo:font-size="18pt" fo:letter-spacing="-0.024cm" fo:font-style="normal" style:text-underline-style="none" fo:font-weight="normal" style:font-size-asian="18pt" style:font-style-asian="normal" style:font-weight-asian="normal" style:font-name-complex="Liberation Sans1" style:font-size-complex="18pt" style:font-style-complex="normal" style:font-weight-complex="normal"/>
    </style:style>
    <style:style style:name="T43" style:family="text">
      <style:text-properties fo:font-variant="normal" fo:text-transform="none" style:text-line-through-style="none" style:text-line-through-type="none" style:text-position="0% 100%" style:font-name="Times New Roman1" fo:font-size="22pt" fo:letter-spacing="normal" fo:font-style="normal" style:text-underline-style="none" fo:font-weight="normal" style:font-size-asian="22pt" style:font-style-asian="normal" style:font-weight-asian="normal" style:font-name-complex="Times New Roman1" style:font-size-complex="22pt" style:font-style-complex="normal" style:font-weight-complex="normal"/>
    </style:style>
    <style:style style:name="T44" style:family="text">
      <style:text-properties fo:font-variant="normal" fo:text-transform="none" style:text-line-through-style="none" style:text-line-through-type="none" style:text-position="0% 100%" style:font-name="Liberation Sans1" fo:font-size="22pt" fo:letter-spacing="normal" fo:font-style="normal" style:text-underline-style="none" fo:font-weight="bold" style:font-size-asian="22pt" style:font-style-asian="normal" style:font-weight-asian="bold" style:font-name-complex="Liberation Sans1" style:font-size-complex="22pt" style:font-style-complex="normal" style:font-weight-complex="bold"/>
    </style:style>
    <style:style style:name="T45" style:family="text">
      <style:text-properties fo:font-variant="normal" fo:text-transform="none" style:text-line-through-style="none" style:text-line-through-type="none" style:text-position="0% 100%" style:font-name="Liberation Sans1" fo:font-size="22pt" fo:letter-spacing="-0.001cm" fo:font-style="normal" style:text-underline-style="none" fo:font-weight="bold" style:font-size-asian="22pt" style:font-style-asian="normal" style:font-weight-asian="bold" style:font-name-complex="Liberation Sans1" style:font-size-complex="22pt" style:font-style-complex="normal" style:font-weight-complex="bold"/>
    </style:style>
    <style:style style:name="T46" style:family="text">
      <style:text-properties fo:font-variant="normal" fo:text-transform="none" style:text-line-through-style="none" style:text-line-through-type="none" style:text-position="0% 100%" style:font-name="Trebuchet MS1" fo:font-size="9pt" fo:letter-spacing="0.06cm" fo:font-style="normal" style:text-underline-style="none" fo:font-weight="normal" style:font-size-asian="9pt" style:font-style-asian="normal" style:font-weight-asian="normal" style:font-name-complex="Trebuchet MS1" style:font-size-complex="9pt" style:font-style-complex="normal" style:font-weight-complex="normal"/>
    </style:style>
    <style:style style:name="T47" style:family="text">
      <style:text-properties fo:font-variant="normal" fo:text-transform="none" style:text-line-through-style="none" style:text-line-through-type="none" style:text-position="0% 100%" style:font-name="Liberation Sans1" fo:font-size="20pt" fo:letter-spacing="normal" fo:font-style="normal" style:text-underline-style="none" fo:font-weight="normal" style:font-size-asian="20pt" style:font-style-asian="normal" style:font-weight-asian="normal" style:font-name-complex="Liberation Sans1" style:font-size-complex="20pt" style:font-style-complex="normal" style:font-weight-complex="normal"/>
    </style:style>
    <style:style style:name="T48" style:family="text">
      <style:text-properties fo:font-variant="normal" fo:text-transform="none" style:text-line-through-style="none" style:text-line-through-type="none" style:text-position="0% 100%" style:font-name="Liberation Sans1" fo:font-size="20pt" fo:letter-spacing="-0.001cm" fo:font-style="normal" style:text-underline-style="none" fo:font-weight="normal" style:font-size-asian="20pt" style:font-style-asian="normal" style:font-weight-asian="normal" style:font-name-complex="Liberation Sans1" style:font-size-complex="20pt" style:font-style-complex="normal" style:font-weight-complex="normal"/>
    </style:style>
    <style:style style:name="T49" style:family="text">
      <style:text-properties fo:font-variant="normal" fo:text-transform="none" style:text-line-through-style="none" style:text-line-through-type="none" style:text-position="0% 100%" style:font-name="Liberation Sans1" fo:font-size="20pt" fo:letter-spacing="-0.018cm" fo:font-style="normal" style:text-underline-style="none" fo:font-weight="normal" style:font-size-asian="20pt" style:font-style-asian="normal" style:font-weight-asian="normal" style:font-name-complex="Liberation Sans1" style:font-size-complex="20pt" style:font-style-complex="normal" style:font-weight-complex="normal"/>
    </style:style>
    <style:style style:name="T50" style:family="text">
      <style:text-properties fo:font-variant="normal" fo:text-transform="none" style:text-line-through-style="none" style:text-line-through-type="none" style:text-position="0% 100%" style:font-name="Liberation Sans1" fo:font-size="20pt" fo:letter-spacing="-0.008cm" fo:font-style="normal" style:text-underline-style="none" fo:font-weight="normal" style:font-size-asian="20pt" style:font-style-asian="normal" style:font-weight-asian="normal" style:font-name-complex="Liberation Sans1" style:font-size-complex="20pt" style:font-style-complex="normal" style:font-weight-complex="normal"/>
    </style:style>
    <style:style style:name="T51" style:family="text">
      <style:text-properties fo:font-variant="normal" fo:text-transform="none" style:text-line-through-style="none" style:text-line-through-type="none" style:text-position="0% 100%" style:font-name="Liberation Sans1" fo:font-size="27.5pt" fo:letter-spacing="-0.001cm" fo:font-style="normal" style:text-underline-style="none" fo:font-weight="bold" style:font-size-asian="27.5pt" style:font-style-asian="normal" style:font-weight-asian="bold" style:font-name-complex="Liberation Sans1" style:font-size-complex="27.5pt" style:font-style-complex="normal" style:font-weight-complex="bold"/>
    </style:style>
    <style:style style:name="T52" style:family="text">
      <style:text-properties fo:font-variant="normal" fo:text-transform="none" style:text-line-through-style="none" style:text-line-through-type="none" style:text-position="0% 100%" style:font-name="Liberation Sans1" fo:font-size="27.5pt" fo:letter-spacing="-0.003cm" fo:font-style="normal" style:text-underline-style="none" fo:font-weight="bold" style:font-size-asian="27.5pt" style:font-style-asian="normal" style:font-weight-asian="bold" style:font-name-complex="Liberation Sans1" style:font-size-complex="27.5pt" style:font-style-complex="normal" style:font-weight-complex="bold"/>
    </style:style>
    <style:style style:name="T53" style:family="text">
      <style:text-properties fo:font-variant="normal" fo:text-transform="none" style:text-line-through-style="none" style:text-line-through-type="none" style:text-position="0% 100%" style:font-name="Liberation Sans1" fo:font-size="27.5pt" fo:letter-spacing="-0.001cm" fo:font-style="normal" style:text-underline-style="none" fo:font-weight="normal" style:font-size-asian="27.5pt" style:font-style-asian="normal" style:font-weight-asian="normal" style:font-name-complex="Liberation Sans1" style:font-size-complex="27.5pt" style:font-style-complex="normal" style:font-weight-complex="normal"/>
    </style:style>
    <style:style style:name="T54" style:family="text">
      <style:text-properties fo:font-variant="normal" fo:text-transform="none" style:text-line-through-style="none" style:text-line-through-type="none" style:text-position="0% 100%" style:font-name="Liberation Sans1" fo:font-size="27.5pt" fo:letter-spacing="normal" fo:font-style="normal" style:text-underline-style="none" fo:font-weight="normal" style:font-size-asian="27.5pt" style:font-style-asian="normal" style:font-weight-asian="normal" style:font-name-complex="Liberation Sans1" style:font-size-complex="27.5pt" style:font-style-complex="normal" style:font-weight-complex="normal"/>
    </style:style>
    <style:style style:name="T55" style:family="text">
      <style:text-properties fo:font-variant="normal" fo:text-transform="none" style:text-line-through-style="none" style:text-line-through-type="none" style:text-position="0% 100%" style:font-name="Liberation Sans1" fo:font-size="27.5pt" fo:letter-spacing="-0.003cm" fo:font-style="normal" style:text-underline-style="none" fo:font-weight="normal" style:font-size-asian="27.5pt" style:font-style-asian="normal" style:font-weight-asian="normal" style:font-name-complex="Liberation Sans1" style:font-size-complex="27.5pt" style:font-style-complex="normal" style:font-weight-complex="normal"/>
    </style:style>
    <style:style style:name="T56" style:family="text">
      <style:text-properties fo:font-variant="normal" fo:text-transform="none" style:text-line-through-style="none" style:text-line-through-type="none" style:text-position="0% 100%" style:font-name="Liberation Sans1" fo:font-size="27.5pt" fo:letter-spacing="0.011cm" fo:font-style="normal" style:text-underline-style="none" fo:font-weight="normal" style:font-size-asian="27.5pt" style:font-style-asian="normal" style:font-weight-asian="normal" style:font-name-complex="Liberation Sans1" style:font-size-complex="27.5pt" style:font-style-complex="normal" style:font-weight-complex="normal"/>
    </style:style>
    <style:style style:name="T57" style:family="text">
      <style:text-properties fo:font-variant="normal" fo:text-transform="none" style:text-line-through-style="none" style:text-line-through-type="none" style:text-position="0% 100%" style:font-name="Liberation Sans1" fo:font-size="27.5pt" fo:letter-spacing="0.005cm" fo:font-style="normal" style:text-underline-style="none" fo:font-weight="normal" style:font-size-asian="27.5pt" style:font-style-asian="normal" style:font-weight-asian="normal" style:font-name-complex="Liberation Sans1" style:font-size-complex="27.5pt" style:font-style-complex="normal" style:font-weight-complex="normal"/>
    </style:style>
    <style:style style:name="T58" style:family="text">
      <style:text-properties fo:font-variant="normal" fo:text-transform="none" style:text-line-through-style="none" style:text-line-through-type="none" style:text-position="0% 100%" style:font-name="Liberation Sans1" fo:font-size="24pt" fo:letter-spacing="-0.001cm" fo:font-style="normal" style:text-underline-style="none" fo:font-weight="bold" style:font-size-asian="24pt" style:font-style-asian="normal" style:font-weight-asian="bold" style:font-name-complex="Liberation Sans1" style:font-size-complex="24pt" style:font-style-complex="normal" style:font-weight-complex="bold"/>
    </style:style>
    <style:style style:name="T59" style:family="text">
      <style:text-properties fo:font-variant="normal" fo:text-transform="none" style:text-line-through-style="none" style:text-line-through-type="none" style:text-position="0% 100%" style:font-name="Liberation Sans1" fo:font-size="24pt" fo:letter-spacing="-0.001cm" fo:font-style="normal" style:text-underline-style="none" fo:font-weight="normal" style:font-size-asian="24pt" style:font-style-asian="normal" style:font-weight-asian="normal" style:font-name-complex="Liberation Sans1" style:font-size-complex="24pt" style:font-style-complex="normal" style:font-weight-complex="normal"/>
    </style:style>
    <style:style style:name="T60" style:family="text">
      <style:text-properties fo:font-variant="normal" fo:text-transform="none" style:text-line-through-style="none" style:text-line-through-type="none" style:text-position="0% 100%" style:font-name="Liberation Sans1" fo:font-size="24pt" fo:letter-spacing="0.009cm" fo:font-style="normal" style:text-underline-style="none" fo:font-weight="normal" style:font-size-asian="24pt" style:font-style-asian="normal" style:font-weight-asian="normal" style:font-name-complex="Liberation Sans1" style:font-size-complex="24pt" style:font-style-complex="normal" style:font-weight-complex="normal"/>
    </style:style>
    <style:style style:name="T61" style:family="text">
      <style:text-properties fo:font-variant="normal" fo:text-transform="none" style:text-line-through-style="none" style:text-line-through-type="none" style:text-position="0% 100%" style:font-name="Liberation Sans1" fo:font-size="24pt" fo:letter-spacing="normal" fo:font-style="normal" style:text-underline-style="none" fo:font-weight="normal" style:font-size-asian="24pt" style:font-style-asian="normal" style:font-weight-asian="normal" style:font-name-complex="Liberation Sans1" style:font-size-complex="24pt" style:font-style-complex="normal" style:font-weight-complex="normal"/>
    </style:style>
    <style:style style:name="T62" style:family="text">
      <style:text-properties fo:font-variant="normal" fo:text-transform="none" style:text-line-through-style="none" style:text-line-through-type="none" style:text-position="0% 100%" style:font-name="Liberation Sans1" fo:font-size="24pt" fo:letter-spacing="normal" fo:font-style="normal" style:text-underline-style="none" fo:font-weight="bold" style:font-size-asian="24pt" style:font-style-asian="normal" style:font-weight-asian="bold" style:font-name-complex="Liberation Sans1" style:font-size-complex="24pt" style:font-style-complex="normal" style:font-weight-complex="bold"/>
    </style:style>
    <style:style style:name="T63" style:family="text">
      <style:text-properties fo:font-variant="normal" fo:text-transform="none" style:text-line-through-style="none" style:text-line-through-type="none" style:text-position="0% 100%" style:font-name="Liberation Sans1" fo:font-size="24pt" fo:letter-spacing="0.004cm" fo:font-style="normal" style:text-underline-style="none" fo:font-weight="normal" style:font-size-asian="24pt" style:font-style-asian="normal" style:font-weight-asian="normal" style:font-name-complex="Liberation Sans1" style:font-size-complex="24pt" style:font-style-complex="normal" style:font-weight-complex="normal"/>
    </style:style>
    <style:style style:name="T64" style:family="text">
      <style:text-properties fo:font-variant="normal" fo:text-transform="none" style:text-line-through-style="none" style:text-line-through-type="none" style:text-position="0% 100%" style:font-name="Liberation Sans1" fo:font-size="24pt" fo:letter-spacing="0.019cm" fo:font-style="normal" style:text-underline-style="none" fo:font-weight="normal" style:font-size-asian="24pt" style:font-style-asian="normal" style:font-weight-asian="normal" style:font-name-complex="Liberation Sans1" style:font-size-complex="24pt" style:font-style-complex="normal" style:font-weight-complex="normal"/>
    </style:style>
    <style:style style:name="T65" style:family="text">
      <style:text-properties fo:font-variant="normal" fo:text-transform="none" fo:color="#ffffff" style:text-line-through-style="none" style:text-line-through-type="none" style:text-position="0% 100%" style:font-name="Liberation Sans1" fo:font-size="44pt" fo:letter-spacing="-0.027cm" fo:font-style="normal" style:text-underline-style="none" fo:font-weight="normal" style:font-size-asian="44pt" style:font-style-asian="normal" style:font-weight-asian="normal" style:font-name-complex="Liberation Sans1" style:font-size-complex="44pt" style:font-style-complex="normal" style:font-weight-complex="normal"/>
    </style:style>
    <style:style style:name="T66" style:family="text">
      <style:text-properties fo:font-variant="normal" fo:text-transform="none" style:text-line-through-style="none" style:text-line-through-type="none" style:text-position="0% 100%" style:font-name="Trebuchet MS1" fo:font-size="12pt" fo:letter-spacing="0.086cm" fo:font-style="normal" style:text-underline-style="none" fo:font-weight="normal" style:font-size-asian="12pt" style:font-style-asian="normal" style:font-weight-asian="normal" style:font-name-complex="Trebuchet MS1" style:font-size-complex="12pt" style:font-style-complex="normal" style:font-weight-complex="normal"/>
    </style:style>
    <style:style style:name="T67" style:family="text">
      <style:text-properties fo:font-variant="normal" fo:text-transform="none" style:text-line-through-style="none" style:text-line-through-type="none" style:text-position="0% 100%" style:font-name="Liberation Sans1" fo:font-size="27pt" fo:letter-spacing="0.002cm" fo:font-style="normal" style:text-underline-style="none" fo:font-weight="normal" style:font-size-asian="27pt" style:font-style-asian="normal" style:font-weight-asian="normal" style:font-name-complex="Liberation Sans1" style:font-size-complex="27pt" style:font-style-complex="normal" style:font-weight-complex="normal"/>
    </style:style>
    <style:style style:name="T68" style:family="text">
      <style:text-properties fo:font-variant="normal" fo:text-transform="none" style:text-line-through-style="none" style:text-line-through-type="none" style:text-position="0% 100%" style:font-name="Liberation Sans1" fo:font-size="27pt" fo:letter-spacing="0.002cm" fo:font-style="normal" style:text-underline-style="none" fo:font-weight="bold" style:font-size-asian="27pt" style:font-style-asian="normal" style:font-weight-asian="bold" style:font-name-complex="Liberation Sans1" style:font-size-complex="27pt" style:font-style-complex="normal" style:font-weight-complex="bold"/>
    </style:style>
    <style:style style:name="T69" style:family="text">
      <style:text-properties fo:font-variant="normal" fo:text-transform="none" style:text-line-through-style="none" style:text-line-through-type="none" style:text-position="0% 100%" style:font-name="Liberation Sans1" fo:font-size="27pt" fo:letter-spacing="0.004cm" fo:font-style="normal" style:text-underline-style="none" fo:font-weight="normal" style:font-size-asian="27pt" style:font-style-asian="normal" style:font-weight-asian="normal" style:font-name-complex="Liberation Sans1" style:font-size-complex="27pt" style:font-style-complex="normal" style:font-weight-complex="normal"/>
    </style:style>
    <style:style style:name="T70" style:family="text">
      <style:text-properties fo:font-variant="normal" fo:text-transform="none" style:text-line-through-style="none" style:text-line-through-type="none" style:text-position="0% 100%" style:font-name="Liberation Sans1" fo:font-size="27pt" fo:letter-spacing="normal" fo:font-style="normal" style:text-underline-style="none" fo:font-weight="normal" style:font-size-asian="27pt" style:font-style-asian="normal" style:font-weight-asian="normal" style:font-name-complex="Liberation Sans1" style:font-size-complex="27pt" style:font-style-complex="normal" style:font-weight-complex="normal"/>
    </style:style>
    <style:style style:name="T71" style:family="text">
      <style:text-properties fo:font-variant="normal" fo:text-transform="none" style:text-line-through-style="none" style:text-line-through-type="none" style:text-position="0% 100%" style:font-name="Liberation Sans1" fo:font-size="27pt" fo:letter-spacing="0.004cm" fo:font-style="normal" style:text-underline-style="none" fo:font-weight="bold" style:font-size-asian="27pt" style:font-style-asian="normal" style:font-weight-asian="bold" style:font-name-complex="Liberation Sans1" style:font-size-complex="27pt" style:font-style-complex="normal" style:font-weight-complex="bold"/>
    </style:style>
    <style:style style:name="T72" style:family="text">
      <style:text-properties fo:font-variant="normal" fo:text-transform="none" style:text-line-through-style="none" style:text-line-through-type="none" style:text-position="0% 100%" style:font-name="Liberation Sans1" fo:font-size="27pt" fo:letter-spacing="-0.006cm" fo:font-style="normal" style:text-underline-style="none" fo:font-weight="normal" style:font-size-asian="27pt" style:font-style-asian="normal" style:font-weight-asian="normal" style:font-name-complex="Liberation Sans1" style:font-size-complex="27pt" style:font-style-complex="normal" style:font-weight-complex="normal"/>
    </style:style>
    <style:style style:name="T73" style:family="text">
      <style:text-properties fo:font-variant="normal" fo:text-transform="none" style:text-line-through-style="none" style:text-line-through-type="none" style:text-position="0% 100%" style:font-name="Liberation Sans1" fo:font-size="27pt" fo:letter-spacing="-0.003cm" fo:font-style="normal" style:text-underline-style="none" fo:font-weight="normal" style:font-size-asian="27pt" style:font-style-asian="normal" style:font-weight-asian="normal" style:font-name-complex="Liberation Sans1" style:font-size-complex="27pt" style:font-style-complex="normal" style:font-weight-complex="normal"/>
    </style:style>
    <style:style style:name="T74" style:family="text">
      <style:text-properties fo:font-variant="normal" fo:text-transform="none" fo:color="#ffffff" style:text-line-through-style="none" style:text-line-through-type="none" style:text-position="0% 100%" style:font-name="Liberation Sans1" fo:font-size="44pt" fo:letter-spacing="-0.022cm" fo:font-style="normal" style:text-underline-style="none" fo:font-weight="normal" style:font-size-asian="44pt" style:font-style-asian="normal" style:font-weight-asian="normal" style:font-name-complex="Liberation Sans1" style:font-size-complex="44pt" style:font-style-complex="normal" style:font-weight-complex="normal"/>
    </style:style>
    <style:style style:name="T75" style:family="text">
      <style:text-properties fo:font-variant="normal" fo:text-transform="none" style:text-line-through-style="none" style:text-line-through-type="none" style:text-position="0% 100%" style:font-name="Trebuchet MS1" fo:font-size="10pt" fo:letter-spacing="0.072cm" fo:font-style="normal" style:text-underline-style="none" fo:font-weight="normal" style:font-size-asian="10pt" style:font-style-asian="normal" style:font-weight-asian="normal" style:font-name-complex="Trebuchet MS1" style:font-size-complex="10pt" style:font-style-complex="normal" style:font-weight-complex="normal"/>
    </style:style>
    <style:style style:name="T76" style:family="text">
      <style:text-properties fo:font-variant="normal" fo:text-transform="none" style:text-line-through-style="none" style:text-line-through-type="none" style:text-position="0% 100%" style:font-name="Liberation Sans1" fo:font-size="23.5pt" fo:letter-spacing="-0.003cm" fo:font-style="normal" style:text-underline-style="none" fo:font-weight="normal" style:font-size-asian="23.5pt" style:font-style-asian="normal" style:font-weight-asian="normal" style:font-name-complex="Liberation Sans1" style:font-size-complex="23.5pt" style:font-style-complex="normal" style:font-weight-complex="normal"/>
    </style:style>
    <style:style style:name="T77" style:family="text">
      <style:text-properties fo:font-variant="normal" fo:text-transform="none" style:text-line-through-style="none" style:text-line-through-type="none" style:text-position="0% 100%" style:font-name="Liberation Sans1" fo:font-size="23.5pt" fo:letter-spacing="-0.01cm" fo:font-style="normal" style:text-underline-style="none" fo:font-weight="normal" style:font-size-asian="23.5pt" style:font-style-asian="normal" style:font-weight-asian="normal" style:font-name-complex="Liberation Sans1" style:font-size-complex="23.5pt" style:font-style-complex="normal" style:font-weight-complex="normal"/>
    </style:style>
    <style:style style:name="T78" style:family="text">
      <style:text-properties fo:font-variant="normal" fo:text-transform="none" style:text-line-through-style="none" style:text-line-through-type="none" style:text-position="0% 100%" style:font-name="Liberation Sans1" fo:font-size="23.5pt" fo:letter-spacing="-0.004cm" fo:font-style="normal" style:text-underline-style="none" fo:font-weight="normal" style:font-size-asian="23.5pt" style:font-style-asian="normal" style:font-weight-asian="normal" style:font-name-complex="Liberation Sans1" style:font-size-complex="23.5pt" style:font-style-complex="normal" style:font-weight-complex="normal"/>
    </style:style>
    <style:style style:name="T79" style:family="text">
      <style:text-properties fo:font-variant="normal" fo:text-transform="none" style:text-line-through-style="none" style:text-line-through-type="none" style:text-position="0% 100%" style:font-name="Liberation Sans1" fo:font-size="23.5pt" fo:letter-spacing="-0.001cm" fo:font-style="normal" style:text-underline-style="none" fo:font-weight="normal" style:font-size-asian="23.5pt" style:font-style-asian="normal" style:font-weight-asian="normal" style:font-name-complex="Liberation Sans1" style:font-size-complex="23.5pt" style:font-style-complex="normal" style:font-weight-complex="normal"/>
    </style:style>
    <style:style style:name="T80" style:family="text">
      <style:text-properties fo:font-variant="normal" fo:text-transform="none" fo:color="#ffffff" style:text-line-through-style="none" style:text-line-through-type="none" style:text-position="0% 100%" style:font-name="Liberation Sans1" fo:font-size="44pt" fo:letter-spacing="-0.018cm" fo:font-style="normal" style:text-underline-style="none" fo:font-weight="normal" style:font-size-asian="44pt" style:font-style-asian="normal" style:font-weight-asian="normal" style:font-name-complex="Liberation Sans1" style:font-size-complex="44pt" style:font-style-complex="normal" style:font-weight-complex="normal"/>
    </style:style>
    <style:style style:name="T81" style:family="text">
      <style:text-properties fo:font-variant="normal" fo:text-transform="none" fo:color="#ffffff" style:text-line-through-style="none" style:text-line-through-type="none" style:text-position="0% 100%" style:font-name="Liberation Sans1" fo:font-size="44pt" fo:letter-spacing="-0.017cm" fo:font-style="normal" style:text-underline-style="none" fo:font-weight="normal" style:font-size-asian="44pt" style:font-style-asian="normal" style:font-weight-asian="normal" style:font-name-complex="Liberation Sans1" style:font-size-complex="44pt" style:font-style-complex="normal" style:font-weight-complex="normal"/>
    </style:style>
    <style:style style:name="T82" style:family="text">
      <style:text-properties fo:font-variant="normal" fo:text-transform="none" fo:color="#000000" style:text-line-through-style="none" style:text-line-through-type="none" style:text-position="0% 100%" style:font-name="Liberation Sans1" fo:font-size="18pt" fo:letter-spacing="-0.003cm" fo:font-style="normal" style:text-underline-style="none" fo:font-weight="normal" style:font-size-asian="18pt" style:font-style-asian="normal" style:font-weight-asian="normal" style:font-name-complex="Liberation Sans1" style:font-size-complex="18pt" style:font-style-complex="normal" style:font-weight-complex="normal"/>
    </style:style>
    <style:style style:name="T83" style:family="text">
      <style:text-properties fo:font-variant="normal" fo:text-transform="none" fo:color="#000000" style:text-line-through-style="none" style:text-line-through-type="none" style:text-position="0% 100%" style:font-name="Liberation Sans1" fo:font-size="18pt" fo:letter-spacing="-0.004cm" fo:font-style="normal" style:text-underline-style="none" fo:font-weight="normal" style:font-size-asian="18pt" style:font-style-asian="normal" style:font-weight-asian="normal" style:font-name-complex="Liberation Sans1" style:font-size-complex="18pt" style:font-style-complex="normal" style:font-weight-complex="normal"/>
    </style:style>
    <style:style style:name="T84" style:family="text">
      <style:text-properties fo:font-variant="normal" fo:text-transform="none" fo:color="#000000" style:text-line-through-style="none" style:text-line-through-type="none" style:text-position="0% 100%" style:font-name="Liberation Sans1" fo:font-size="18pt" fo:letter-spacing="-0.008cm" fo:font-style="normal" style:text-underline-style="none" fo:font-weight="normal" style:font-size-asian="18pt" style:font-style-asian="normal" style:font-weight-asian="normal" style:font-name-complex="Liberation Sans1" style:font-size-complex="18pt" style:font-style-complex="normal" style:font-weight-complex="normal"/>
    </style:style>
    <style:style style:name="T85" style:family="text">
      <style:text-properties fo:font-variant="normal" fo:text-transform="none" fo:color="#000000" style:text-line-through-style="none" style:text-line-through-type="none" style:text-position="0% 100%" style:font-name="Liberation Sans1" fo:font-size="18pt" fo:letter-spacing="-0.001cm" fo:font-style="normal" style:text-underline-style="none" fo:font-weight="normal" style:font-size-asian="18pt" style:font-style-asian="normal" style:font-weight-asian="normal" style:font-name-complex="Liberation Sans1" style:font-size-complex="18pt" style:font-style-complex="normal" style:font-weight-complex="normal"/>
    </style:style>
    <style:style style:name="T86" style:family="text">
      <style:text-properties fo:font-variant="normal" fo:text-transform="none" fo:color="#000000" style:text-line-through-style="none" style:text-line-through-type="none" style:text-position="0% 100%" style:font-name="Liberation Sans1" fo:font-size="18pt" fo:letter-spacing="0.002cm" fo:font-style="normal" style:text-underline-style="none" fo:font-weight="normal" style:font-size-asian="18pt" style:font-style-asian="normal" style:font-weight-asian="normal" style:font-name-complex="Liberation Sans1" style:font-size-complex="18pt" style:font-style-complex="normal" style:font-weight-complex="normal"/>
    </style:style>
    <style:style style:name="T87" style:family="text">
      <style:text-properties fo:font-variant="normal" fo:text-transform="none" style:text-line-through-style="none" style:text-line-through-type="none" style:text-position="0% 100%" style:font-name="Liberation Sans1" fo:font-size="18pt" fo:letter-spacing="-0.025cm" fo:font-style="normal" style:text-underline-style="none" fo:font-weight="normal" style:font-size-asian="18pt" style:font-style-asian="normal" style:font-weight-asian="normal" style:font-name-complex="Liberation Sans1" style:font-size-complex="18pt" style:font-style-complex="normal" style:font-weight-complex="normal"/>
    </style:style>
    <style:style style:name="T88" style:family="text">
      <style:text-properties fo:font-variant="normal" fo:text-transform="none" style:text-line-through-style="none" style:text-line-through-type="none" style:text-position="0% 100%" style:font-name="Liberation Sans1" fo:font-size="18pt" fo:letter-spacing="0.005cm" fo:font-style="normal" style:text-underline-style="none" fo:font-weight="normal" style:font-size-asian="18pt" style:font-style-asian="normal" style:font-weight-asian="normal" style:font-name-complex="Liberation Sans1" style:font-size-complex="18pt" style:font-style-complex="normal" style:font-weight-complex="normal"/>
    </style:style>
    <style:style style:name="T89" style:family="text">
      <style:text-properties fo:font-variant="normal" fo:text-transform="none" fo:color="#000000" style:text-line-through-style="none" style:text-line-through-type="none" style:text-position="0% 100%" style:font-name="Liberation Sans1" fo:font-size="23.5pt" fo:letter-spacing="-0.004cm" fo:font-style="normal" style:text-underline-style="none" fo:font-weight="normal" style:font-size-asian="23.5pt" style:font-style-asian="normal" style:font-weight-asian="normal" style:font-name-complex="Liberation Sans1" style:font-size-complex="23.5pt" style:font-style-complex="normal" style:font-weight-complex="normal"/>
    </style:style>
    <style:style style:name="T90" style:family="text">
      <style:text-properties fo:font-variant="normal" fo:text-transform="none" fo:color="#000000" style:text-line-through-style="none" style:text-line-through-type="none" style:text-position="0% 100%" style:font-name="Liberation Sans1" fo:font-size="23.5pt" fo:letter-spacing="-0.003cm" fo:font-style="normal" style:text-underline-style="none" fo:font-weight="normal" style:font-size-asian="23.5pt" style:font-style-asian="normal" style:font-weight-asian="normal" style:font-name-complex="Liberation Sans1" style:font-size-complex="23.5pt" style:font-style-complex="normal" style:font-weight-complex="normal"/>
    </style:style>
    <style:style style:name="T91" style:family="text">
      <style:text-properties fo:font-variant="normal" fo:text-transform="none" fo:color="#000000" style:text-line-through-style="none" style:text-line-through-type="none" style:text-position="0% 100%" style:font-name="Liberation Sans1" fo:font-size="23.5pt" fo:letter-spacing="-0.001cm" fo:font-style="normal" style:text-underline-style="none" fo:font-weight="normal" style:font-size-asian="23.5pt" style:font-style-asian="normal" style:font-weight-asian="normal" style:font-name-complex="Liberation Sans1" style:font-size-complex="23.5pt" style:font-style-complex="normal" style:font-weight-complex="normal"/>
    </style:style>
    <style:style style:name="T92" style:family="text">
      <style:text-properties fo:font-variant="normal" fo:text-transform="none" fo:color="#000000" style:text-line-through-style="none" style:text-line-through-type="none" style:text-position="0% 100%" style:font-name="Liberation Sans1" fo:font-size="23.5pt" fo:letter-spacing="-0.008cm" fo:font-style="normal" style:text-underline-style="none" fo:font-weight="normal" style:font-size-asian="23.5pt" style:font-style-asian="normal" style:font-weight-asian="normal" style:font-name-complex="Liberation Sans1" style:font-size-complex="23.5pt" style:font-style-complex="normal" style:font-weight-complex="normal"/>
    </style:style>
    <style:style style:name="T93" style:family="text">
      <style:text-properties fo:font-variant="normal" fo:text-transform="none" style:text-line-through-style="none" style:text-line-through-type="none" style:text-position="0% 100%" style:font-name="Liberation Sans1" fo:font-size="23.5pt" fo:letter-spacing="-0.006cm" fo:font-style="normal" style:text-underline-style="none" fo:font-weight="normal" style:font-size-asian="23.5pt" style:font-style-asian="normal" style:font-weight-asian="normal" style:font-name-complex="Liberation Sans1" style:font-size-complex="23.5pt" style:font-style-complex="normal" style:font-weight-complex="normal"/>
    </style:style>
    <style:style style:name="T94" style:family="text">
      <style:text-properties fo:font-variant="normal" fo:text-transform="none" fo:color="#ffffff" style:text-line-through-style="none" style:text-line-through-type="none" style:text-position="0% 100%" style:font-name="Liberation Sans1" fo:font-size="44pt" fo:font-style="normal" style:text-underline-style="none" fo:font-weight="normal" style:font-size-asian="44pt" style:font-style-asian="normal" style:font-weight-asian="normal" style:font-name-complex="Liberation Sans1" style:font-size-complex="44pt" style:font-style-complex="normal" style:font-weight-complex="normal"/>
    </style:style>
    <style:style style:name="T95" style:family="text">
      <style:text-properties style:font-name="Liberation Sans3" fo:font-size="22pt" fo:font-weight="bold" style:font-size-asian="22pt" style:font-weight-asian="bold" style:font-size-complex="22pt" style:font-weight-complex="bold"/>
    </style:style>
    <style:style style:name="T96" style:family="text">
      <style:text-properties style:font-name="Liberation Sans3" fo:font-size="22pt" fo:font-weight="normal" style:font-size-asian="22pt" style:font-weight-asian="normal" style:font-size-complex="22pt" style:font-weight-complex="normal"/>
    </style:style>
    <style:style style:name="T97" style:family="text">
      <style:text-properties fo:font-variant="normal" fo:text-transform="none" style:text-line-through-style="none" style:text-line-through-type="none" style:text-position="0% 100%" style:font-name="Trebuchet MS1" fo:font-size="14.5pt" fo:letter-spacing="0.093cm" fo:font-style="normal" style:text-underline-style="none" fo:font-weight="normal" style:font-size-asian="14.5pt" style:font-style-asian="normal" style:font-weight-asian="normal" style:font-name-complex="Trebuchet MS1" style:font-size-complex="14.5pt" style:font-style-complex="normal" style:font-weight-complex="normal"/>
    </style:style>
    <style:style style:name="T98" style:family="text">
      <style:text-properties fo:font-variant="normal" fo:text-transform="none" style:text-line-through-style="none" style:text-line-through-type="none" style:text-position="0% 100%" style:font-name="Liberation Sans1" fo:font-size="32pt" fo:letter-spacing="0.002cm" fo:font-style="normal" style:text-underline-style="none" fo:font-weight="normal" style:font-size-asian="32pt" style:font-style-asian="normal" style:font-weight-asian="normal" style:font-name-complex="Liberation Sans1" style:font-size-complex="32pt" style:font-style-complex="normal" style:font-weight-complex="normal"/>
    </style:style>
    <style:style style:name="T99" style:family="text">
      <style:text-properties fo:font-variant="normal" fo:text-transform="none" style:text-line-through-style="none" style:text-line-through-type="none" style:text-position="0% 100%" style:font-name="Liberation Sans1" fo:font-size="32pt" fo:letter-spacing="-0.006cm" fo:font-style="normal" style:text-underline-style="none" fo:font-weight="normal" style:font-size-asian="32pt" style:font-style-asian="normal" style:font-weight-asian="normal" style:font-name-complex="Liberation Sans1" style:font-size-complex="32pt" style:font-style-complex="normal" style:font-weight-complex="normal"/>
    </style:style>
    <style:style style:name="T100" style:family="text">
      <style:text-properties fo:font-variant="normal" fo:text-transform="none" style:text-line-through-style="none" style:text-line-through-type="none" style:text-position="0% 100%" style:font-name="Liberation Sans1" fo:font-size="32pt" fo:letter-spacing="-0.024cm" fo:font-style="normal" style:text-underline-style="none" fo:font-weight="normal" style:font-size-asian="32pt" style:font-style-asian="normal" style:font-weight-asian="normal" style:font-name-complex="Liberation Sans1" style:font-size-complex="32pt" style:font-style-complex="normal" style:font-weight-complex="normal"/>
    </style:style>
    <style:style style:name="T101" style:family="text">
      <style:text-properties fo:font-variant="normal" fo:text-transform="none" fo:color="#ffffff" style:text-line-through-style="none" style:text-line-through-type="none" style:text-position="0% 100%" style:font-name="Liberation Sans1" fo:font-size="44pt" fo:letter-spacing="-0.033cm" fo:font-style="normal" style:text-underline-style="none" fo:font-weight="normal" style:font-size-asian="44pt" style:font-style-asian="normal" style:font-weight-asian="normal" style:font-name-complex="Liberation Sans1" style:font-size-complex="44pt" style:font-style-complex="normal" style:font-weight-complex="normal"/>
    </style:style>
    <style:style style:name="T102" style:family="text">
      <style:text-properties fo:font-variant="normal" fo:text-transform="none" fo:color="#ffffff" style:text-line-through-style="none" style:text-line-through-type="none" style:text-position="0% 100%" style:font-name="Liberation Sans1" fo:font-size="44pt" fo:letter-spacing="-0.02cm" fo:font-style="normal" style:text-underline-style="none" fo:font-weight="normal" style:font-size-asian="44pt" style:font-style-asian="normal" style:font-weight-asian="normal" style:font-name-complex="Liberation Sans1" style:font-size-complex="44pt" style:font-style-complex="normal" style:font-weight-complex="normal"/>
    </style:style>
    <style:style style:name="T103" style:family="text">
      <style:text-properties fo:font-variant="normal" fo:text-transform="none" style:text-line-through-style="none" style:text-line-through-type="none" style:text-position="0% 100%" style:font-name="Liberation Sans1" fo:font-size="18pt" fo:letter-spacing="-0.003cm" fo:font-style="normal" style:text-underline-style="none" fo:font-weight="bold" style:font-size-asian="18pt" style:font-style-asian="normal" style:font-weight-asian="bold" style:font-name-complex="Liberation Sans1" style:font-size-complex="18pt" style:font-style-complex="normal" style:font-weight-complex="bold"/>
    </style:style>
    <style:style style:name="T104" style:family="text">
      <style:text-properties fo:font-variant="normal" fo:text-transform="none" style:text-line-through-style="none" style:text-line-through-type="none" style:text-position="0% 100%" style:font-name="Liberation Sans1" fo:font-size="18pt" fo:letter-spacing="0.014cm" fo:font-style="normal" style:text-underline-style="none" fo:font-weight="normal" style:font-size-asian="18pt" style:font-style-asian="normal" style:font-weight-asian="normal" style:font-name-complex="Liberation Sans1" style:font-size-complex="18pt" style:font-style-complex="normal" style:font-weight-complex="normal"/>
    </style:style>
    <style:style style:name="T105" style:family="text">
      <style:text-properties fo:font-variant="normal" fo:text-transform="none" style:text-line-through-style="none" style:text-line-through-type="none" style:text-position="0% 100%" style:font-name="Liberation Sans1" fo:font-size="18pt" fo:letter-spacing="0.004cm" fo:font-style="normal" style:text-underline-style="none" fo:font-weight="normal" style:font-size-asian="18pt" style:font-style-asian="normal" style:font-weight-asian="normal" style:font-name-complex="Liberation Sans1" style:font-size-complex="18pt" style:font-style-complex="normal" style:font-weight-complex="normal"/>
    </style:style>
    <style:style style:name="T106" style:family="text">
      <style:text-properties fo:font-variant="normal" fo:text-transform="none" fo:color="#00007f" style:text-line-through-style="none" style:text-line-through-type="none" style:text-position="0% 100%" style:font-name="Liberation Sans1" fo:font-size="18pt" fo:letter-spacing="-0.003cm" fo:font-style="normal" style:text-underline-style="solid" style:text-underline-width="auto" style:text-underline-color="font-color" fo:font-weight="normal" style:font-size-asian="18pt" style:font-style-asian="normal" style:font-weight-asian="normal" style:font-name-complex="Liberation Sans1" style:font-size-complex="18pt" style:font-style-complex="normal" style:font-weight-complex="normal"/>
    </style:style>
    <style:style style:name="T107" style:family="text">
      <style:text-properties fo:font-variant="normal" fo:text-transform="none" fo:color="#00007f" style:text-line-through-style="none" style:text-line-through-type="none" style:text-position="0% 100%" style:font-name="Times New Roman1" fo:font-size="15.5pt" fo:letter-spacing="normal" fo:font-style="normal" style:text-underline-style="none" fo:font-weight="normal" style:font-size-asian="15.5pt" style:font-style-asian="normal" style:font-weight-asian="normal" style:font-name-complex="Times New Roman1" style:font-size-complex="15.5pt" style:font-style-complex="normal" style:font-weight-complex="normal"/>
    </style:style>
    <style:style style:name="T108" style:family="text">
      <style:text-properties fo:font-variant="normal" fo:text-transform="none" fo:color="#00007f" style:text-line-through-style="none" style:text-line-through-type="none" style:text-position="0% 100%" style:font-name="Liberation Sans1" fo:font-size="18pt" fo:letter-spacing="-0.003cm" fo:font-style="normal" style:text-underline-style="none" fo:font-weight="normal" style:font-size-asian="18pt" style:font-style-asian="normal" style:font-weight-asian="normal" style:font-name-complex="Liberation Sans1" style:font-size-complex="18pt" style:font-style-complex="normal" style:font-weight-complex="normal"/>
    </style:style>
    <style:style style:name="T109" style:family="text">
      <style:text-properties fo:font-variant="normal" fo:text-transform="none" fo:color="#00007f" style:text-line-through-style="none" style:text-line-through-type="none" style:text-position="0% 100%" style:font-name="Liberation Sans1" fo:font-size="18pt" fo:letter-spacing="-0.001cm" fo:font-style="normal" style:text-underline-style="none" fo:font-weight="normal" style:font-size-asian="18pt" style:font-style-asian="normal" style:font-weight-asian="normal" style:font-name-complex="Liberation Sans1" style:font-size-complex="18pt" style:font-style-complex="normal" style:font-weight-complex="normal"/>
    </style:style>
    <style:style style:name="T110" style:family="text">
      <style:text-properties fo:font-variant="normal" fo:text-transform="none" fo:color="#00007f" style:text-line-through-style="none" style:text-line-through-type="none" style:text-position="0% 100%" style:font-name="Liberation Sans1" fo:font-size="18pt" fo:letter-spacing="0.009cm" fo:font-style="normal" style:text-underline-style="none" fo:font-weight="normal" style:font-size-asian="18pt" style:font-style-asian="normal" style:font-weight-asian="normal" style:font-name-complex="Liberation Sans1" style:font-size-complex="18pt" style:font-style-complex="normal" style:font-weight-complex="normal"/>
    </style:style>
    <style:style style:name="T111" style:family="text">
      <style:text-properties fo:font-variant="normal" fo:text-transform="none" fo:color="#00007f" style:text-line-through-style="none" style:text-line-through-type="none" style:text-position="0% 100%" style:font-name="Liberation Sans1" fo:font-size="18pt" fo:letter-spacing="-0.001cm" fo:font-style="italic" style:text-underline-style="none" fo:font-weight="bold" style:font-size-asian="18pt" style:font-style-asian="italic" style:font-weight-asian="bold" style:font-name-complex="Liberation Sans1" style:font-size-complex="18pt" style:font-style-complex="italic" style:font-weight-complex="bold"/>
    </style:style>
    <style:style style:name="T112" style:family="text">
      <style:text-properties fo:font-variant="normal" fo:text-transform="none" fo:color="#00007f" style:text-line-through-style="none" style:text-line-through-type="none" style:text-position="0% 100%" style:font-name="Liberation Sans1" fo:font-size="18pt" fo:letter-spacing="-0.001cm" fo:font-style="normal" style:text-underline-style="none" fo:font-weight="bold" style:font-size-asian="18pt" style:font-style-asian="normal" style:font-weight-asian="bold" style:font-name-complex="Liberation Sans1" style:font-size-complex="18pt" style:font-style-complex="normal" style:font-weight-complex="bold"/>
    </style:style>
    <style:style style:name="T113" style:family="text">
      <style:text-properties fo:font-variant="normal" fo:text-transform="none" fo:color="#00007f" style:text-line-through-style="none" style:text-line-through-type="none" style:text-position="0% 100%" style:font-name="Liberation Sans1" fo:font-size="18pt" fo:letter-spacing="normal" fo:font-style="normal" style:text-underline-style="none" fo:font-weight="bold" style:font-size-asian="18pt" style:font-style-asian="normal" style:font-weight-asian="bold" style:font-name-complex="Liberation Sans1" style:font-size-complex="18pt" style:font-style-complex="normal" style:font-weight-complex="bold"/>
    </style:style>
    <style:style style:name="T114" style:family="text">
      <style:text-properties fo:font-variant="normal" fo:text-transform="none" fo:color="#00007f" style:text-line-through-style="none" style:text-line-through-type="none" style:text-position="0% 100%" style:font-name="Liberation Sans1" fo:font-size="18pt" fo:letter-spacing="-0.01cm" fo:font-style="normal" style:text-underline-style="none" fo:font-weight="bold" style:font-size-asian="18pt" style:font-style-asian="normal" style:font-weight-asian="bold" style:font-name-complex="Liberation Sans1" style:font-size-complex="18pt" style:font-style-complex="normal" style:font-weight-complex="bold"/>
    </style:style>
    <style:style style:name="T115" style:family="text">
      <style:text-properties fo:font-variant="normal" fo:text-transform="none" fo:color="#00007f" style:text-line-through-style="none" style:text-line-through-type="none" style:text-position="0% 100%" style:font-name="Liberation Sans1" fo:font-size="18pt" fo:letter-spacing="-0.003cm" fo:font-style="normal" style:text-underline-style="none" fo:font-weight="bold" style:font-size-asian="18pt" style:font-style-asian="normal" style:font-weight-asian="bold" style:font-name-complex="Liberation Sans1" style:font-size-complex="18pt" style:font-style-complex="normal" style:font-weight-complex="bold"/>
    </style:style>
    <style:style style:name="T116" style:family="text">
      <style:text-properties fo:font-variant="normal" fo:text-transform="none" fo:color="#00007f" style:text-line-through-style="none" style:text-line-through-type="none" style:text-position="0% 100%" style:font-name="Liberation Sans1" fo:font-size="18pt" fo:letter-spacing="0.004cm" fo:font-style="normal" style:text-underline-style="none" fo:font-weight="bold" style:font-size-asian="18pt" style:font-style-asian="normal" style:font-weight-asian="bold" style:font-name-complex="Liberation Sans1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7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036cm" text:min-label-width="0.772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036cm" text:min-label-width="0.772cm"/>
        <style:text-properties style:use-window-font-color="true" fo:font-size="100%"/>
      </text:list-level-style-number>
      <text:list-level-style-bullet text:level="2" text:bullet-char="●">
        <style:list-level-properties text:space-before="0.294cm" text:min-label-width="0.514cm"/>
        <style:text-properties fo:font-family="'Trebuchet MS'" style:font-family-generic="swiss" style:use-window-font-color="true" fo:font-size="43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11">
        <draw:custom-shape draw:name="object 2" draw:style-name="gr1" draw:text-style-name="P1" draw:layer="layout" svg:width="27.999cm" svg:height="3.506cm" svg:x="0cm" svg:y="0.836cm">
          <text:p/>
          <draw:enhanced-geometry draw:mirror-horizontal="false" draw:mirror-vertical="false" svg:viewBox="0 0 0 0" drawooo:sub-view-size="10079990 1262380" draw:text-areas="0 0 ?f0 ?f1" draw:type="ooxml-non-primitive" draw:enhanced-path="M 10079990 0 L 0 0 0 1262379 10079990 1262379 10079990 0 Z N">
            <draw:equation draw:name="f0" draw:formula="logwidth"/>
            <draw:equation draw:name="f1" draw:formula="logheight"/>
          </draw:enhanced-geometry>
        </draw:custom-shape>
        <draw:frame draw:name="object 3" presentation:style-name="pr1" draw:text-style-name="P3" draw:layer="layout" svg:width="23.512cm" svg:height="3.93cm" svg:x="2.088cm" svg:y="0.67cm" presentation:class="title" presentation:user-transformed="true">
          <draw:text-box>
            <text:p text:style-name="P2"><text:span text:style-name="T1">Éléments</text:span><text:span text:style-name="T1"><text:tab/></text:span><text:span text:style-name="T1">d'informations</text:span><text:span text:style-name="T1"><text:tab/></text:span><text:span text:style-name="T1">sur</text:span><text:span text:style-name="T1"><text:tab/></text:span><text:span text:style-name="T1">la <text:s/>notion</text:span><text:span text:style-name="T1"><text:tab/></text:span><text:span text:style-name="T1">de</text:span><text:span text:style-name="T1"><text:tab/></text:span><text:span text:style-name="T1">Signature électronique</text:span><text:span text:style-name="T2"> </text:span></text:p>
          </draw:text-box>
        </draw:frame>
        <draw:custom-shape draw:name="object 9" draw:style-name="gr2" draw:text-style-name="P4" draw:layer="layout" svg:width="0.473cm" svg:height="0.647cm" svg:x="1.665cm" svg:y="15.752cm">
          <text:p text:style-name="P67"><text:span text:style-name="T9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0" draw:style-name="gr3" draw:text-style-name="P8" draw:layer="layout" svg:width="24.6cm" svg:height="13.772cm" svg:x="1cm" svg:y="6cm">
          <text:list text:style-name="L1">
            <text:list-item>
              <text:p text:style-name="P5"><text:span text:style-name="T3">La signature électronique ce n'est pas</text:span><text:span text:style-name="T4"> </text:span><text:span text:style-name="T5">... <text:s/></text:span></text:p>
            </text:list-item>
            <text:list-item>
              <text:p text:style-name="P5"><text:span text:style-name="T3">La signature juridiquement</text:span><text:span text:style-name="T6"> </text:span><text:span text:style-name="T7">valable</text:span></text:p>
            </text:list-item>
            <text:list-item>
              <text:p text:style-name="P6"><text:span text:style-name="T3">Le certificat Kesako ? <text:s/></text:span></text:p>
            </text:list-item>
            <text:list-item>
              <text:p text:style-name="P6"><text:span text:style-name="T3">Les niveaux </text:span><text:span text:style-name="T7">de</text:span><text:span text:style-name="T8"> </text:span><text:span text:style-name="T3">sécurité</text:span></text:p>
            </text:list-item>
            <text:list-item>
              <text:p text:style-name="P6"><text:span text:style-name="T3">Combien ça coûte</text:span><text:span text:style-name="T9"> </text:span><text:span text:style-name="T3">?</text:span></text:p>
            </text:list-item>
            <text:list-item>
              <text:p text:style-name="P7"><text:span text:style-name="T3">Les besoins internes exprimés</text:span></text:p>
            </text:list-item>
            <text:list-item>
              <text:p text:style-name="P7"><text:span text:style-name="T3">Pour </text:span><text:span text:style-name="T7">aller plus</text:span><text:span text:style-name="T5"> </text:span><text:span text:style-name="T7">loin…</text:span></text:p>
            </text:list-item>
          </text:list>
          <text:p text:style-name="P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1" draw:style-name="gr4" draw:text-style-name="P9" draw:layer="layout" svg:width="8.332cm" svg:height="8.328cm" svg:x="19.6cm" svg:y="10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12" presentation:style-name="pr2" draw:text-style-name="P11" draw:layer="layout" svg:width="10.235cm" svg:height="12.174cm" svg:x="1.365cm" svg:y="20.047cm" presentation:class="footer" presentation:user-transformed="true">
          <draw:text-box>
            <text:p text:style-name="P10"><text:span text:style-name="T10">Pôle Informatique </text:span><text:span text:style-name="T11">/ </text:span><text:span text:style-name="T12">Service </text:span><text:span text:style-name="T13">développement</text:span><text:span text:style-name="T14"> </text:span><text:span text:style-name="T15">/LV</text:span></text:p>
          </draw:text-box>
        </draw:frame>
        <draw:frame draw:name="object 13" presentation:style-name="pr2" draw:text-style-name="P13" draw:layer="layout" svg:width="5.106cm" svg:height="12.174cm" svg:x="12.894cm" svg:y="20.066cm" presentation:class="date-time" presentation:user-transformed="true">
          <draw:text-box>
            <text:p text:style-name="P12"><text:span text:style-name="T16">RE</text:span><text:span text:style-name="T17">S</text:span><text:span text:style-name="T18">T</text:span><text:span text:style-name="T17">R</text:span><text:span text:style-name="T19">E</text:span><text:span text:style-name="T20">I</text:span><text:span text:style-name="T21">N</text:span><text:span text:style-name="T22">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ne signature&#9;électronique  ce n'est pas&#9;:" draw:style-name="dp1" draw:master-page-name="Title_20_and_20_Content" presentation:presentation-page-layout-name="AL1T11">
        <draw:custom-shape draw:name="object 2" draw:style-name="gr6" draw:text-style-name="P4" draw:layer="layout" svg:width="0.392cm" svg:height="0.523cm" svg:x="1.605cm" svg:y="10.749cm">
          <text:p text:style-name="P15"><text:span text:style-name="T23">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3" draw:style-name="gr6" draw:text-style-name="P4" draw:layer="layout" svg:width="0.392cm" svg:height="0.523cm" svg:x="1.605cm" svg:y="12.16cm">
          <text:p text:style-name="P15"><text:span text:style-name="T23">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" draw:style-name="gr6" draw:text-style-name="P4" draw:layer="layout" svg:width="0.392cm" svg:height="0.523cm" svg:x="1.605cm" svg:y="15.596cm">
          <text:p text:style-name="P15"><text:span text:style-name="T23">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7" draw:text-style-name="P4" draw:layer="layout" svg:width="24.111cm" svg:height="7.575cm" svg:x="2.325cm" svg:y="10.118cm">
          <text:p text:style-name="P16"><text:span text:style-name="T24">Un document </text:span><text:span text:style-name="T25">signé et</text:span><text:span text:style-name="T26"> </text:span><text:span text:style-name="T24">scanné</text:span></text:p>
          <text:p text:style-name="P17"><text:span text:style-name="T24">Une </text:span><text:span text:style-name="T25">signature </text:span><text:span text:style-name="T24">scannée </text:span><text:span text:style-name="T25">et </text:span><text:span text:style-name="T24">copiée sur</text:span><text:span text:style-name="T27"> </text:span><text:span text:style-name="T24">un</text:span><text:span text:style-name="T28"> </text:span><text:span text:style-name="T25">document</text:span><text:span text:style-name="T25"><text:tab/></text:span><text:span text:style-name="T25">(Cf. <text:s/></text:span><text:span text:style-name="T29">affaire </text:span><text:span text:style-name="T24">Bygmalion </text:span><text:span text:style-name="T25">: </text:span><text:span text:style-name="T24">impossible de savoir </text:span><text:span text:style-name="T25">qui </text:span><text:span text:style-name="T24">a </text:span><text:span text:style-name="T25">réellement <text:s/></text:span><text:span text:style-name="T24">signé)</text:span></text:p>
          <text:p text:style-name="P18"><text:span text:style-name="T24">Un </text:span><text:span text:style-name="T25">dispositif </text:span><text:span text:style-name="T24">de </text:span><text:span text:style-name="T25">workflow </text:span><text:span text:style-name="T24">de </text:span><text:span text:style-name="T25">validation </text:span><text:span text:style-name="T24">simple</text:span><text:span text:style-name="T30"> </text:span><text:span text:style-name="T25">(e-Parapheu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6" draw:style-name="gr8" draw:text-style-name="P19" draw:layer="layout" svg:width="27.999cm" svg:height="3.506cm" svg:x="0cm" svg:y="0.695cm">
          <text:p/>
          <draw:enhanced-geometry draw:mirror-horizontal="false" draw:mirror-vertical="false" svg:viewBox="0 0 0 0" drawooo:sub-view-size="10079990 1262380" draw:text-areas="0 0 ?f0 ?f1" draw:type="ooxml-non-primitive" draw:enhanced-path="M 10079990 0 L 0 0 0 1262379 10079990 1262379 10079990 0 Z N">
            <draw:equation draw:name="f0" draw:formula="logwidth"/>
            <draw:equation draw:name="f1" draw:formula="logheight"/>
          </draw:enhanced-geometry>
        </draw:custom-shape>
        <draw:frame draw:name="object 7" presentation:style-name="pr4" draw:text-style-name="P21" draw:layer="layout" svg:width="18.619cm" svg:height="3.923cm" svg:x="4.678cm" svg:y="0.529cm" presentation:class="title" presentation:user-transformed="true">
          <draw:text-box>
            <text:p text:style-name="P20"><text:span text:style-name="T1">Un</text:span><text:span text:style-name="T31">e</text:span><text:span text:style-name="T32"> </text:span><text:span text:style-name="T31">s</text:span><text:span text:style-name="T1">ignatur</text:span><text:span text:style-name="T31">e</text:span><text:span text:style-name="T31"><text:tab/></text:span><text:span text:style-name="T1">élec</text:span><text:span text:style-name="T33">t</text:span><text:span text:style-name="T1">ronique <text:s/></text:span><text:span text:style-name="T31">ce </text:span><text:span text:style-name="T1">n'est</text:span><text:span text:style-name="T34"> </text:span><text:span text:style-name="T1">pas</text:span><text:span text:style-name="T1"><text:tab/></text:span><text:span text:style-name="T31">:</text:span></text:p>
          </draw:text-box>
        </draw:frame>
        <draw:custom-shape draw:name="object 8" draw:style-name="gr9" draw:text-style-name="P22" draw:layer="layout" svg:width="5.351cm" svg:height="5.351cm" svg:x="10.647cm" svg:y="4.8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12" presentation:style-name="pr2" draw:text-style-name="P11" draw:layer="layout" svg:width="10.235cm" svg:height="12.174cm" svg:x="1.366cm" svg:y="20.048cm">
          <draw:text-box>
            <text:p text:style-name="P10"><text:span text:style-name="T10">Pôle Informatique </text:span><text:span text:style-name="T11">/ </text:span><text:span text:style-name="T12">Service </text:span><text:span text:style-name="T13">développement</text:span><text:span text:style-name="T14"> </text:span><text:span text:style-name="T15">/LV</text:span></text:p>
          </draw:text-box>
        </draw:frame>
        <draw:frame draw:name="object 13" presentation:style-name="pr2" draw:text-style-name="P13" draw:layer="layout" svg:width="5.106cm" svg:height="12.174cm" svg:x="12.895cm" svg:y="20.067cm">
          <draw:text-box>
            <text:p text:style-name="P12"><text:span text:style-name="T16">RE</text:span><text:span text:style-name="T17">S</text:span><text:span text:style-name="T18">T</text:span><text:span text:style-name="T17">R</text:span><text:span text:style-name="T19">E</text:span><text:span text:style-name="T20">I</text:span><text:span text:style-name="T21">N</text:span><text:span text:style-name="T22">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a signature&#9;&#9;électronique  à valeur&#9;juridique" draw:style-name="dp1" draw:master-page-name="Title_20_and_20_Content" presentation:presentation-page-layout-name="AL1T11">
        <draw:custom-shape draw:name="object 2" draw:style-name="gr8" draw:text-style-name="P19" draw:layer="layout" svg:width="27.999cm" svg:height="3.506cm" svg:x="0cm" svg:y="0.695cm">
          <text:p/>
          <draw:enhanced-geometry draw:mirror-horizontal="false" draw:mirror-vertical="false" svg:viewBox="0 0 0 0" drawooo:sub-view-size="10079990 1262380" draw:text-areas="0 0 ?f0 ?f1" draw:type="ooxml-non-primitive" draw:enhanced-path="M 10079990 0 L 0 0 0 1262379 10079990 1262379 10079990 0 Z N">
            <draw:equation draw:name="f0" draw:formula="logwidth"/>
            <draw:equation draw:name="f1" draw:formula="logheight"/>
          </draw:enhanced-geometry>
        </draw:custom-shape>
        <draw:frame draw:name="object 3" presentation:style-name="pr5" draw:text-style-name="P21" draw:layer="layout" svg:width="17.499cm" svg:height="5.785cm" svg:x="5.239cm" svg:y="0.529cm" presentation:class="title" presentation:user-transformed="true">
          <draw:text-box>
            <text:p text:style-name="P23"><text:span text:style-name="T1">L</text:span><text:span text:style-name="T31">a</text:span><text:span text:style-name="T1"> </text:span><text:span text:style-name="T31">s</text:span><text:span text:style-name="T1">ignatur</text:span><text:span text:style-name="T31">e</text:span><text:span text:style-name="T31"><text:tab/></text:span><text:span text:style-name="T31"><text:tab/></text:span><text:span text:style-name="T1">élec</text:span><text:span text:style-name="T33">t</text:span><text:span text:style-name="T1">ronique <text:s/></text:span><text:span text:style-name="T31">à </text:span><text:span text:style-name="T1">valeur</text:span><text:span text:style-name="T1"><text:tab/></text:span><text:span text:style-name="T1">juridique</text:span></text:p>
          </draw:text-box>
        </draw:frame>
        <draw:frame draw:name="object 11" presentation:style-name="pr6" draw:text-style-name="P25" draw:layer="layout" svg:width="8.8cm" svg:height="0.8cm" svg:x="1.8cm" svg:y="20cm" presentation:class="footer" presentation:user-transformed="true">
          <draw:text-box>
            <text:p text:style-name="P24"><text:span text:style-name="T10">Pôle Informatique </text:span><text:span text:style-name="T11">/ </text:span><text:span text:style-name="T12">Service </text:span><text:span text:style-name="T13">développement</text:span><text:span text:style-name="T14"> </text:span><text:span text:style-name="T15">/LV</text:span></text:p>
          </draw:text-box>
        </draw:frame>
        <draw:frame draw:name="object 12" presentation:style-name="pr7" draw:text-style-name="P13" draw:layer="layout" svg:width="4.106cm" svg:height="0.84cm" svg:x="12.894cm" svg:y="19.96cm" presentation:class="date-time" presentation:user-transformed="true">
          <draw:text-box>
            <text:p text:style-name="P12"><text:span text:style-name="T16">RE</text:span><text:span text:style-name="T17">S</text:span><text:span text:style-name="T18">T</text:span><text:span text:style-name="T17">R</text:span><text:span text:style-name="T19">E</text:span><text:span text:style-name="T20">I</text:span><text:span text:style-name="T21">N</text:span><text:span text:style-name="T22">T</text:span></text:p>
          </draw:text-box>
        </draw:frame>
        <draw:custom-shape draw:name="object 4" draw:style-name="gr10" draw:text-style-name="P4" draw:layer="layout" svg:width="22.49cm" svg:height="5.438cm" svg:x="2.014cm" svg:y="5.542cm">
          <text:p text:style-name="P26"><text:span text:style-name="T35">La </text:span><text:span text:style-name="T36">parlement Européen </text:span><text:span text:style-name="T37">a </text:span><text:span text:style-name="T35">défini le </text:span><text:span text:style-name="T36">règlement </text:span><text:span text:style-name="T35">n° </text:span><text:span text:style-name="T36">910/2014/UE </text:span><text:span text:style-name="T35">sur </text:span><text:span text:style-name="T36">l’identification <text:s/>électronique </text:span><text:span text:style-name="T35">et les services </text:span><text:span text:style-name="T36">de </text:span><text:span text:style-name="T35">confiance </text:span><text:span text:style-name="T36">pour </text:span><text:span text:style-name="T35">les transactions </text:span><text:span text:style-name="T36">électroniques </text:span><text:span text:style-name="T35">au <text:s/>sein du marché </text:span><text:span text:style-name="T38">intérieur, </text:span><text:span text:style-name="T35">dit </text:span><text:span text:style-name="T36">règlement </text:span><text:span text:style-name="T37">« </text:span><text:span text:style-name="T35">eIDAS</text:span><text:span text:style-name="T39"> </text:span><text:span text:style-name="T36">».</text:span></text:p>
          <text:p text:style-name="P27"><text:span text:style-name="T40">EIDAS </text:span><text:span text:style-name="T41">ou </text:span><text:span text:style-name="T40">eIDAS </text:span><text:span text:style-name="T35">(electronic IDentification, </text:span><text:span text:style-name="T36">Authentication and </text:span><text:span text:style-name="T35">trust</text:span><text:span text:style-name="T42"> </text:span><text:span text:style-name="T35">Services)</text:span></text:p>
          <text:p text:style-name="P28"><text:span text:style-name="T43"/></text:p>
          <text:p text:style-name="P29"><text:span text:style-name="T44">3 </text:span><text:span text:style-name="T45">conditions indispensables </text:span><text:span text:style-name="T44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6" draw:text-style-name="P4" draw:layer="layout" svg:width="0.324cm" svg:height="0.417cm" svg:x="2.014cm" svg:y="12.404cm">
          <text:p text:style-name="P15"><text:span text:style-name="T46">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6" draw:style-name="gr11" draw:text-style-name="P4" draw:layer="layout" svg:width="21.587cm" svg:height="2.651cm" svg:x="2.614cm" svg:y="12.167cm">
          <text:p text:style-name="P30"><text:span text:style-name="T40">L'identification certaine du signataire (certificat) ou expéditeur <text:s/></text:span><text:span text:style-name="T47">Prouver que le document a </text:span><text:span text:style-name="T48">bien été </text:span><text:span text:style-name="T47">signé par la personne (lien </text:span><text:span text:style-name="T48">entre <text:s/></text:span><text:span text:style-name="T47">le document et la</text:span><text:span text:style-name="T49"> </text:span><text:span text:style-name="T47">signatur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7" draw:style-name="gr6" draw:text-style-name="P4" draw:layer="layout" svg:width="0.324cm" svg:height="0.417cm" svg:x="2.014cm" svg:y="15.476cm">
          <text:p text:style-name="P15"><text:span text:style-name="T46">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8" draw:style-name="gr6" draw:text-style-name="P4" draw:layer="layout" svg:width="8.561cm" svg:height="0.883cm" svg:x="2.614cm" svg:y="15.236cm">
          <text:p text:style-name="P15"><text:span text:style-name="T48">L</text:span><text:span text:style-name="T40">'identité du destinatair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9" draw:style-name="gr6" draw:text-style-name="P4" draw:layer="layout" svg:width="0.324cm" svg:height="0.417cm" svg:x="2.014cm" svg:y="16.972cm">
          <text:p text:style-name="P15"><text:span text:style-name="T46">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0" draw:style-name="gr11" draw:text-style-name="P4" draw:layer="layout" svg:width="20.007cm" svg:height="1.804cm" svg:x="2.614cm" svg:y="16.736cm">
          <text:p text:style-name="P30"><text:span text:style-name="T47">Prouver que le document </text:span><text:span text:style-name="T40">n'a pas été altéré </text:span><text:span text:style-name="T48">depuis la </text:span><text:span text:style-name="T47">signature <text:s/>(sceller et horodater </text:span><text:span text:style-name="T48">le</text:span><text:span text:style-name="T50"> </text:span><text:span text:style-name="T47">documen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s acteurs pour mettre&#10;en&#9;place la signature électronique" draw:style-name="dp1" draw:master-page-name="Title_20_and_20_Content" presentation:presentation-page-layout-name="AL1T11">
        <draw:custom-shape draw:name="object 2" draw:style-name="gr12" draw:text-style-name="P4" draw:layer="layout" svg:width="24.903cm" svg:height="12.691cm" svg:x="1.623cm" svg:y="4.784cm">
          <text:list text:style-name="L4">
            <text:list-item>
              <text:p text:style-name="P31"><text:span text:style-name="T51">Un tiers de </text:span><text:span text:style-name="T52">confiance </text:span><text:span text:style-name="T53">qui </text:span><text:span text:style-name="T54">va </text:span><text:span text:style-name="T53">signer les documents <text:s/>avec des certificats </text:span><text:span text:style-name="T55">agrées </text:span><text:span text:style-name="T53">par</text:span><text:span text:style-name="T56"> </text:span><text:span text:style-name="T53">l'état.</text:span></text:p>
            </text:list-item>
            <text:list-item>
              <text:p text:style-name="P32"><text:span text:style-name="T51">Les </text:span><text:span text:style-name="T52">signataires </text:span><text:span text:style-name="T53">qui vont</text:span><text:span text:style-name="T57"> </text:span><text:span text:style-name="T54">:</text:span></text:p>
            </text:list-item>
          </text:list>
          <text:list text:style-name="L5">
            <text:list-item>
              <text:list>
                <text:list-item>
                  <text:p text:style-name="P33"><text:span text:style-name="T58">Signer</text:span></text:p>
                </text:list-item>
                <text:list-item>
                  <text:p text:style-name="P34"><text:span text:style-name="T58">Sceller et horodater </text:span><text:span text:style-name="T59">les</text:span><text:span text:style-name="T60"> </text:span><text:span text:style-name="T59">documents</text:span></text:p>
                </text:list-item>
              </text:list>
            </text:list-item>
          </text:list>
          <text:p text:style-name="P35"><text:span text:style-name="T61">(comme </text:span><text:span text:style-name="T59">parapher toutes les pages ,paragraphes, lignes etc.) <text:s/>pour assurer </text:span><text:span text:style-name="T62">l'intégrité </text:span><text:span text:style-name="T61">du </text:span><text:span text:style-name="T59">document (pas </text:span><text:span text:style-name="T61">de </text:span><text:span text:style-name="T59">modification <text:s/>depuis la signature)</text:span></text:p>
          <text:list text:continue-numbering="true" text:style-name="L5">
            <text:list-item>
              <text:list>
                <text:list-item>
                  <text:p text:style-name="P36"><text:span text:style-name="T58">Archiver </text:span><text:span text:style-name="T59">le(s)</text:span><text:span text:style-name="T63"> </text:span><text:span text:style-name="T59">document(s)</text:span></text:p>
                </text:list-item>
              </text:list>
            </text:list-item>
          </text:list>
          <text:p text:style-name="P37"><text:span text:style-name="T59">(pas obligatoire mais recommandé pour </text:span><text:span text:style-name="T61">s'y </text:span><text:span text:style-name="T59">référer dans le</text:span><text:span text:style-name="T64"> </text:span><text:span text:style-name="T59">futu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3" draw:style-name="gr8" draw:text-style-name="P19" draw:layer="layout" svg:width="27.999cm" svg:height="3.506cm" svg:x="0cm" svg:y="0.801cm">
          <text:p/>
          <draw:enhanced-geometry draw:mirror-horizontal="false" draw:mirror-vertical="false" svg:viewBox="0 0 0 0" drawooo:sub-view-size="10079990 1262380" draw:text-areas="0 0 ?f0 ?f1" draw:type="ooxml-non-primitive" draw:enhanced-path="M 10079990 0 L 0 0 0 1262379 10079990 1262379 10079990 0 Z N">
            <draw:equation draw:name="f0" draw:formula="logwidth"/>
            <draw:equation draw:name="f1" draw:formula="logheight"/>
          </draw:enhanced-geometry>
        </draw:custom-shape>
        <draw:frame draw:name="object 4" presentation:style-name="pr8" draw:text-style-name="P39" draw:layer="layout" svg:width="27.6cm" svg:height="5.622cm" svg:x="0.2cm" svg:y="0.6cm" presentation:class="title" presentation:user-transformed="true">
          <draw:text-box>
            <text:p text:style-name="P38"><text:span text:style-name="T1">Les acteurs pour</text:span><text:span text:style-name="T34"> </text:span><text:span text:style-name="T1">mettre</text:span><text:span text:style-name="T1"><text:line-break/></text:span><text:span text:style-name="T1">en</text:span><text:span text:style-name="T1"><text:tab/></text:span><text:span text:style-name="T1">place la signature</text:span><text:span text:style-name="T65"> </text:span><text:span text:style-name="T1">électronique</text:span></text:p>
          </draw:text-box>
        </draw:frame>
        <draw:frame draw:name="object 12" presentation:style-name="pr2" draw:text-style-name="P11" draw:layer="layout" svg:width="10.235cm" svg:height="12.174cm" svg:x="1.366cm" svg:y="20.048cm">
          <draw:text-box>
            <text:p text:style-name="P10"><text:span text:style-name="T10">Pôle Informatique </text:span><text:span text:style-name="T11">/ </text:span><text:span text:style-name="T12">Service </text:span><text:span text:style-name="T13">développement</text:span><text:span text:style-name="T14"> </text:span><text:span text:style-name="T15">/LV</text:span></text:p>
          </draw:text-box>
        </draw:frame>
        <draw:frame draw:name="object 13" presentation:style-name="pr2" draw:text-style-name="P13" draw:layer="layout" svg:width="5.106cm" svg:height="12.174cm" svg:x="12.895cm" svg:y="20.067cm">
          <draw:text-box>
            <text:p text:style-name="P12"><text:span text:style-name="T16">RE</text:span><text:span text:style-name="T17">S</text:span><text:span text:style-name="T18">T</text:span><text:span text:style-name="T17">R</text:span><text:span text:style-name="T19">E</text:span><text:span text:style-name="T20">I</text:span><text:span text:style-name="T21">N</text:span><text:span text:style-name="T22">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s certificats" draw:style-name="dp1" draw:master-page-name="Title_20_and_20_Content" presentation:presentation-page-layout-name="AL1T11">
        <draw:custom-shape draw:name="object 2" draw:style-name="gr13" draw:text-style-name="P4" draw:layer="layout" svg:width="0.412cm" svg:height="0.55cm" svg:x="1.619cm" svg:y="5.112cm">
          <text:p text:style-name="P40"><text:span text:style-name="T66">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3" draw:style-name="gr13" draw:text-style-name="P4" draw:layer="layout" svg:width="0.412cm" svg:height="0.55cm" svg:x="1.619cm" svg:y="12.386cm">
          <text:p text:style-name="P40"><text:span text:style-name="T66">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" draw:style-name="gr14" draw:text-style-name="P4" draw:layer="layout" svg:width="23.979cm" svg:height="8.497cm" svg:x="2.385cm" svg:y="4.787cm">
          <text:p text:style-name="P41"><text:span text:style-name="T67">L'</text:span><text:span text:style-name="T68">eIDAS </text:span><text:span text:style-name="T67">permet </text:span><text:span text:style-name="T69">à </text:span><text:span text:style-name="T67">chaque état de désigner des autorités <text:s/>de certification chargés de contrôler </text:span><text:span text:style-name="T70">l'identité </text:span><text:span text:style-name="T67">des <text:s/>signataires..Pour </text:span><text:span text:style-name="T68">la </text:span><text:span text:style-name="T71">France</text:span><text:span text:style-name="T69">, </text:span><text:span text:style-name="T67">l’organisme d’accréditation <text:s/>désigné par </text:span><text:span text:style-name="T70">l’ANSSI </text:span><text:span text:style-name="T67">(Agence Nationale de la Sécurité <text:s/>des</text:span></text:p>
          <text:p text:style-name="P42"><text:span text:style-name="T69">Systèmes </text:span><text:span text:style-name="T67">d’Information), </text:span><text:span text:style-name="T69">est </text:span><text:span text:style-name="T67">la société</text:span><text:span text:style-name="T69"> </text:span><text:span text:style-name="T71">LSTI</text:span></text:p>
          <text:p text:style-name="P42"><text:span text:style-name="T70">L'autorité </text:span><text:span text:style-name="T67">de certification qui fourni au signataire </text:span><text:span text:style-name="T69">sa</text:span><text:span text:style-name="T72"> </text:span><text:span text:style-name="T67">cl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14" draw:text-style-name="P4" draw:layer="layout" svg:width="24.219cm" svg:height="3.381cm" svg:x="2.385cm" svg:y="13.134cm">
          <text:p text:style-name="P43"><text:span text:style-name="T67">privée </text:span><text:span text:style-name="T70">lui </text:span><text:span text:style-name="T67">permettant de signer et publie la clé publique. <text:s/></text:span><text:span text:style-name="T69">NB </text:span><text:span text:style-name="T67">: La clé privée </text:span><text:span text:style-name="T69">est </text:span><text:span text:style-name="T67">fournie sur une clé USB </text:span><text:span text:style-name="T69">ou </text:span><text:span text:style-name="T67">elle </text:span><text:span text:style-name="T69">est <text:s/>stockée </text:span><text:span text:style-name="T67">sur un</text:span><text:span text:style-name="T73"> </text:span><text:span text:style-name="T67">clou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6" draw:style-name="gr8" draw:text-style-name="P19" draw:layer="layout" svg:width="27.999cm" svg:height="3.506cm" svg:x="0cm" svg:y="0.801cm">
          <text:p/>
          <draw:enhanced-geometry draw:mirror-horizontal="false" draw:mirror-vertical="false" svg:viewBox="0 0 0 0" drawooo:sub-view-size="10079990 1262380" draw:text-areas="0 0 ?f0 ?f1" draw:type="ooxml-non-primitive" draw:enhanced-path="M 10079990 0 L 0 0 0 1262379 10079990 1262379 10079990 0 Z N">
            <draw:equation draw:name="f0" draw:formula="logwidth"/>
            <draw:equation draw:name="f1" draw:formula="logheight"/>
          </draw:enhanced-geometry>
        </draw:custom-shape>
        <draw:frame draw:name="object 7" presentation:style-name="pr9" draw:text-style-name="P21" draw:layer="layout" svg:width="9.561cm" svg:height="3.54cm" svg:x="9.211cm" svg:y="1.503cm" presentation:class="title" presentation:user-transformed="true">
          <draw:text-box>
            <text:p text:style-name="P15"><text:span text:style-name="T1">Les</text:span><text:span text:style-name="T74"> </text:span><text:span text:style-name="T1">certificats</text:span></text:p>
          </draw:text-box>
        </draw:frame>
        <draw:frame draw:name="object 12" presentation:style-name="pr2" draw:text-style-name="P11" draw:layer="layout" svg:width="10.235cm" svg:height="12.174cm" svg:x="1.366cm" svg:y="20.048cm">
          <draw:text-box>
            <text:p text:style-name="P10"><text:span text:style-name="T10">Pôle Informatique </text:span><text:span text:style-name="T11">/ </text:span><text:span text:style-name="T12">Service </text:span><text:span text:style-name="T13">développement</text:span><text:span text:style-name="T14"> </text:span><text:span text:style-name="T15">/LV</text:span></text:p>
          </draw:text-box>
        </draw:frame>
        <draw:frame draw:name="object 13" presentation:style-name="pr2" draw:text-style-name="P13" draw:layer="layout" svg:width="5.106cm" svg:height="12.174cm" svg:x="12.895cm" svg:y="20.067cm">
          <draw:text-box>
            <text:p text:style-name="P12"><text:span text:style-name="T16">RE</text:span><text:span text:style-name="T17">S</text:span><text:span text:style-name="T18">T</text:span><text:span text:style-name="T17">R</text:span><text:span text:style-name="T19">E</text:span><text:span text:style-name="T20">I</text:span><text:span text:style-name="T21">N</text:span><text:span text:style-name="T22">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 certificat" draw:style-name="dp1" draw:master-page-name="Title_20_and_20_Content" presentation:presentation-page-layout-name="AL1T11">
        <draw:custom-shape draw:name="object 2" draw:style-name="gr13" draw:text-style-name="P4" draw:layer="layout" svg:width="0.357cm" svg:height="0.466cm" svg:x="1.584cm" svg:y="5.087cm">
          <text:p text:style-name="P40"><text:span text:style-name="T75">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3" draw:style-name="gr13" draw:text-style-name="P4" draw:layer="layout" svg:width="0.357cm" svg:height="0.466cm" svg:x="1.584cm" svg:y="6.375cm">
          <text:p text:style-name="P40"><text:span text:style-name="T75">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" draw:style-name="gr15" draw:text-style-name="P4" draw:layer="layout" svg:width="23.074cm" svg:height="5.344cm" svg:x="2.24cm" svg:y="4.504cm">
          <text:p text:style-name="P44"><text:span text:style-name="T76">Concrètement c'est un</text:span><text:span text:style-name="T77"> </text:span><text:span text:style-name="T78">fichier</text:span></text:p>
          <text:p text:style-name="P45"><text:span text:style-name="T76">Le certificat </text:span><text:span text:style-name="T79">va </text:span><text:span text:style-name="T78">permettre </text:span><text:span text:style-name="T76">de vérifier </text:span><text:span text:style-name="T78">que </text:span><text:span text:style-name="T76">c'est bien </text:span><text:span text:style-name="T78">Madame <text:s/>Dupont qui </text:span><text:span text:style-name="T76">a signé le </text:span><text:span text:style-name="T78">document. Cette </text:span><text:span text:style-name="T76">vérification </text:span><text:span text:style-name="T79">se </text:span><text:span text:style-name="T76">fait </text:span><text:span text:style-name="T79">via </text:span><text:span text:style-name="T78">un <text:s/>logiciel </text:span><text:span text:style-name="T76">(DocuSign, DocaPost, </text:span><text:span text:style-name="T78">Adobe, Sell&amp;sign,…) </text:span><text:span text:style-name="T76">avec <text:s/></text:span><text:span text:style-name="T78">l'affichage d'un bandeau dans </text:span><text:span text:style-name="T76">le</text:span><text:span text:style-name="T78"> documen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8" draw:text-style-name="P19" draw:layer="layout" svg:width="27.999cm" svg:height="3.506cm" svg:x="0cm" svg:y="0.501cm">
          <text:p/>
          <draw:enhanced-geometry draw:mirror-horizontal="false" draw:mirror-vertical="false" svg:viewBox="0 0 0 0" drawooo:sub-view-size="10079990 1262380" draw:text-areas="0 0 ?f0 ?f1" draw:type="ooxml-non-primitive" draw:enhanced-path="M 10079990 0 L 0 0 0 1262379 10079990 1262379 10079990 0 Z N">
            <draw:equation draw:name="f0" draw:formula="logwidth"/>
            <draw:equation draw:name="f1" draw:formula="logheight"/>
          </draw:enhanced-geometry>
        </draw:custom-shape>
        <draw:frame draw:name="object 6" presentation:style-name="pr9" draw:text-style-name="P21" draw:layer="layout" svg:width="8.011cm" svg:height="3.54cm" svg:x="9.775cm" svg:y="1.203cm" presentation:class="title" presentation:user-transformed="true">
          <draw:text-box>
            <text:p text:style-name="P15"><text:span text:style-name="T1">Le</text:span><text:span text:style-name="T80"> </text:span><text:span text:style-name="T1">certificat</text:span></text:p>
          </draw:text-box>
        </draw:frame>
        <draw:custom-shape draw:name="object 7" draw:style-name="gr16" draw:text-style-name="P46" draw:layer="layout" svg:width="13.415cm" svg:height="10.071cm" svg:x="1.199cm" svg:y="9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8" draw:style-name="gr17" draw:text-style-name="P4" draw:layer="layout" svg:width="3.153cm" svg:height="0.001cm" svg:x="15.046cm" svg:y="12.799cm">
          <text:p/>
          <draw:enhanced-geometry draw:mirror-horizontal="false" draw:mirror-vertical="false" svg:viewBox="0 0 0 0" drawooo:sub-view-size="1135379 0" draw:text-areas="0 0 ?f0 ?f1" draw:type="ooxml-non-primitive" draw:enhanced-path="M 1135379 0 L 0 0 N">
            <draw:equation draw:name="f0" draw:formula="logwidth"/>
            <draw:equation draw:name="f1" draw:formula="logheight"/>
          </draw:enhanced-geometry>
        </draw:custom-shape>
        <draw:custom-shape draw:name="object 9" draw:style-name="gr18" draw:text-style-name="P47" draw:layer="layout" svg:width="0.451cm" svg:height="0.299cm" svg:x="14.616cm" svg:y="12.651cm">
          <text:p/>
          <draw:enhanced-geometry draw:mirror-horizontal="false" draw:mirror-vertical="false" svg:viewBox="0 0 0 0" drawooo:sub-view-size="162560 107950" draw:text-areas="0 0 ?f0 ?f1" draw:type="ooxml-non-primitive" draw:enhanced-path="M 162560 0 L 0 53339 162560 107949 162560 0 Z N">
            <draw:equation draw:name="f0" draw:formula="logwidth"/>
            <draw:equation draw:name="f1" draw:formula="logheight"/>
          </draw:enhanced-geometry>
        </draw:custom-shape>
        <draw:custom-shape draw:name="object 10" draw:style-name="gr17" draw:text-style-name="P4" draw:layer="layout" svg:width="3.368cm" svg:height="0.001cm" svg:x="14.4cm" svg:y="17.6cm">
          <text:p/>
          <draw:enhanced-geometry draw:mirror-horizontal="false" draw:mirror-vertical="false" svg:viewBox="0 0 0 0" drawooo:sub-view-size="1212850 0" draw:text-areas="0 0 ?f0 ?f1" draw:type="ooxml-non-primitive" draw:enhanced-path="M 0 0 L 1212850 0 N">
            <draw:equation draw:name="f0" draw:formula="logwidth"/>
            <draw:equation draw:name="f1" draw:formula="logheight"/>
          </draw:enhanced-geometry>
        </draw:custom-shape>
        <draw:custom-shape draw:name="object 11" draw:style-name="gr18" draw:text-style-name="P47" draw:layer="layout" svg:width="0.451cm" svg:height="0.299cm" svg:x="17.748cm" svg:y="17.448cm">
          <text:p/>
          <draw:enhanced-geometry draw:mirror-horizontal="false" draw:mirror-vertical="false" svg:viewBox="0 0 0 0" drawooo:sub-view-size="162559 107950" draw:text-areas="0 0 ?f0 ?f1" draw:type="ooxml-non-primitive" draw:enhanced-path="M 0 0 L 0 107949 162559 54609 0 0 Z N">
            <draw:equation draw:name="f0" draw:formula="logwidth"/>
            <draw:equation draw:name="f1" draw:formula="logheight"/>
          </draw:enhanced-geometry>
        </draw:custom-shape>
        <draw:custom-shape draw:name="object 12" draw:style-name="gr19" draw:text-style-name="P48" draw:layer="layout" svg:width="4.866cm" svg:height="5.95cm" svg:x="19.434cm" svg:y="10.0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3" draw:style-name="gr20" draw:text-style-name="P49" draw:layer="layout" svg:width="3.597cm" svg:height="3.551cm" svg:x="19.399cm" svg:y="16.4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12" presentation:style-name="pr2" draw:text-style-name="P11" draw:layer="layout" svg:width="10.235cm" svg:height="12.174cm" svg:x="1.366cm" svg:y="20.048cm">
          <draw:text-box>
            <text:p text:style-name="P10"><text:span text:style-name="T10">Pôle Informatique </text:span><text:span text:style-name="T11">/ </text:span><text:span text:style-name="T12">Service </text:span><text:span text:style-name="T13">développement</text:span><text:span text:style-name="T14"> </text:span><text:span text:style-name="T15">/LV</text:span></text:p>
          </draw:text-box>
        </draw:frame>
        <draw:frame draw:name="object 13" presentation:style-name="pr2" draw:text-style-name="P13" draw:layer="layout" svg:width="5.106cm" svg:height="12.174cm" svg:x="12.895cm" svg:y="20.067cm">
          <draw:text-box>
            <text:p text:style-name="P12"><text:span text:style-name="T16">RE</text:span><text:span text:style-name="T17">S</text:span><text:span text:style-name="T18">T</text:span><text:span text:style-name="T17">R</text:span><text:span text:style-name="T19">E</text:span><text:span text:style-name="T20">I</text:span><text:span text:style-name="T21">N</text:span><text:span text:style-name="T22">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Only" presentation:presentation-page-layout-name="AL1T11">
        <draw:custom-shape draw:name="object 3" draw:style-name="gr21" draw:text-style-name="P50" draw:layer="layout" svg:width="3.227cm" svg:height="1.9cm" svg:x="24.402cm" svg:y="18.6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" draw:style-name="gr22" draw:text-style-name="P51" draw:layer="layout" svg:width="22.4cm" svg:height="17.338cm" svg:x="2.801cm" svg:y="3.0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8" draw:text-style-name="P19" draw:layer="layout" svg:width="27.999cm" svg:height="1.735cm" svg:x="0cm" svg:y="0.483cm">
          <text:p/>
          <draw:enhanced-geometry draw:mirror-horizontal="false" draw:mirror-vertical="false" svg:viewBox="0 0 0 0" drawooo:sub-view-size="10079990 624840" draw:text-areas="0 0 ?f0 ?f1" draw:type="ooxml-non-primitive" draw:enhanced-path="M 10079990 0 L 0 0 0 624839 10079990 624839 10079990 0 Z N">
            <draw:equation draw:name="f0" draw:formula="logwidth"/>
            <draw:equation draw:name="f1" draw:formula="logheight"/>
          </draw:enhanced-geometry>
        </draw:custom-shape>
        <draw:custom-shape draw:name="object 6" draw:style-name="gr23" draw:text-style-name="P52" draw:layer="layout" svg:width="2.751cm" svg:height="2.751cm" svg:x="3.849cm" svg:y="11.2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7" presentation:style-name="pr10" draw:text-style-name="P21" draw:layer="layout" svg:width="19.231cm" svg:height="3.745cm" svg:x="4.374cm" svg:y="0.3cm" presentation:class="title" presentation:user-transformed="true">
          <draw:text-box>
            <text:p text:style-name="P53"><text:span text:style-name="T1">Les</text:span><text:span text:style-name="T1"><text:tab/></text:span><text:span text:style-name="T31">niveaux</text:span><text:span text:style-name="T33"> </text:span><text:span text:style-name="T1">de</text:span><text:span text:style-name="T1"><text:tab/></text:span><text:span text:style-name="T1">certificats</text:span><text:span text:style-name="T81"> </text:span><text:span text:style-name="T31">...</text:span><text:span text:style-name="T31"><text:line-break/></text:span><text:span text:style-name="T82">European </text:span><text:span text:style-name="T83">Telecommunications</text:span><text:span text:style-name="T84"> </text:span><text:span text:style-name="T85">Standards</text:span><text:span text:style-name="T86"> </text:span><text:span text:style-name="T85">Institute</text:span><text:span text:style-name="T85"><text:tab/></text:span><text:span text:style-name="T85">ETSI</text:span></text:p>
          </draw:text-box>
        </draw:frame>
        <draw:frame draw:name="object 12" presentation:style-name="pr11" draw:text-style-name="P11" draw:layer="layout" svg:width="10.235cm" svg:height="12.174cm" svg:x="1.366cm" svg:y="20.048cm">
          <draw:text-box>
            <text:p text:style-name="P10"><text:span text:style-name="T10">Pôle Informatique </text:span><text:span text:style-name="T11">/ </text:span><text:span text:style-name="T12">Service </text:span><text:span text:style-name="T13">développement</text:span><text:span text:style-name="T14"> </text:span><text:span text:style-name="T15">/LV</text:span></text:p>
          </draw:text-box>
        </draw:frame>
        <draw:frame draw:name="object 13" presentation:style-name="pr11" draw:text-style-name="P13" draw:layer="layout" svg:width="5.106cm" svg:height="12.174cm" svg:x="12.895cm" svg:y="20.067cm">
          <draw:text-box>
            <text:p text:style-name="P12"><text:span text:style-name="T16">RE</text:span><text:span text:style-name="T17">S</text:span><text:span text:style-name="T18">T</text:span><text:span text:style-name="T17">R</text:span><text:span text:style-name="T19">E</text:span><text:span text:style-name="T20">I</text:span><text:span text:style-name="T21">N</text:span><text:span text:style-name="T22">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s&#9;coûts&#9;: exemple DocuSign" draw:style-name="dp1" draw:master-page-name="Title_20_and_20_Content" presentation:presentation-page-layout-name="AL1T11">
        <draw:custom-shape draw:name="object 2" draw:style-name="gr24" draw:text-style-name="P54" draw:layer="layout" svg:width="27.752cm" svg:height="16.509cm" svg:x="0.183cm" svg:y="2.2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3" draw:style-name="gr25" draw:text-style-name="P4" draw:layer="layout" svg:width="19.488cm" svg:height="1.625cm" svg:x="2.014cm" svg:y="18.232cm">
          <text:p text:style-name="P55"><text:span text:style-name="T36">SellAndSign Abo </text:span><text:span text:style-name="T35">de 10 </text:span><text:span text:style-name="T36">euros </text:span><text:span text:style-name="T37">+ </text:span><text:span text:style-name="T36">packet</text:span><text:span text:style-name="T35"> de</text:span><text:span text:style-name="T37"> </text:span><text:span text:style-name="T35">signature</text:span><text:span text:style-name="T35"><text:tab/></text:span><text:span text:style-name="T36">100 </text:span><text:span text:style-name="T37">à </text:span><text:span text:style-name="T36">189</text:span><text:span text:style-name="T87"> </text:span><text:span text:style-name="T35">euros <text:s/>et </text:span><text:span text:style-name="T36">de 1000 </text:span><text:span text:style-name="T37">à </text:span><text:span text:style-name="T36">1590 </text:span><text:span text:style-name="T35">euros par</text:span><text:span text:style-name="T88"> </text:span><text:span text:style-name="T35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" draw:style-name="gr8" draw:text-style-name="P19" draw:layer="layout" svg:width="27.999cm" svg:height="2.098cm" svg:x="0cm" svg:y="0.198cm">
          <text:p/>
          <draw:enhanced-geometry draw:mirror-horizontal="false" draw:mirror-vertical="false" svg:viewBox="0 0 0 0" drawooo:sub-view-size="10079990 755650" draw:text-areas="0 0 ?f0 ?f1" draw:type="ooxml-non-primitive" draw:enhanced-path="M 10079990 0 L 0 0 0 755650 10079990 755650 10079990 0 Z N">
            <draw:equation draw:name="f0" draw:formula="logwidth"/>
            <draw:equation draw:name="f1" draw:formula="logheight"/>
          </draw:enhanced-geometry>
        </draw:custom-shape>
        <draw:frame draw:name="object 5" presentation:style-name="pr13" draw:text-style-name="P21" draw:layer="layout" svg:width="21.042cm" svg:height="3.76cm" svg:x="3.249cm" svg:y="0.198cm" presentation:class="title" presentation:user-transformed="true">
          <draw:text-box>
            <text:p text:style-name="P56"><text:span text:style-name="T1">Les</text:span><text:span text:style-name="T1"><text:tab/></text:span><text:span text:style-name="T1">coûts</text:span><text:span text:style-name="T1"><text:tab/></text:span><text:span text:style-name="T31">: </text:span><text:span text:style-name="T1">exemple</text:span><text:span text:style-name="T2"> </text:span><text:span text:style-name="T1">DocuSign</text:span></text:p>
          </draw:text-box>
        </draw:frame>
        <draw:frame draw:name="object 12" presentation:style-name="pr2" draw:text-style-name="P11" draw:layer="layout" svg:width="10.235cm" svg:height="12.174cm" svg:x="1.366cm" svg:y="20.048cm">
          <draw:text-box>
            <text:p text:style-name="P10"><text:span text:style-name="T10">Pôle Informatique </text:span><text:span text:style-name="T11">/ </text:span><text:span text:style-name="T12">Service </text:span><text:span text:style-name="T13">développement</text:span><text:span text:style-name="T14"> </text:span><text:span text:style-name="T15">/LV</text:span></text:p>
          </draw:text-box>
        </draw:frame>
        <draw:frame draw:name="object 13" presentation:style-name="pr2" draw:text-style-name="P13" draw:layer="layout" svg:width="5.106cm" svg:height="12.174cm" svg:x="12.895cm" svg:y="20.067cm">
          <draw:text-box>
            <text:p text:style-name="P12"><text:span text:style-name="T16">RE</text:span><text:span text:style-name="T17">S</text:span><text:span text:style-name="T18">T</text:span><text:span text:style-name="T17">R</text:span><text:span text:style-name="T19">E</text:span><text:span text:style-name="T20">I</text:span><text:span text:style-name="T21">N</text:span><text:span text:style-name="T22">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s coûts Sell&amp;sign" draw:style-name="dp1" draw:master-page-name="Title_20_and_20_Content" presentation:presentation-page-layout-name="AL1T11">
        <draw:custom-shape draw:name="object 2" draw:style-name="gr13" draw:text-style-name="P4" draw:layer="layout" svg:width="0.357cm" svg:height="0.466cm" svg:x="1.584cm" svg:y="5.087cm">
          <text:p text:style-name="P40"><text:span text:style-name="T75">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3" draw:style-name="gr13" draw:text-style-name="P4" draw:layer="layout" svg:width="0.357cm" svg:height="0.466cm" svg:x="1.584cm" svg:y="8.587cm">
          <text:p text:style-name="P40"><text:span text:style-name="T75">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" draw:style-name="gr13" draw:text-style-name="P4" draw:layer="layout" svg:width="0.357cm" svg:height="0.466cm" svg:x="1.584cm" svg:y="11.162cm">
          <text:p text:style-name="P40"><text:span text:style-name="T75">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5" presentation:style-name="pr14" draw:text-style-name="P61" draw:layer="layout" svg:width="23.663cm" svg:height="12.043cm" svg:x="2.173cm" svg:y="4.801cm" presentation:class="outline" presentation:user-transformed="true">
          <draw:text-box>
            <text:p text:style-name="P57"><text:span text:style-name="T89">Abonnement mensuel signature en </text:span><text:span text:style-name="T90">face à face (preuve </text:span><text:span text:style-name="T89">d'identité <text:s/></text:span><text:span text:style-name="T90">via </text:span><text:span text:style-name="T91">carte</text:span><text:span text:style-name="T92"> </text:span><text:span text:style-name="T89">d'identité)</text:span></text:p>
            <text:p text:style-name="P58"><text:span text:style-name="T89">39,90€ HT</text:span></text:p>
            <text:p text:style-name="P59"><text:span text:style-name="T89">Abonnement mensuel signature </text:span><text:span text:style-name="T90">à distance via </text:span><text:span text:style-name="T89">Email </text:span><text:span text:style-name="T90">+sms <text:s/></text:span><text:span text:style-name="T89">9,90€</text:span><text:span text:style-name="T92"> </text:span><text:span text:style-name="T89">HT</text:span></text:p>
            <text:p text:style-name="P60"><text:span text:style-name="T89">Abonnement mensuel signature en ligne </text:span><text:span text:style-name="T91">sur </text:span><text:span text:style-name="T90">leur site </text:span><text:span text:style-name="T89">WEB <text:s/>99,90€ HT</text:span></text:p>
          </draw:text-box>
        </draw:frame>
        <draw:custom-shape draw:name="object 6" draw:style-name="gr13" draw:text-style-name="P4" draw:layer="layout" svg:width="0.357cm" svg:height="0.466cm" svg:x="1.584cm" svg:y="15.025cm">
          <text:p text:style-name="P40"><text:span text:style-name="T75">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7" draw:style-name="gr6" draw:text-style-name="P4" draw:layer="layout" svg:width="18.075cm" svg:height="2.312cm" svg:x="2.24cm" svg:y="14.446cm">
          <text:p text:style-name="P62"><text:span text:style-name="T76">+ cout </text:span><text:span text:style-name="T78">par signature </text:span><text:span text:style-name="T76">(100 transactions) 189 euros <text:s/></text:span><text:span text:style-name="T78">1000 </text:span><text:span text:style-name="T76">transactions </text:span><text:span text:style-name="T78">1590</text:span><text:span text:style-name="T93"> </text:span><text:span text:style-name="T78">eur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8" draw:style-name="gr8" draw:text-style-name="P19" draw:layer="layout" svg:width="27.999cm" svg:height="2.098cm" svg:x="0cm" svg:y="0.198cm">
          <text:p/>
          <draw:enhanced-geometry draw:mirror-horizontal="false" draw:mirror-vertical="false" svg:viewBox="0 0 0 0" drawooo:sub-view-size="10079990 755650" draw:text-areas="0 0 ?f0 ?f1" draw:type="ooxml-non-primitive" draw:enhanced-path="M 10079990 0 L 0 0 0 755650 10079990 755650 10079990 0 Z N">
            <draw:equation draw:name="f0" draw:formula="logwidth"/>
            <draw:equation draw:name="f1" draw:formula="logheight"/>
          </draw:enhanced-geometry>
        </draw:custom-shape>
        <draw:frame draw:name="object 9" presentation:style-name="pr9" draw:text-style-name="P21" draw:layer="layout" svg:width="13.623cm" svg:height="3.54cm" svg:x="6.964cm" svg:y="0.198cm" presentation:class="title" presentation:user-transformed="true">
          <draw:text-box>
            <text:p text:style-name="P15"><text:span text:style-name="T1">Les </text:span><text:span text:style-name="T31">coûts</text:span><text:span text:style-name="T74"> </text:span><text:span text:style-name="T1">Sell&amp;sign</text:span></text:p>
          </draw:text-box>
        </draw:frame>
        <draw:frame draw:name="object 12" presentation:style-name="pr2" draw:text-style-name="P11" draw:layer="layout" svg:width="10.235cm" svg:height="12.174cm" svg:x="1.366cm" svg:y="20.048cm">
          <draw:text-box>
            <text:p text:style-name="P10"><text:span text:style-name="T10">Pôle Informatique </text:span><text:span text:style-name="T11">/ </text:span><text:span text:style-name="T12">Service </text:span><text:span text:style-name="T13">développement</text:span><text:span text:style-name="T14"> </text:span><text:span text:style-name="T15">/LV</text:span></text:p>
          </draw:text-box>
        </draw:frame>
        <draw:frame draw:name="object 13" presentation:style-name="pr2" draw:text-style-name="P13" draw:layer="layout" svg:width="5.106cm" svg:height="12.174cm" svg:x="12.895cm" svg:y="20.067cm">
          <draw:text-box>
            <text:p text:style-name="P12"><text:span text:style-name="T16">RE</text:span><text:span text:style-name="T17">S</text:span><text:span text:style-name="T18">T</text:span><text:span text:style-name="T17">R</text:span><text:span text:style-name="T19">E</text:span><text:span text:style-name="T20">I</text:span><text:span text:style-name="T21">N</text:span><text:span text:style-name="T22">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1T11">
        <draw:frame presentation:style-name="pr15" draw:layer="layout" svg:width="15.027cm" svg:height="1.932cm" svg:x="6.491cm" svg:y="1.069cm" presentation:class="title" presentation:placeholder="true">
          <draw:text-box/>
        </draw:frame>
        <draw:custom-shape draw:name="object 6" draw:style-name="gr26" draw:text-style-name="P19" draw:layer="layout" svg:width="27.995cm" svg:height="2.984cm" svg:x="0cm" svg:y="0.001cm">
          <text:p/>
          <draw:enhanced-geometry draw:mirror-horizontal="false" draw:mirror-vertical="false" svg:viewBox="0 0 0 0" drawooo:sub-view-size="10078720 1074420" draw:text-areas="0 0 ?f0 ?f1" draw:type="ooxml-non-primitive" draw:enhanced-path="M 10078720 0 L 0 0 0 1074420 10078720 1074420 10078720 0 Z N">
            <draw:equation draw:name="f0" draw:formula="logwidth"/>
            <draw:equation draw:name="f1" draw:formula="logheight"/>
          </draw:enhanced-geometry>
        </draw:custom-shape>
        <draw:frame draw:name="object 7" presentation:style-name="pr16" draw:text-style-name="P63" draw:layer="layout" svg:width="23.4cm" svg:height="1.898cm" svg:x="3.4cm" svg:y="1.065cm" presentation:class="title" presentation:user-transformed="true">
          <draw:text-box>
            <text:p text:style-name="P15"><text:span text:style-name="T94">Les solutions possibles</text:span></text:p>
          </draw:text-box>
        </draw:frame>
        <draw:frame draw:style-name="gr27" draw:text-style-name="P65" draw:layer="layout" svg:width="27.02cm" svg:height="3.723cm" svg:x="1.6cm" svg:y="4.4cm">
          <draw:text-box>
            <text:p text:style-name="P64"><text:span text:style-name="T95">L' e-parapheur :</text:span></text:p>
            <text:p text:style-name="P64"><text:span text:style-name="T96">Le Parapheur est la solution que vous attendiez. Il remplace les circuits </text:span></text:p>
            <text:p text:style-name="P64"><text:span text:style-name="T96">papiers traditionnels par des circuits collaboratifs entièrement dématérialisés </text:span></text:p>
            <text:p text:style-name="P64"><text:span text:style-name="T96">qui centralisent tous les documents à traiter, valider et signer.</text:span></text:p>
          </draw:text-box>
        </draw:frame>
        <draw:frame draw:name="object 12" presentation:style-name="pr2" draw:text-style-name="P11" draw:layer="layout" svg:width="10.235cm" svg:height="12.174cm" svg:x="1.366cm" svg:y="20.048cm">
          <draw:text-box>
            <text:p text:style-name="P10"><text:span text:style-name="T10">Pôle Informatique </text:span><text:span text:style-name="T11">/ </text:span><text:span text:style-name="T12">Service </text:span><text:span text:style-name="T13">développement</text:span><text:span text:style-name="T14"> </text:span><text:span text:style-name="T15">/LV</text:span></text:p>
          </draw:text-box>
        </draw:frame>
        <draw:frame draw:name="object 13" presentation:style-name="pr2" draw:text-style-name="P13" draw:layer="layout" svg:width="5.106cm" svg:height="12.174cm" svg:x="12.895cm" svg:y="20.067cm">
          <draw:text-box>
            <text:p text:style-name="P12"><text:span text:style-name="T16">RE</text:span><text:span text:style-name="T17">S</text:span><text:span text:style-name="T18">T</text:span><text:span text:style-name="T17">R</text:span><text:span text:style-name="T19">E</text:span><text:span text:style-name="T20">I</text:span><text:span text:style-name="T21">N</text:span><text:span text:style-name="T22">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3" draw:text-style-name="P6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ésumé" draw:style-name="dp1" draw:master-page-name="Title_20_and_20_Content" presentation:presentation-page-layout-name="AL1T11">
        <draw:custom-shape draw:name="object 2" draw:style-name="gr2" draw:text-style-name="P4" draw:layer="layout" svg:width="0.473cm" svg:height="0.647cm" svg:x="1.665cm" svg:y="6.922cm">
          <text:p text:style-name="P67"><text:span text:style-name="T97">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3" draw:style-name="gr2" draw:text-style-name="P4" draw:layer="layout" svg:width="0.473cm" svg:height="0.647cm" svg:x="1.665cm" svg:y="8.685cm">
          <text:p text:style-name="P67"><text:span text:style-name="T97">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" draw:style-name="gr2" draw:text-style-name="P4" draw:layer="layout" svg:width="0.473cm" svg:height="0.647cm" svg:x="1.665cm" svg:y="11.719cm">
          <text:p text:style-name="P67"><text:span text:style-name="T97">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28" draw:text-style-name="P4" draw:layer="layout" svg:width="22.385cm" svg:height="6.77cm" svg:x="2.565cm" svg:y="6.131cm">
          <text:p text:style-name="P68"><text:span text:style-name="T3">Une </text:span><text:span text:style-name="T7">réglementation </text:span><text:span text:style-name="T3">Européenne à</text:span><text:span text:style-name="T7"> </text:span><text:span text:style-name="T3">respecter</text:span></text:p>
          <text:p text:style-name="P69"><text:span text:style-name="T3">Des niveaux de </text:span><text:span text:style-name="T7">sécurité </text:span><text:span text:style-name="T5">différents </text:span><text:span text:style-name="T3">selon </text:span><text:span text:style-name="T7">les <text:s/>fournisseurs</text:span></text:p>
          <text:p text:style-name="P70"><text:span text:style-name="T3">Des </text:span><text:span text:style-name="T7">tarifs </text:span><text:span text:style-name="T5">différ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6" draw:style-name="gr8" draw:text-style-name="P19" draw:layer="layout" svg:width="27.995cm" svg:height="2.984cm" svg:x="0cm" svg:y="0cm">
          <text:p/>
          <draw:enhanced-geometry draw:mirror-horizontal="false" draw:mirror-vertical="false" svg:viewBox="0 0 0 0" drawooo:sub-view-size="10078720 1074420" draw:text-areas="0 0 ?f0 ?f1" draw:type="ooxml-non-primitive" draw:enhanced-path="M 10078720 0 L 0 0 0 1074420 10078720 1074420 10078720 0 Z N">
            <draw:equation draw:name="f0" draw:formula="logwidth"/>
            <draw:equation draw:name="f1" draw:formula="logheight"/>
          </draw:enhanced-geometry>
        </draw:custom-shape>
        <draw:frame draw:name="object 7" presentation:style-name="pr9" draw:text-style-name="P21" draw:layer="layout" svg:width="5.85cm" svg:height="3.54cm" svg:x="10.855cm" svg:y="1.065cm" presentation:class="title" presentation:user-transformed="true">
          <draw:text-box>
            <text:p text:style-name="P15"><text:span text:style-name="T1">Ré</text:span><text:span text:style-name="T31">s</text:span><text:span text:style-name="T1">umé</text:span></text:p>
          </draw:text-box>
        </draw:frame>
        <draw:frame draw:name="object 12" presentation:style-name="pr2" draw:text-style-name="P11" draw:layer="layout" svg:width="10.235cm" svg:height="12.174cm" svg:x="1.366cm" svg:y="20.048cm">
          <draw:text-box>
            <text:p text:style-name="P10"><text:span text:style-name="T10">Pôle Informatique </text:span><text:span text:style-name="T11">/ </text:span><text:span text:style-name="T12">Service </text:span><text:span text:style-name="T13">développement</text:span><text:span text:style-name="T14"> </text:span><text:span text:style-name="T15">/LV</text:span></text:p>
          </draw:text-box>
        </draw:frame>
        <draw:frame draw:name="object 13" presentation:style-name="pr2" draw:text-style-name="P13" draw:layer="layout" svg:width="5.106cm" svg:height="12.174cm" svg:x="12.895cm" svg:y="20.067cm">
          <draw:text-box>
            <text:p text:style-name="P12"><text:span text:style-name="T16">RE</text:span><text:span text:style-name="T17">S</text:span><text:span text:style-name="T18">T</text:span><text:span text:style-name="T17">R</text:span><text:span text:style-name="T19">E</text:span><text:span text:style-name="T20">I</text:span><text:span text:style-name="T21">N</text:span><text:span text:style-name="T22">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s&#9;différentes&#9;façons&#9;de signer  électroniquement" draw:style-name="dp1" draw:master-page-name="Title_20_and_20_Content" presentation:presentation-page-layout-name="AL1T11">
        <draw:custom-shape draw:name="object 2" draw:style-name="gr2" draw:text-style-name="P72" draw:layer="layout" svg:width="0.473cm" svg:height="0.647cm" svg:x="1.665cm" svg:y="5.154cm">
          <text:p text:style-name="P71"><text:span text:style-name="T97">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3" draw:style-name="gr2" draw:text-style-name="P72" draw:layer="layout" svg:width="0.473cm" svg:height="0.647cm" svg:x="1.665cm" svg:y="6.922cm">
          <text:p text:style-name="P71"><text:span text:style-name="T97">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" draw:style-name="gr2" draw:text-style-name="P72" draw:layer="layout" svg:width="0.473cm" svg:height="0.647cm" svg:x="1.665cm" svg:y="8.685cm">
          <text:p text:style-name="P71"><text:span text:style-name="T97">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29" draw:text-style-name="P76" draw:layer="layout" svg:width="20.578cm" svg:height="13.034cm" svg:x="2.565cm" svg:y="4.36cm">
          <text:p text:style-name="P73"><text:span text:style-name="T98">En </text:span><text:span text:style-name="T3">face à </text:span><text:span text:style-name="T7">face <text:s/></text:span><text:span text:style-name="T99">Via </text:span><text:span text:style-name="T3">un site</text:span><text:span text:style-name="T100"> </text:span><text:span text:style-name="T3">web</text:span></text:p>
          <text:p text:style-name="P74"><text:span text:style-name="T98">Par </text:span><text:span text:style-name="T3">email envoi aux</text:span><text:span text:style-name="T6"> </text:span><text:span text:style-name="T7">signataires</text:span></text:p>
          <text:p text:style-name="P75"><text:span text:style-name="T7">(+ </text:span><text:span text:style-name="T3">un code </text:span><text:span text:style-name="T98">sms </text:span><text:span text:style-name="T3">pour valider </text:span><text:span text:style-name="T5">la</text:span><text:span text:style-name="T9"> </text:span><text:span text:style-name="T7">signatur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6" draw:style-name="gr30" draw:text-style-name="P19" draw:layer="layout" svg:width="27.999cm" svg:height="3.506cm" svg:x="0cm" svg:y="0.501cm">
          <text:p/>
          <draw:enhanced-geometry draw:mirror-horizontal="false" draw:mirror-vertical="false" svg:viewBox="0 0 0 0" drawooo:sub-view-size="10079990 1262380" draw:text-areas="0 0 ?f0 ?f1" draw:type="ooxml-non-primitive" draw:enhanced-path="M 10079990 0 L 0 0 0 1262379 10079990 1262379 10079990 0 Z N">
            <draw:equation draw:name="f0" draw:formula="logwidth"/>
            <draw:equation draw:name="f1" draw:formula="logheight"/>
          </draw:enhanced-geometry>
        </draw:custom-shape>
        <draw:frame draw:name="object 7" presentation:style-name="pr17" draw:text-style-name="P78" draw:layer="layout" svg:width="26.8cm" svg:height="4.025cm" svg:x="0.6cm" svg:y="0.335cm" presentation:class="title" presentation:user-transformed="true">
          <draw:text-box>
            <text:p text:style-name="P77"><text:span text:style-name="T1">Les</text:span><text:span text:style-name="T1"><text:tab/></text:span><text:span text:style-name="T34">différentes</text:span><text:span text:style-name="T34"><text:tab/></text:span><text:span text:style-name="T1">façons</text:span><text:span text:style-name="T1"><text:tab/></text:span><text:span text:style-name="T1">de</text:span><text:span text:style-name="T101"> </text:span><text:span text:style-name="T1">signer <text:s/>électroniquement</text:span></text:p>
          </draw:text-box>
        </draw:frame>
        <draw:frame draw:name="object 12" presentation:style-name="pr2" draw:text-style-name="P11" draw:layer="layout" svg:width="10.235cm" svg:height="12.174cm" svg:x="1.366cm" svg:y="20.048cm">
          <draw:text-box>
            <text:p text:style-name="P10"><text:span text:style-name="T10">Pôle Informatique </text:span><text:span text:style-name="T11">/ </text:span><text:span text:style-name="T12">Service </text:span><text:span text:style-name="T13">développement</text:span><text:span text:style-name="T14"> </text:span><text:span text:style-name="T15">/LV</text:span></text:p>
          </draw:text-box>
        </draw:frame>
        <draw:frame draw:name="object 13" presentation:style-name="pr2" draw:text-style-name="P13" draw:layer="layout" svg:width="5.106cm" svg:height="12.174cm" svg:x="12.895cm" svg:y="20.067cm">
          <draw:text-box>
            <text:p text:style-name="P12"><text:span text:style-name="T16">RE</text:span><text:span text:style-name="T17">S</text:span><text:span text:style-name="T18">T</text:span><text:span text:style-name="T17">R</text:span><text:span text:style-name="T19">E</text:span><text:span text:style-name="T20">I</text:span><text:span text:style-name="T21">N</text:span><text:span text:style-name="T22">T</text:span></text:p>
          </draw:text-box>
        </draw:frame>
        <presentation:notes draw:style-name="dp2">
          <draw:page-thumbnail draw:style-name="gr5" draw:layer="layout" svg:width="14.861cm" svg:height="11.136cm" svg:x="3.069cm" svg:y="2.257cm" draw:page-number="12" presentation:class="page"/>
          <draw:frame presentation:style-name="pr3" draw:text-style-name="P6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ur aller plus loin ..." draw:style-name="dp1" draw:master-page-name="Title_20_and_20_Content" presentation:presentation-page-layout-name="AL1T11">
        <draw:custom-shape draw:name="object 3" draw:style-name="gr31" draw:text-style-name="P79" draw:layer="layout" svg:width="3.227cm" svg:height="1.9cm" svg:x="24.402cm" svg:y="18.6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" draw:style-name="gr32" draw:text-style-name="P80" draw:layer="layout" svg:width="15.661cm" svg:height="10.389cm" svg:x="5.86cm" svg:y="10.4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8" draw:text-style-name="P19" draw:layer="layout" svg:width="27.995cm" svg:height="2.984cm" svg:x="0cm" svg:y="0cm">
          <text:p/>
          <draw:enhanced-geometry draw:mirror-horizontal="false" draw:mirror-vertical="false" svg:viewBox="0 0 0 0" drawooo:sub-view-size="10078720 1074420" draw:text-areas="0 0 ?f0 ?f1" draw:type="ooxml-non-primitive" draw:enhanced-path="M 10078720 0 L 0 0 0 1074420 10078720 1074420 10078720 0 Z N">
            <draw:equation draw:name="f0" draw:formula="logwidth"/>
            <draw:equation draw:name="f1" draw:formula="logheight"/>
          </draw:enhanced-geometry>
        </draw:custom-shape>
        <draw:frame draw:name="object 6" presentation:style-name="pr9" draw:text-style-name="P21" draw:layer="layout" svg:width="14.56cm" svg:height="3.54cm" svg:x="6.491cm" svg:y="1.069cm" presentation:class="title" presentation:user-transformed="true">
          <draw:text-box>
            <text:p text:style-name="P15"><text:span text:style-name="T1">Pour aller plus loin</text:span><text:span text:style-name="T102"> </text:span><text:span text:style-name="T1">...</text:span></text:p>
          </draw:text-box>
        </draw:frame>
        <draw:custom-shape draw:name="object 7" draw:style-name="gr25" draw:text-style-name="P4" draw:layer="layout" svg:width="22.134cm" svg:height="6.151cm" svg:x="3.616cm" svg:y="4.269cm">
          <text:p text:style-name="P81"><text:span text:style-name="T35">Démonstration </text:span><text:span text:style-name="T103">commerciale </text:span><text:span text:style-name="T35">un </text:span><text:span text:style-name="T36">peu</text:span><text:span text:style-name="T104"> </text:span><text:span text:style-name="T36">longue</text:span><text:span text:style-name="T105"> </text:span><text:span text:style-name="T35">mais</text:span><text:span text:style-name="T35"><text:tab/></text:span><text:span text:style-name="T35">intéressante, </text:span><text:span text:style-name="T36">on peut <text:s/>zapper dans</text:span><text:span text:style-name="T104"> </text:span><text:span text:style-name="T35">la</text:span><text:span text:style-name="T105"> </text:span><text:span text:style-name="T36">présentation</text:span><text:span text:style-name="T36"><text:tab/></text:span><text:span text:style-name="T106"><text:a xlink:href="https://www.youtube.com/watch?v=oWitn9hX9dM" xlink:type="simple">https://www.youtube.com/watch?v=oWitn9hX9dM</text:a></text:span></text:p>
          <text:p text:style-name="P82"><text:span text:style-name="T107"/></text:p>
          <text:p text:style-name="P83"><text:span text:style-name="T108">Quelques points </text:span><text:span text:style-name="T109">de repère </text:span><text:span text:style-name="T108">dans </text:span><text:span text:style-name="T109">la vidéo en</text:span><text:span text:style-name="T110"> </text:span><text:span text:style-name="T111">minute:seconde</text:span></text:p>
          <text:p text:style-name="P84"><text:span text:style-name="T112">Le principe </text:span><text:span text:style-name="T113">de </text:span><text:span text:style-name="T112">la signature </text:span><text:span text:style-name="T113">: </text:span><text:span text:style-name="T114">11:03 <text:s/></text:span><text:span text:style-name="T112">Les niveaux de </text:span><text:span text:style-name="T115">sécurité </text:span><text:span text:style-name="T113">:</text:span><text:span text:style-name="T115"> 21:43</text:span></text:p>
          <text:p text:style-name="P85"><text:span text:style-name="T112">La signature </text:span><text:span text:style-name="T113">d 'un </text:span><text:span text:style-name="T115">contrat </text:span><text:span text:style-name="T112">de travail </text:span><text:span text:style-name="T113">:</text:span><text:span text:style-name="T116"> </text:span><text:span text:style-name="T112">33: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12" presentation:style-name="pr2" draw:text-style-name="P11" draw:layer="layout" svg:width="10.235cm" svg:height="12.174cm" svg:x="1.366cm" svg:y="19.291cm">
          <draw:text-box>
            <text:p text:style-name="P10"><text:span text:style-name="T10">Pôle Informatique </text:span><text:span text:style-name="T11">/ </text:span><text:span text:style-name="T12">Service </text:span><text:span text:style-name="T13">développement</text:span><text:span text:style-name="T14"> </text:span><text:span text:style-name="T15">/LV</text:span></text:p>
          </draw:text-box>
        </draw:frame>
        <draw:frame draw:name="object 13" presentation:style-name="pr2" draw:text-style-name="P13" draw:layer="layout" svg:width="5.106cm" svg:height="12.174cm" svg:x="12.895cm" svg:y="19.31cm">
          <draw:text-box>
            <text:p text:style-name="P12"><text:span text:style-name="T16">RE</text:span><text:span text:style-name="T17">S</text:span><text:span text:style-name="T18">T</text:span><text:span text:style-name="T17">R</text:span><text:span text:style-name="T19">E</text:span><text:span text:style-name="T20">I</text:span><text:span text:style-name="T21">N</text:span><text:span text:style-name="T22">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/>
    <style:font-face style:name="Liberation Sans1" svg:font-family="'Liberation Sans'"/>
    <style:font-face style:name="Times New Roman1" svg:font-family="'Times New Roman'"/>
    <style:font-face style:name="Trebuchet MS1" svg:font-family="'Trebuchet MS'"/>
    <style:font-face style:name="Arial" svg:font-family="Arial" style:font-family-generic="swiss"/>
    <style:font-face style:name="Courier New" svg:font-family="'Courier New'" style:font-family-generic="swiss" style:font-pitch="fixed"/>
    <style:font-face style:name="Calibri1" svg:font-family="Calibri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Tahoma1" svg:font-family="Tahoma" style:font-pitch="variable"/>
    <style:font-face style:name="Times New Roman" svg:font-family="'Times New Roman'" style:font-pitch="variable"/>
    <style:font-face style:name="Trebuchet MS" svg:font-family="'Trebuchet M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3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1" draw:display-name="msFillBitmap 1" xlink:href="Pictures/100000000000017D000000E1BBC604D0F1457069.jpg" xlink:type="simple" xlink:show="embed" xlink:actuate="onLoad"/>
    <draw:fill-image draw:name="msFillBitmap_20_10" draw:display-name="msFillBitmap 10" xlink:href="Pictures/10000000000000E1000000E17A9C407EE2E1E3D8.jpg" xlink:type="simple" xlink:show="embed" xlink:actuate="onLoad"/>
    <draw:fill-image draw:name="msFillBitmap_20_11" draw:display-name="msFillBitmap 11" xlink:href="Pictures/10000000000004190000027098335BD24EF6133E.jpg" xlink:type="simple" xlink:show="embed" xlink:actuate="onLoad"/>
    <draw:fill-image draw:name="msFillBitmap_20_12" draw:display-name="msFillBitmap 12" xlink:href="Pictures/100000000000017D000000E1BBC604D0F1457069.jpg" xlink:type="simple" xlink:show="embed" xlink:actuate="onLoad"/>
    <draw:fill-image draw:name="msFillBitmap_20_13" draw:display-name="msFillBitmap 13" xlink:href="Pictures/100000000000025000000189E650BD59D29860D2.jpg" xlink:type="simple" xlink:show="embed" xlink:actuate="onLoad"/>
    <draw:fill-image draw:name="msFillBitmap_20_2" draw:display-name="msFillBitmap 2" xlink:href="Pictures/10000000000003D8000003D8C72F28419FC23CCF.jpg" xlink:type="simple" xlink:show="embed" xlink:actuate="onLoad"/>
    <draw:fill-image draw:name="msFillBitmap_20_3" draw:display-name="msFillBitmap 3" xlink:href="Pictures/10000000000000E1000000E17A9C407EE2E1E3D8.jpg" xlink:type="simple" xlink:show="embed" xlink:actuate="onLoad"/>
    <draw:fill-image draw:name="msFillBitmap_20_4" draw:display-name="msFillBitmap 4" xlink:href="Pictures/100000000000027E000001DF8FD0824D54DA5C97.jpg" xlink:type="simple" xlink:show="embed" xlink:actuate="onLoad"/>
    <draw:fill-image draw:name="msFillBitmap_20_5" draw:display-name="msFillBitmap 5" xlink:href="Pictures/10000000000000B8000000E1719491A0CBFDFCA1.jpg" xlink:type="simple" xlink:show="embed" xlink:actuate="onLoad"/>
    <draw:fill-image draw:name="msFillBitmap_20_6" draw:display-name="msFillBitmap 6" xlink:href="Pictures/10000000000000E2000000DF7C7984FD3C0A1D05.jpg" xlink:type="simple" xlink:show="embed" xlink:actuate="onLoad"/>
    <draw:fill-image draw:name="msFillBitmap_20_7" draw:display-name="msFillBitmap 7" xlink:href="Pictures/100000000000017D000000E1BBC604D0F1457069.jpg" xlink:type="simple" xlink:show="embed" xlink:actuate="onLoad"/>
    <draw:fill-image draw:name="msFillBitmap_20_8" draw:display-name="msFillBitmap 8" xlink:href="Pictures/100000000000017D000000E1BBC604D0F1457069.jpg" xlink:type="simple" xlink:show="embed" xlink:actuate="onLoad"/>
    <draw:fill-image draw:name="msFillBitmap_20_9" draw:display-name="msFillBitmap 9" xlink:href="Pictures/10000000000003E8000003062572B6A4ED5B5AE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" fo:font-family="'Courier New'" style:font-family-generic="swiss" style:font-pitch="fixed" fo:font-size="10pt" fo:font-weight="bold" style:font-name-asian="Courier New" style:font-family-asian="'Courier New'" style:font-family-generic-asian="swiss" style:font-pitch-asian="fixed" style:font-size-asian="10pt" style:font-weight-asian="bold" style:font-name-complex="Courier New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" fo:font-family="Arial" style:font-family-generic="swiss" fo:font-size="8pt" style:font-name-asian="Arial" style:font-family-asian="Arial" style:font-family-generic-asian="swiss" style:font-size-asian="8pt" style:font-name-complex="Arial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" fo:font-family="Arial" style:font-family-generic="swiss" fo:font-size="8pt" style:font-name-asian="Arial" style:font-family-asian="Arial" style:font-family-generic-asian="swiss" style:font-size-asian="8pt" style:font-name-complex="Arial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" fo:font-family="'Courier New'" style:font-family-generic="swiss" style:font-pitch="fixed" style:font-name-asian="Courier New" style:font-family-asian="'Courier New'" style:font-family-generic-asian="swiss" style:font-pitch-asian="fixed" style:font-name-complex="Courier New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style:text-outline="false" style:text-line-through-style="none" style:text-line-through-type="none" style:text-position="0% 100%" style:font-name="Calibri2" fo:font-family="Calibri" fo:font-size="18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Calibri2" fo:font-family="Calibri" fo:font-size="18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style:text-outline="false" style:text-line-through-style="none" style:text-line-through-type="none" style:text-position="0% 100%" style:font-name="Calibri2" fo:font-family="Calibri" fo:font-size="18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Calibri2" fo:font-family="Calibri" fo:font-size="18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11cm" fo:page-height="20.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bitmap" draw:fill-image-name="msFillBitmap_20_1" style:repeat="stretch" draw:textarea-vertical-align="top" draw:auto-grow-height="false" draw:fit-to-size="false" fo:min-height="0cm" fo:min-width="0cm" fo:padding-top="0cm" fo:padding-bottom="0cm" fo:padding-left="0cm" fo:padding-right="0cm" fo:wrap-option="wrap" fo:clip="rect(0cm, 0cm, 0cm, 0cm)"/>
    </style:style>
    <style:style style:name="Mgr4" style:family="graphic" style:parent-style-name="standard">
      <style:graphic-properties draw:stroke="none" svg:stroke-width="0cm" draw:fill="bitmap" draw:fill-image-name="msFillBitmap_20_7" style:repeat="stretch" draw:textarea-vertical-align="top" draw:auto-grow-height="false" draw:fit-to-size="false" fo:min-height="0cm" fo:min-width="0cm" fo:padding-top="0cm" fo:padding-bottom="0cm" fo:padding-left="0cm" fo:padding-right="0cm" fo:wrap-option="wrap" fo:clip="rect(0cm, 0cm, 0cm, 0cm)"/>
    </style:style>
    <style:style style:name="Mpr1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3.505cm" fo:padding-top="0cm" fo:padding-bottom="0cm" fo:padding-left="0cm" fo:padding-right="0cm" fo:wrap-option="wrap"/>
    </style:style>
    <style:style style:name="Mpr2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12.174cm" fo:padding-top="0cm" fo:padding-bottom="0cm" fo:padding-left="0cm" fo:padding-right="0cm" fo:wrap-option="wrap"/>
    </style:style>
    <style:style style:name="Mpr3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Only-title">
      <style:graphic-properties draw:stroke="none" svg:stroke-width="0cm" draw:fill="none" draw:textarea-vertical-align="top" draw:auto-grow-height="false" draw:fit-to-size="false" fo:min-height="3.505cm" fo:padding-top="0cm" fo:padding-bottom="0cm" fo:padding-left="0cm" fo:padding-right="0cm" fo:wrap-option="wrap"/>
    </style:style>
    <style:style style:name="Mpr6" style:family="presentation" style:parent-style-name="Title_20_Only-backgroundobjects">
      <style:graphic-properties draw:stroke="none" svg:stroke-width="0cm" draw:fill="none" draw:fill-color="#ffffff" draw:textarea-vertical-align="top" draw:auto-grow-height="false" draw:fit-to-size="false" fo:min-height="12.174cm" fo:padding-top="0cm" fo:padding-bottom="0cm" fo:padding-left="0cm" fo:padding-right="0cm" fo:wrap-option="wrap"/>
    </style:style>
    <style:style style:name="Mpr7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.035cm" fo:margin-right="0cm" fo:margin-top="0cm" fo:margin-bottom="0cm" style:line-height-at-least="0.404cm" fo:text-align="start" fo:text-indent="0cm"/>
      <style:text-properties fo:font-size="11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9" style:family="paragraph">
      <style:paragraph-properties fo:margin-left="0.035cm" fo:margin-right="0cm" fo:margin-top="0cm" fo:margin-bottom="0cm" style:line-height-at-least="0.504cm" fo:text-align="start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1" style:family="paragraph">
      <style:paragraph-properties fo:margin-top="0cm" fo:margin-bottom="0cm" fo:line-height="100%" fo:text-align="end"/>
      <style:text-properties fo:font-size="18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13" style:family="paragraph">
      <loext:graphic-properties draw:fill="bitmap" draw:fill-image-name="msFillBitmap_20_7" style:repeat="stretch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7f" style:text-line-through-style="none" style:text-line-through-type="none" style:text-position="0% 100%" style:font-name="Trebuchet MS1" fo:font-size="11pt" fo:letter-spacing="-0.017cm" fo:font-style="normal" style:text-underline-style="none" fo:font-weight="normal" style:font-size-asian="11pt" style:font-style-asian="normal" style:font-weight-asian="normal" style:font-name-complex="Trebuchet MS1" style:font-size-complex="11pt" style:font-style-complex="normal" style:font-weight-complex="normal"/>
    </style:style>
    <style:style style:name="MT3" style:family="text">
      <style:text-properties fo:font-variant="normal" fo:text-transform="none" fo:color="#00007f" style:text-line-through-style="none" style:text-line-through-type="none" style:text-position="0% 100%" style:font-name="Trebuchet MS1" fo:font-size="11pt" fo:letter-spacing="-0.054cm" fo:font-style="normal" style:text-underline-style="none" fo:font-weight="normal" style:font-size-asian="11pt" style:font-style-asian="normal" style:font-weight-asian="normal" style:font-name-complex="Trebuchet MS1" style:font-size-complex="11pt" style:font-style-complex="normal" style:font-weight-complex="normal"/>
    </style:style>
    <style:style style:name="MT4" style:family="text">
      <style:text-properties fo:font-variant="normal" fo:text-transform="none" fo:color="#00007f" style:text-line-through-style="none" style:text-line-through-type="none" style:text-position="0% 100%" style:font-name="Trebuchet MS1" fo:font-size="11pt" fo:letter-spacing="-0.018cm" fo:font-style="normal" style:text-underline-style="none" fo:font-weight="normal" style:font-size-asian="11pt" style:font-style-asian="normal" style:font-weight-asian="normal" style:font-name-complex="Trebuchet MS1" style:font-size-complex="11pt" style:font-style-complex="normal" style:font-weight-complex="normal"/>
    </style:style>
    <style:style style:name="MT5" style:family="text">
      <style:text-properties fo:font-variant="normal" fo:text-transform="none" fo:color="#00007f" style:text-line-through-style="none" style:text-line-through-type="none" style:text-position="0% 100%" style:font-name="Trebuchet MS1" fo:font-size="11pt" fo:letter-spacing="-0.015cm" fo:font-style="normal" style:text-underline-style="none" fo:font-weight="normal" style:font-size-asian="11pt" style:font-style-asian="normal" style:font-weight-asian="normal" style:font-name-complex="Trebuchet MS1" style:font-size-complex="11pt" style:font-style-complex="normal" style:font-weight-complex="normal"/>
    </style:style>
    <style:style style:name="MT6" style:family="text">
      <style:text-properties fo:font-variant="normal" fo:text-transform="none" fo:color="#00007f" style:text-line-through-style="none" style:text-line-through-type="none" style:text-position="0% 100%" style:font-name="Trebuchet MS1" fo:font-size="11pt" fo:letter-spacing="-0.038cm" fo:font-style="normal" style:text-underline-style="none" fo:font-weight="normal" style:font-size-asian="11pt" style:font-style-asian="normal" style:font-weight-asian="normal" style:font-name-complex="Trebuchet MS1" style:font-size-complex="11pt" style:font-style-complex="normal" style:font-weight-complex="normal"/>
    </style:style>
    <style:style style:name="MT7" style:family="text">
      <style:text-properties fo:font-variant="normal" fo:text-transform="none" fo:color="#00007f" style:text-line-through-style="none" style:text-line-through-type="none" style:text-position="0% 100%" style:font-name="Trebuchet MS1" fo:font-size="11pt" fo:letter-spacing="-0.039cm" fo:font-style="normal" style:text-underline-style="none" fo:font-weight="normal" style:font-size-asian="11pt" style:font-style-asian="normal" style:font-weight-asian="normal" style:font-name-complex="Trebuchet MS1" style:font-size-complex="11pt" style:font-style-complex="normal" style:font-weight-complex="normal"/>
    </style:style>
    <style:style style:name="MT8" style:family="text">
      <style:text-properties fo:font-variant="normal" fo:text-transform="none" fo:color="#00007f" style:text-line-through-style="none" style:text-line-through-type="none" style:text-position="0% 100%" style:font-name="Trebuchet MS1" fo:font-size="14pt" fo:letter-spacing="-0.024cm" fo:font-style="normal" style:text-underline-style="none" fo:font-weight="normal" style:font-size-asian="14pt" style:font-style-asian="normal" style:font-weight-asian="normal" style:font-name-complex="Trebuchet MS1" style:font-size-complex="14pt" style:font-style-complex="normal" style:font-weight-complex="normal"/>
    </style:style>
    <style:style style:name="MT9" style:family="text">
      <style:text-properties fo:font-variant="normal" fo:text-transform="none" fo:color="#00007f" style:text-line-through-style="none" style:text-line-through-type="none" style:text-position="0% 100%" style:font-name="Trebuchet MS1" fo:font-size="14pt" fo:letter-spacing="-0.017cm" fo:font-style="normal" style:text-underline-style="none" fo:font-weight="normal" style:font-size-asian="14pt" style:font-style-asian="normal" style:font-weight-asian="normal" style:font-name-complex="Trebuchet MS1" style:font-size-complex="14pt" style:font-style-complex="normal" style:font-weight-complex="normal"/>
    </style:style>
    <style:style style:name="MT10" style:family="text">
      <style:text-properties fo:font-variant="normal" fo:text-transform="none" fo:color="#00007f" style:text-line-through-style="none" style:text-line-through-type="none" style:text-position="0% 100%" style:font-name="Trebuchet MS1" fo:font-size="14pt" fo:letter-spacing="-0.045cm" fo:font-style="normal" style:text-underline-style="none" fo:font-weight="normal" style:font-size-asian="14pt" style:font-style-asian="normal" style:font-weight-asian="normal" style:font-name-complex="Trebuchet MS1" style:font-size-complex="14pt" style:font-style-complex="normal" style:font-weight-complex="normal"/>
    </style:style>
    <style:style style:name="MT11" style:family="text">
      <style:text-properties fo:font-variant="normal" fo:text-transform="none" fo:color="#00007f" style:text-line-through-style="none" style:text-line-through-type="none" style:text-position="0% 100%" style:font-name="Trebuchet MS1" fo:font-size="14pt" fo:letter-spacing="-0.025cm" fo:font-style="normal" style:text-underline-style="none" fo:font-weight="normal" style:font-size-asian="14pt" style:font-style-asian="normal" style:font-weight-asian="normal" style:font-name-complex="Trebuchet MS1" style:font-size-complex="14pt" style:font-style-complex="normal" style:font-weight-complex="normal"/>
    </style:style>
    <style:style style:name="MT12" style:family="text">
      <style:text-properties fo:font-variant="normal" fo:text-transform="none" fo:color="#00007f" style:text-line-through-style="none" style:text-line-through-type="none" style:text-position="0% 100%" style:font-name="Trebuchet MS1" fo:font-size="14pt" fo:letter-spacing="-0.015cm" fo:font-style="normal" style:text-underline-style="none" fo:font-weight="normal" style:font-size-asian="14pt" style:font-style-asian="normal" style:font-weight-asian="normal" style:font-name-complex="Trebuchet MS1" style:font-size-complex="14pt" style:font-style-complex="normal" style:font-weight-complex="normal"/>
    </style:style>
    <style:style style:name="MT13" style:family="text">
      <style:text-properties fo:font-variant="normal" fo:text-transform="none" fo:color="#00007f" style:text-line-through-style="none" style:text-line-through-type="none" style:text-position="0% 100%" style:font-name="Trebuchet MS1" fo:font-size="14pt" fo:letter-spacing="0.004cm" fo:font-style="normal" style:text-underline-style="none" fo:font-weight="normal" style:font-size-asian="14pt" style:font-style-asian="normal" style:font-weight-asian="normal" style:font-name-complex="Trebuchet MS1" style:font-size-complex="14pt" style:font-style-complex="normal" style:font-weight-complex="normal"/>
    </style:style>
    <style:style style:name="MT14" style:family="text">
      <style:text-properties fo:font-variant="normal" fo:text-transform="none" fo:color="#00007f" style:text-line-through-style="none" style:text-line-through-type="none" style:text-position="0% 100%" style:font-name="Trebuchet MS1" fo:font-size="14pt" fo:letter-spacing="-0.047cm" fo:font-style="normal" style:text-underline-style="none" fo:font-weight="normal" style:font-size-asian="14pt" style:font-style-asian="normal" style:font-weight-asian="normal" style:font-name-complex="Trebuchet MS1" style:font-size-complex="14pt" style:font-style-complex="normal" style:font-weight-complex="normal"/>
    </style:style>
    <style:style style:name="MT15" style:family="text">
      <style:text-properties fo:font-variant="normal" fo:text-transform="none" fo:color="#b2b2b2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_20_and_20_Content" style:display-name="Title and Content" style:page-layout-name="PM1" draw:style-name="Mdp1">
      <draw:custom-shape draw:name="bk object 16" draw:style-name="Mgr3" draw:text-style-name="MP5" draw:layer="backgroundobjects" svg:width="3.227cm" svg:height="1.9cm" svg:x="24.402cm" svg:y="18.6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Holder 2" presentation:style-name="Mpr1" draw:text-style-name="MP6" draw:layer="backgroundobjects" svg:width="15.027cm" svg:height="1.932cm" svg:x="6.491cm" svg:y="1.069cm" presentation:class="title" presentation:user-transformed="true">
        <draw:text-box>
          <text:p/>
        </draw:text-box>
      </draw:frame>
      <draw:frame draw:name="Holder 3" presentation:style-name="Title_20_and_20_Content-outline1" draw:layer="backgroundobjects" svg:width="23.663cm" svg:height="8.423cm" svg:x="2.173cm" svg:y="4.801cm" presentation:class="outline" presentation:placeholder="true" presentation:user-transformed="true">
        <draw:text-box/>
      </draw:frame>
      <draw:frame draw:name="Holder 4" presentation:style-name="Mpr2" draw:text-style-name="MP8" draw:layer="backgroundobjects" svg:width="7.556cm" svg:height="0.458cm" svg:x="1.365cm" svg:y="20.047cm" presentation:class="footer" presentation:user-transformed="true">
        <draw:text-box>
          <text:p text:style-name="MP7"><text:span text:style-name="MT2">Pôle Informatique </text:span><text:span text:style-name="MT3">/ </text:span><text:span text:style-name="MT4">Service </text:span><text:span text:style-name="MT5">développement</text:span><text:span text:style-name="MT6"> </text:span><text:span text:style-name="MT7">/LV</text:span></text:p>
        </draw:text-box>
      </draw:frame>
      <draw:frame draw:name="Holder 5" presentation:style-name="Mpr2" draw:text-style-name="MP10" draw:layer="backgroundobjects" svg:width="2.239cm" svg:height="0.563cm" svg:x="12.894cm" svg:y="20.066cm" presentation:class="date-time" presentation:user-transformed="true">
        <draw:text-box>
          <text:p text:style-name="MP9"><text:span text:style-name="MT8">RE</text:span><text:span text:style-name="MT9">S</text:span><text:span text:style-name="MT10">T</text:span><text:span text:style-name="MT9">R</text:span><text:span text:style-name="MT11">E</text:span><text:span text:style-name="MT12">I</text:span><text:span text:style-name="MT13">N</text:span><text:span text:style-name="MT14">T</text:span></text:p>
        </draw:text-box>
      </draw:frame>
      <draw:frame draw:name="Holder 6" presentation:style-name="Mpr2" draw:text-style-name="MP12" draw:layer="backgroundobjects" svg:width="6.441cm" svg:height="1.049cm" svg:x="20.168cm" svg:y="19.521cm" presentation:class="page-number" presentation:user-transformed="true">
        <draw:text-box>
          <text:p text:style-name="MP11"><text:span text:style-name="MT15"><text:page-number>&lt;numéro&gt;</text:page-number></text:span></text:p>
        </draw:text-box>
      </draw:frame>
      <presentation:notes style:page-layout-name="PM0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bk object 16" draw:style-name="Mgr4" draw:text-style-name="MP13" draw:layer="backgroundobjects" drawooo:display="printer" svg:width="3.227cm" svg:height="1.9cm" svg:x="24.402cm" svg:y="18.6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Holder 2" presentation:style-name="Mpr5" draw:text-style-name="MP6" draw:layer="backgroundobjects" svg:width="15.027cm" svg:height="1.932cm" svg:x="6.491cm" svg:y="1.069cm" presentation:class="title" presentation:user-transformed="true">
        <draw:text-box>
          <text:p/>
        </draw:text-box>
      </draw:frame>
      <draw:frame draw:name="Holder 3" presentation:style-name="Mpr6" draw:text-style-name="MP8" draw:layer="backgroundobjects" svg:width="7.556cm" svg:height="0.458cm" svg:x="1.365cm" svg:y="20.047cm" presentation:class="footer" presentation:user-transformed="true">
        <draw:text-box>
          <text:p text:style-name="MP7"><text:span text:style-name="MT2">Pôle Informatique </text:span><text:span text:style-name="MT3">/ </text:span><text:span text:style-name="MT4">Service </text:span><text:span text:style-name="MT5">développement</text:span><text:span text:style-name="MT6"> </text:span><text:span text:style-name="MT7">/LV</text:span></text:p>
        </draw:text-box>
      </draw:frame>
      <draw:frame draw:name="Holder 4" presentation:style-name="Mpr6" draw:text-style-name="MP10" draw:layer="backgroundobjects" svg:width="2.239cm" svg:height="0.563cm" svg:x="12.894cm" svg:y="20.066cm" presentation:class="date-time" presentation:user-transformed="true">
        <draw:text-box>
          <text:p text:style-name="MP9"><text:span text:style-name="MT8">RE</text:span><text:span text:style-name="MT9">S</text:span><text:span text:style-name="MT10">T</text:span><text:span text:style-name="MT9">R</text:span><text:span text:style-name="MT11">E</text:span><text:span text:style-name="MT12">I</text:span><text:span text:style-name="MT13">N</text:span><text:span text:style-name="MT14">T</text:span></text:p>
        </draw:text-box>
      </draw:frame>
      <draw:frame draw:name="Holder 5" presentation:style-name="Mpr6" draw:text-style-name="MP12" draw:layer="backgroundobjects" svg:width="6.441cm" svg:height="1.049cm" svg:x="20.168cm" svg:y="19.521cm" presentation:class="page-number" presentation:user-transformed="true">
        <draw:text-box>
          <text:p text:style-name="MP11"><text:span text:style-name="MT15"><text:page-number>&lt;numéro&gt;</text:page-number></text:span></text:p>
        </draw:text-box>
      </draw:frame>
      <draw:frame presentation:style-name="Title_20_Only-outline1" draw:layer="backgroundobjects" svg:width="25.208cm" svg:height="12.173cm" svg:x="1.4cm" svg:y="4.911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4.861cm" svg:height="11.136cm" svg:x="3.069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5T14:39:10</meta:creation-date>
    <dc:date>2018-05-16T10:09:47.811000000</dc:date>
    <meta:editing-duration>PT1H20M49S</meta:editing-duration>
    <meta:generator>LibreOffice/5.0.5.2$Windows_x86 LibreOffice_project/55b006a02d247b5f7215fc6ea0fde844b30035b3</meta:generator>
    <meta:editing-cycles>8</meta:editing-cycles>
    <meta:document-statistic meta:object-count="166"/>
    <meta:user-defined meta:name="AppVersion">12.0000</meta:user-defined>
    <meta:user-defined meta:name="Created" meta:value-type="date">2018-02-08T00:00:00</meta:user-defined>
    <meta:user-defined meta:name="Creator">Impress</meta:user-defined>
    <meta:user-defined meta:name="HyperlinksChanged" meta:value-type="boolean">false</meta:user-defined>
    <meta:user-defined meta:name="LastSaved" meta:value-type="date">2018-05-15T00:00:00</meta:user-defined>
    <meta:user-defined meta:name="LinksUpToDate" meta:value-type="boolean">false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</office:meta>
</office:document-meta>
</file>